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number-columns-repeated="4" table:default-cell-style-name="Default"/>
        <table:table-column table:style-name="co1" table:number-columns-repeated="20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[.B1]+1" office:value-type="float" office:value="2" calcext:value-type="float">
            <text:p>2</text:p>
          </table:table-cell>
          <table:table-cell table:style-name="Default"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style-name="Default" table:formula="of:=[.E1]+1" office:value-type="float" office:value="5" calcext:value-type="float">
            <text:p>5</text:p>
          </table:table-cell>
          <table:table-cell table:style-name="Default" table:formula="of:=[.F1]+1" office:value-type="float" office:value="6" calcext:value-type="float">
            <text:p>6</text:p>
          </table:table-cell>
          <table:table-cell table:style-name="Default" table:formula="of:=[.G1]+1" office:value-type="float" office:value="7" calcext:value-type="float">
            <text:p>7</text:p>
          </table:table-cell>
          <table:table-cell table:style-name="Default" table:formula="of:=[.H1]+1" office:value-type="float" office:value="8" calcext:value-type="float">
            <text:p>8</text:p>
          </table:table-cell>
          <table:table-cell table:style-name="Default" table:formula="of:=[.I1]+1" office:value-type="float" office:value="9" calcext:value-type="float">
            <text:p>9</text:p>
          </table:table-cell>
          <table:table-cell table:style-name="Default" table:formula="of:=[.J1]+1" office:value-type="float" office:value="10" calcext:value-type="float">
            <text:p>10</text:p>
          </table:table-cell>
          <table:table-cell table:style-name="Default" table:formula="of:=[.K1]+1" office:value-type="float" office:value="11" calcext:value-type="float">
            <text:p>11</text:p>
          </table:table-cell>
          <table:table-cell table:style-name="Default" table:formula="of:=[.L1]+1" office:value-type="float" office:value="12" calcext:value-type="float">
            <text:p>12</text:p>
          </table:table-cell>
          <table:table-cell table:style-name="Default" table:formula="of:=[.M1]+1" office:value-type="float" office:value="13" calcext:value-type="float">
            <text:p>13</text:p>
          </table:table-cell>
          <table:table-cell table:style-name="Default" table:formula="of:=[.N1]+1" office:value-type="float" office:value="14" calcext:value-type="float">
            <text:p>14</text:p>
          </table:table-cell>
          <table:table-cell table:style-name="Default" table:formula="of:=[.O1]+1" office:value-type="float" office:value="15" calcext:value-type="float">
            <text:p>15</text:p>
          </table:table-cell>
          <table:table-cell table:style-name="Default" table:formula="of:=[.P1]+1" office:value-type="float" office:value="16" calcext:value-type="float">
            <text:p>16</text:p>
          </table:table-cell>
          <table:table-cell table:style-name="Default" table:formula="of:=[.Q1]+1" office:value-type="float" office:value="17" calcext:value-type="float">
            <text:p>17</text:p>
          </table:table-cell>
          <table:table-cell table:style-name="Default" table:formula="of:=[.R1]+1" office:value-type="float" office:value="18" calcext:value-type="float">
            <text:p>18</text:p>
          </table:table-cell>
          <table:table-cell table:style-name="Default" table:formula="of:=[.S1]+1" office:value-type="float" office:value="19" calcext:value-type="float">
            <text:p>19</text:p>
          </table:table-cell>
          <table:table-cell table:style-name="Default" table:formula="of:=[.T1]+1" office:value-type="float" office:value="20" calcext:value-type="float">
            <text:p>20</text:p>
          </table:table-cell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formula="of:=[.Z1]+1" office:value-type="float" office:value="2" calcext:value-type="float">
            <text:p>2</text:p>
          </table:table-cell>
          <table:table-cell table:style-name="Default" table:formula="of:=[.AA1]+1" office:value-type="float" office:value="3" calcext:value-type="float">
            <text:p>3</text:p>
          </table:table-cell>
          <table:table-cell table:style-name="Default" table:formula="of:=[.AB1]+1" office:value-type="float" office:value="4" calcext:value-type="float">
            <text:p>4</text:p>
          </table:table-cell>
          <table:table-cell table:style-name="Default" table:formula="of:=[.AC1]+1" office:value-type="float" office:value="5" calcext:value-type="float">
            <text:p>5</text:p>
          </table:table-cell>
          <table:table-cell table:style-name="Default" table:formula="of:=[.AD1]+1" office:value-type="float" office:value="6" calcext:value-type="float">
            <text:p>6</text:p>
          </table:table-cell>
          <table:table-cell table:style-name="Default" table:formula="of:=[.AE1]+1" office:value-type="float" office:value="7" calcext:value-type="float">
            <text:p>7</text:p>
          </table:table-cell>
          <table:table-cell table:style-name="Default" table:formula="of:=[.AF1]+1" office:value-type="float" office:value="8" calcext:value-type="float">
            <text:p>8</text:p>
          </table:table-cell>
          <table:table-cell table:style-name="Default" table:formula="of:=[.AG1]+1" office:value-type="float" office:value="9" calcext:value-type="float">
            <text:p>9</text:p>
          </table:table-cell>
          <table:table-cell table:style-name="Default" table:formula="of:=[.AH1]+1" office:value-type="float" office:value="10" calcext:value-type="float">
            <text:p>10</text:p>
          </table:table-cell>
          <table:table-cell table:style-name="Default" table:formula="of:=[.AI1]+1" office:value-type="float" office:value="11" calcext:value-type="float">
            <text:p>11</text:p>
          </table:table-cell>
          <table:table-cell table:style-name="Default" table:formula="of:=[.AJ1]+1" office:value-type="float" office:value="12" calcext:value-type="float">
            <text:p>12</text:p>
          </table:table-cell>
          <table:table-cell table:style-name="Default" table:formula="of:=[.AK1]+1" office:value-type="float" office:value="13" calcext:value-type="float">
            <text:p>13</text:p>
          </table:table-cell>
          <table:table-cell table:style-name="Default" table:formula="of:=[.AL1]+1" office:value-type="float" office:value="14" calcext:value-type="float">
            <text:p>14</text:p>
          </table:table-cell>
          <table:table-cell table:style-name="Default" table:formula="of:=[.AM1]+1" office:value-type="float" office:value="15" calcext:value-type="float">
            <text:p>15</text:p>
          </table:table-cell>
          <table:table-cell table:style-name="Default" table:formula="of:=[.AN1]+1" office:value-type="float" office:value="16" calcext:value-type="float">
            <text:p>16</text:p>
          </table:table-cell>
          <table:table-cell table:style-name="Default" table:formula="of:=[.AO1]+1" office:value-type="float" office:value="17" calcext:value-type="float">
            <text:p>17</text:p>
          </table:table-cell>
          <table:table-cell table:style-name="Default" table:formula="of:=[.AP1]+1" office:value-type="float" office:value="18" calcext:value-type="float">
            <text:p>18</text:p>
          </table:table-cell>
          <table:table-cell table:style-name="Default" table:formula="of:=[.AQ1]+1" office:value-type="float" office:value="19" calcext:value-type="float">
            <text:p>19</text:p>
          </table:table-cell>
          <table:table-cell table:style-name="Default" table:formula="of:=[.AR1]+1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MOD(ROUND(IMARGUMENT(COMPLEX([.$A$23]*[.$A2];[.$B$23]*[.B$1]))*1000;0);3)" office:value-type="float" office:value="-1" calcext:value-type="float">
            <text:p>-1</text:p>
          </table:table-cell>
          <table:table-cell table:formula="of:=1-MOD(ROUND(IMARGUMENT(COMPLEX([.$A$23]*[.$A2];[.$B$23]*[.C$1]))*1000;0);3)" office:value-type="float" office:value="0" calcext:value-type="float">
            <text:p>0</text:p>
          </table:table-cell>
          <table:table-cell table:formula="of:=1-MOD(ROUND(IMARGUMENT(COMPLEX([.$A$23]*[.$A2];[.$B$23]*[.D$1]))*1000;0);3)" office:value-type="float" office:value="1" calcext:value-type="float">
            <text:p>1</text:p>
          </table:table-cell>
          <table:table-cell table:formula="of:=1-MOD(ROUND(IMARGUMENT(COMPLEX([.$A$23]*[.$A2];[.$B$23]*[.E$1]))*1000;0);3)" office:value-type="float" office:value="-1" calcext:value-type="float">
            <text:p>-1</text:p>
          </table:table-cell>
          <table:table-cell table:formula="of:=1-MOD(ROUND(IMARGUMENT(COMPLEX([.$A$23]*[.$A2];[.$B$23]*[.F$1]))*1000;0);3)" office:value-type="float" office:value="-1" calcext:value-type="float">
            <text:p>-1</text:p>
          </table:table-cell>
          <table:table-cell table:formula="of:=1-MOD(ROUND(IMARGUMENT(COMPLEX([.$A$23]*[.$A2];[.$B$23]*[.G$1]))*1000;0);3)" office:value-type="float" office:value="-1" calcext:value-type="float">
            <text:p>-1</text:p>
          </table:table-cell>
          <table:table-cell table:formula="of:=1-MOD(ROUND(IMARGUMENT(COMPLEX([.$A$23]*[.$A2];[.$B$23]*[.H$1]))*1000;0);3)" office:value-type="float" office:value="1" calcext:value-type="float">
            <text:p>1</text:p>
          </table:table-cell>
          <table:table-cell table:formula="of:=1-MOD(ROUND(IMARGUMENT(COMPLEX([.$A$23]*[.$A2];[.$B$23]*[.I$1]))*1000;0);3)" office:value-type="float" office:value="-1" calcext:value-type="float">
            <text:p>-1</text:p>
          </table:table-cell>
          <table:table-cell table:formula="of:=1-MOD(ROUND(IMARGUMENT(COMPLEX([.$A$23]*[.$A2];[.$B$23]*[.J$1]))*1000;0);3)" office:value-type="float" office:value="1" calcext:value-type="float">
            <text:p>1</text:p>
          </table:table-cell>
          <table:table-cell table:formula="of:=1-MOD(ROUND(IMARGUMENT(COMPLEX([.$A$23]*[.$A2];[.$B$23]*[.K$1]))*1000;0);3)" office:value-type="float" office:value="1" calcext:value-type="float">
            <text:p>1</text:p>
          </table:table-cell>
          <table:table-cell table:formula="of:=1-MOD(ROUND(IMARGUMENT(COMPLEX([.$A$23]*[.$A2];[.$B$23]*[.L$1]))*1000;0);3)" office:value-type="float" office:value="1" calcext:value-type="float">
            <text:p>1</text:p>
          </table:table-cell>
          <table:table-cell table:formula="of:=1-MOD(ROUND(IMARGUMENT(COMPLEX([.$A$23]*[.$A2];[.$B$23]*[.M$1]))*1000;0);3)" office:value-type="float" office:value="-1" calcext:value-type="float">
            <text:p>-1</text:p>
          </table:table-cell>
          <table:table-cell table:formula="of:=1-MOD(ROUND(IMARGUMENT(COMPLEX([.$A$23]*[.$A2];[.$B$23]*[.N$1]))*1000;0);3)" office:value-type="float" office:value="0" calcext:value-type="float">
            <text:p>0</text:p>
          </table:table-cell>
          <table:table-cell table:formula="of:=1-MOD(ROUND(IMARGUMENT(COMPLEX([.$A$23]*[.$A2];[.$B$23]*[.O$1]))*1000;0);3)" office:value-type="float" office:value="-1" calcext:value-type="float">
            <text:p>-1</text:p>
          </table:table-cell>
          <table:table-cell table:formula="of:=1-MOD(ROUND(IMARGUMENT(COMPLEX([.$A$23]*[.$A2];[.$B$23]*[.P$1]))*1000;0);3)" office:value-type="float" office:value="0" calcext:value-type="float">
            <text:p>0</text:p>
          </table:table-cell>
          <table:table-cell table:formula="of:=1-MOD(ROUND(IMARGUMENT(COMPLEX([.$A$23]*[.$A2];[.$B$23]*[.Q$1]))*1000;0);3)" office:value-type="float" office:value="-1" calcext:value-type="float">
            <text:p>-1</text:p>
          </table:table-cell>
          <table:table-cell table:formula="of:=1-MOD(ROUND(IMARGUMENT(COMPLEX([.$A$23]*[.$A2];[.$B$23]*[.R$1]))*1000;0);3)" office:value-type="float" office:value="1" calcext:value-type="float">
            <text:p>1</text:p>
          </table:table-cell>
          <table:table-cell table:formula="of:=1-MOD(ROUND(IMARGUMENT(COMPLEX([.$A$23]*[.$A2];[.$B$23]*[.S$1]))*1000;0);3)" office:value-type="float" office:value="0" calcext:value-type="float">
            <text:p>0</text:p>
          </table:table-cell>
          <table:table-cell table:formula="of:=1-MOD(ROUND(IMARGUMENT(COMPLEX([.$A$23]*[.$A2];[.$B$23]*[.T$1]))*1000;0);3)" office:value-type="float" office:value="-1" calcext:value-type="float">
            <text:p>-1</text:p>
          </table:table-cell>
          <table:table-cell table:formula="of:=1-MOD(ROUND(IMARGUMENT(COMPLEX([.$A$23]*[.$A2];[.$B$23]*[.U$1]))*1000;0);3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1-MOD([.$A$23]*[.$Y2]-[.$B$23]*[.Z$1];3)" office:value-type="float" office:value="0" calcext:value-type="float">
            <text:p>0</text:p>
          </table:table-cell>
          <table:table-cell table:formula="of:=1-MOD([.$A$23]*[.$Y2]-[.$B$23]*[.AA$1];3)" office:value-type="float" office:value="1" calcext:value-type="float">
            <text:p>1</text:p>
          </table:table-cell>
          <table:table-cell table:formula="of:=1-MOD([.$A$23]*[.$Y2]-[.$B$23]*[.AB$1];3)" office:value-type="float" office:value="-1" calcext:value-type="float">
            <text:p>-1</text:p>
          </table:table-cell>
          <table:table-cell table:formula="of:=1-MOD([.$A$23]*[.$Y2]-[.$B$23]*[.AC$1];3)" office:value-type="float" office:value="0" calcext:value-type="float">
            <text:p>0</text:p>
          </table:table-cell>
          <table:table-cell table:formula="of:=1-MOD([.$A$23]*[.$Y2]-[.$B$23]*[.AD$1];3)" office:value-type="float" office:value="1" calcext:value-type="float">
            <text:p>1</text:p>
          </table:table-cell>
          <table:table-cell table:formula="of:=1-MOD([.$A$23]*[.$Y2]-[.$B$23]*[.AE$1];3)" office:value-type="float" office:value="-1" calcext:value-type="float">
            <text:p>-1</text:p>
          </table:table-cell>
          <table:table-cell table:formula="of:=1-MOD([.$A$23]*[.$Y2]-[.$B$23]*[.AF$1];3)" office:value-type="float" office:value="0" calcext:value-type="float">
            <text:p>0</text:p>
          </table:table-cell>
          <table:table-cell table:formula="of:=1-MOD([.$A$23]*[.$Y2]-[.$B$23]*[.AG$1];3)" office:value-type="float" office:value="1" calcext:value-type="float">
            <text:p>1</text:p>
          </table:table-cell>
          <table:table-cell table:formula="of:=1-MOD([.$A$23]*[.$Y2]-[.$B$23]*[.AH$1];3)" office:value-type="float" office:value="-1" calcext:value-type="float">
            <text:p>-1</text:p>
          </table:table-cell>
          <table:table-cell table:formula="of:=1-MOD([.$A$23]*[.$Y2]-[.$B$23]*[.AI$1];3)" office:value-type="float" office:value="0" calcext:value-type="float">
            <text:p>0</text:p>
          </table:table-cell>
          <table:table-cell table:formula="of:=1-MOD([.$A$23]*[.$Y2]-[.$B$23]*[.AJ$1];3)" office:value-type="float" office:value="1" calcext:value-type="float">
            <text:p>1</text:p>
          </table:table-cell>
          <table:table-cell table:formula="of:=1-MOD([.$A$23]*[.$Y2]-[.$B$23]*[.AK$1];3)" office:value-type="float" office:value="-1" calcext:value-type="float">
            <text:p>-1</text:p>
          </table:table-cell>
          <table:table-cell table:formula="of:=1-MOD([.$A$23]*[.$Y2]-[.$B$23]*[.AL$1];3)" office:value-type="float" office:value="0" calcext:value-type="float">
            <text:p>0</text:p>
          </table:table-cell>
          <table:table-cell table:formula="of:=1-MOD([.$A$23]*[.$Y2]-[.$B$23]*[.AM$1];3)" office:value-type="float" office:value="1" calcext:value-type="float">
            <text:p>1</text:p>
          </table:table-cell>
          <table:table-cell table:formula="of:=1-MOD([.$A$23]*[.$Y2]-[.$B$23]*[.AN$1];3)" office:value-type="float" office:value="-1" calcext:value-type="float">
            <text:p>-1</text:p>
          </table:table-cell>
          <table:table-cell table:formula="of:=1-MOD([.$A$23]*[.$Y2]-[.$B$23]*[.AO$1];3)" office:value-type="float" office:value="0" calcext:value-type="float">
            <text:p>0</text:p>
          </table:table-cell>
          <table:table-cell table:formula="of:=1-MOD([.$A$23]*[.$Y2]-[.$B$23]*[.AP$1];3)" office:value-type="float" office:value="1" calcext:value-type="float">
            <text:p>1</text:p>
          </table:table-cell>
          <table:table-cell table:formula="of:=1-MOD([.$A$23]*[.$Y2]-[.$B$23]*[.AQ$1];3)" office:value-type="float" office:value="-1" calcext:value-type="float">
            <text:p>-1</text:p>
          </table:table-cell>
          <table:table-cell table:formula="of:=1-MOD([.$A$23]*[.$Y2]-[.$B$23]*[.AR$1];3)" office:value-type="float" office:value="0" calcext:value-type="float">
            <text:p>0</text:p>
          </table:table-cell>
          <table:table-cell table:formula="of:=1-MOD([.$A$23]*[.$Y2]-[.$B$23]*[.AS$1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-MOD(ROUND(IMARGUMENT(COMPLEX([.$A$23]*[.$A3];[.$B$23]*[.B$1]))*1000;0);3)" office:value-type="float" office:value="-1" calcext:value-type="float">
            <text:p>-1</text:p>
          </table:table-cell>
          <table:table-cell table:formula="of:=1-MOD(ROUND(IMARGUMENT(COMPLEX([.$A$23]*[.$A3];[.$B$23]*[.C$1]))*1000;0);3)" office:value-type="float" office:value="-1" calcext:value-type="float">
            <text:p>-1</text:p>
          </table:table-cell>
          <table:table-cell table:formula="of:=1-MOD(ROUND(IMARGUMENT(COMPLEX([.$A$23]*[.$A3];[.$B$23]*[.D$1]))*1000;0);3)" office:value-type="float" office:value="1" calcext:value-type="float">
            <text:p>1</text:p>
          </table:table-cell>
          <table:table-cell table:formula="of:=1-MOD(ROUND(IMARGUMENT(COMPLEX([.$A$23]*[.$A3];[.$B$23]*[.E$1]))*1000;0);3)" office:value-type="float" office:value="0" calcext:value-type="float">
            <text:p>0</text:p>
          </table:table-cell>
          <table:table-cell table:formula="of:=1-MOD(ROUND(IMARGUMENT(COMPLEX([.$A$23]*[.$A3];[.$B$23]*[.F$1]))*1000;0);3)" office:value-type="float" office:value="-1" calcext:value-type="float">
            <text:p>-1</text:p>
          </table:table-cell>
          <table:table-cell table:formula="of:=1-MOD(ROUND(IMARGUMENT(COMPLEX([.$A$23]*[.$A3];[.$B$23]*[.G$1]))*1000;0);3)" office:value-type="float" office:value="1" calcext:value-type="float">
            <text:p>1</text:p>
          </table:table-cell>
          <table:table-cell table:formula="of:=1-MOD(ROUND(IMARGUMENT(COMPLEX([.$A$23]*[.$A3];[.$B$23]*[.H$1]))*1000;0);3)" office:value-type="float" office:value="0" calcext:value-type="float">
            <text:p>0</text:p>
          </table:table-cell>
          <table:table-cell table:formula="of:=1-MOD(ROUND(IMARGUMENT(COMPLEX([.$A$23]*[.$A3];[.$B$23]*[.I$1]))*1000;0);3)" office:value-type="float" office:value="-1" calcext:value-type="float">
            <text:p>-1</text:p>
          </table:table-cell>
          <table:table-cell table:formula="of:=1-MOD(ROUND(IMARGUMENT(COMPLEX([.$A$23]*[.$A3];[.$B$23]*[.J$1]))*1000;0);3)" office:value-type="float" office:value="0" calcext:value-type="float">
            <text:p>0</text:p>
          </table:table-cell>
          <table:table-cell table:formula="of:=1-MOD(ROUND(IMARGUMENT(COMPLEX([.$A$23]*[.$A3];[.$B$23]*[.K$1]))*1000;0);3)" office:value-type="float" office:value="-1" calcext:value-type="float">
            <text:p>-1</text:p>
          </table:table-cell>
          <table:table-cell table:formula="of:=1-MOD(ROUND(IMARGUMENT(COMPLEX([.$A$23]*[.$A3];[.$B$23]*[.L$1]))*1000;0);3)" office:value-type="float" office:value="0" calcext:value-type="float">
            <text:p>0</text:p>
          </table:table-cell>
          <table:table-cell table:formula="of:=1-MOD(ROUND(IMARGUMENT(COMPLEX([.$A$23]*[.$A3];[.$B$23]*[.M$1]))*1000;0);3)" office:value-type="float" office:value="-1" calcext:value-type="float">
            <text:p>-1</text:p>
          </table:table-cell>
          <table:table-cell table:formula="of:=1-MOD(ROUND(IMARGUMENT(COMPLEX([.$A$23]*[.$A3];[.$B$23]*[.N$1]))*1000;0);3)" office:value-type="float" office:value="1" calcext:value-type="float">
            <text:p>1</text:p>
          </table:table-cell>
          <table:table-cell table:formula="of:=1-MOD(ROUND(IMARGUMENT(COMPLEX([.$A$23]*[.$A3];[.$B$23]*[.O$1]))*1000;0);3)" office:value-type="float" office:value="1" calcext:value-type="float">
            <text:p>1</text:p>
          </table:table-cell>
          <table:table-cell table:formula="of:=1-MOD(ROUND(IMARGUMENT(COMPLEX([.$A$23]*[.$A3];[.$B$23]*[.P$1]))*1000;0);3)" office:value-type="float" office:value="1" calcext:value-type="float">
            <text:p>1</text:p>
          </table:table-cell>
          <table:table-cell table:formula="of:=1-MOD(ROUND(IMARGUMENT(COMPLEX([.$A$23]*[.$A3];[.$B$23]*[.Q$1]))*1000;0);3)" office:value-type="float" office:value="-1" calcext:value-type="float">
            <text:p>-1</text:p>
          </table:table-cell>
          <table:table-cell table:formula="of:=1-MOD(ROUND(IMARGUMENT(COMPLEX([.$A$23]*[.$A3];[.$B$23]*[.R$1]))*1000;0);3)" office:value-type="float" office:value="0" calcext:value-type="float">
            <text:p>0</text:p>
          </table:table-cell>
          <table:table-cell table:formula="of:=1-MOD(ROUND(IMARGUMENT(COMPLEX([.$A$23]*[.$A3];[.$B$23]*[.S$1]))*1000;0);3)" office:value-type="float" office:value="1" calcext:value-type="float">
            <text:p>1</text:p>
          </table:table-cell>
          <table:table-cell table:formula="of:=1-MOD(ROUND(IMARGUMENT(COMPLEX([.$A$23]*[.$A3];[.$B$23]*[.T$1]))*1000;0);3)" office:value-type="float" office:value="-1" calcext:value-type="float">
            <text:p>-1</text:p>
          </table:table-cell>
          <table:table-cell table:formula="of:=1-MOD(ROUND(IMARGUMENT(COMPLEX([.$A$23]*[.$A3];[.$B$23]*[.U$1]))*1000;0);3)" office:value-type="float" office:value="1" calcext:value-type="float">
            <text:p>1</text:p>
          </table:table-cell>
          <table:table-cell table:number-columns-repeated="3"/>
          <table:table-cell table:formula="of:=[.Y2]+1" office:value-type="float" office:value="2" calcext:value-type="float">
            <text:p>2</text:p>
          </table:table-cell>
          <table:table-cell table:formula="of:=1-MOD([.$A$23]*[.$Y3]-[.$B$23]*[.Z$1];3)" office:value-type="float" office:value="1" calcext:value-type="float">
            <text:p>1</text:p>
          </table:table-cell>
          <table:table-cell table:formula="of:=1-MOD([.$A$23]*[.$Y3]-[.$B$23]*[.AA$1];3)" office:value-type="float" office:value="-1" calcext:value-type="float">
            <text:p>-1</text:p>
          </table:table-cell>
          <table:table-cell table:formula="of:=1-MOD([.$A$23]*[.$Y3]-[.$B$23]*[.AB$1];3)" office:value-type="float" office:value="0" calcext:value-type="float">
            <text:p>0</text:p>
          </table:table-cell>
          <table:table-cell table:formula="of:=1-MOD([.$A$23]*[.$Y3]-[.$B$23]*[.AC$1];3)" office:value-type="float" office:value="1" calcext:value-type="float">
            <text:p>1</text:p>
          </table:table-cell>
          <table:table-cell table:formula="of:=1-MOD([.$A$23]*[.$Y3]-[.$B$23]*[.AD$1];3)" office:value-type="float" office:value="-1" calcext:value-type="float">
            <text:p>-1</text:p>
          </table:table-cell>
          <table:table-cell table:formula="of:=1-MOD([.$A$23]*[.$Y3]-[.$B$23]*[.AE$1];3)" office:value-type="float" office:value="0" calcext:value-type="float">
            <text:p>0</text:p>
          </table:table-cell>
          <table:table-cell table:formula="of:=1-MOD([.$A$23]*[.$Y3]-[.$B$23]*[.AF$1];3)" office:value-type="float" office:value="1" calcext:value-type="float">
            <text:p>1</text:p>
          </table:table-cell>
          <table:table-cell table:formula="of:=1-MOD([.$A$23]*[.$Y3]-[.$B$23]*[.AG$1];3)" office:value-type="float" office:value="-1" calcext:value-type="float">
            <text:p>-1</text:p>
          </table:table-cell>
          <table:table-cell table:formula="of:=1-MOD([.$A$23]*[.$Y3]-[.$B$23]*[.AH$1];3)" office:value-type="float" office:value="0" calcext:value-type="float">
            <text:p>0</text:p>
          </table:table-cell>
          <table:table-cell table:formula="of:=1-MOD([.$A$23]*[.$Y3]-[.$B$23]*[.AI$1];3)" office:value-type="float" office:value="1" calcext:value-type="float">
            <text:p>1</text:p>
          </table:table-cell>
          <table:table-cell table:formula="of:=1-MOD([.$A$23]*[.$Y3]-[.$B$23]*[.AJ$1];3)" office:value-type="float" office:value="-1" calcext:value-type="float">
            <text:p>-1</text:p>
          </table:table-cell>
          <table:table-cell table:formula="of:=1-MOD([.$A$23]*[.$Y3]-[.$B$23]*[.AK$1];3)" office:value-type="float" office:value="0" calcext:value-type="float">
            <text:p>0</text:p>
          </table:table-cell>
          <table:table-cell table:formula="of:=1-MOD([.$A$23]*[.$Y3]-[.$B$23]*[.AL$1];3)" office:value-type="float" office:value="1" calcext:value-type="float">
            <text:p>1</text:p>
          </table:table-cell>
          <table:table-cell table:formula="of:=1-MOD([.$A$23]*[.$Y3]-[.$B$23]*[.AM$1];3)" office:value-type="float" office:value="-1" calcext:value-type="float">
            <text:p>-1</text:p>
          </table:table-cell>
          <table:table-cell table:formula="of:=1-MOD([.$A$23]*[.$Y3]-[.$B$23]*[.AN$1];3)" office:value-type="float" office:value="0" calcext:value-type="float">
            <text:p>0</text:p>
          </table:table-cell>
          <table:table-cell table:formula="of:=1-MOD([.$A$23]*[.$Y3]-[.$B$23]*[.AO$1];3)" office:value-type="float" office:value="1" calcext:value-type="float">
            <text:p>1</text:p>
          </table:table-cell>
          <table:table-cell table:formula="of:=1-MOD([.$A$23]*[.$Y3]-[.$B$23]*[.AP$1];3)" office:value-type="float" office:value="-1" calcext:value-type="float">
            <text:p>-1</text:p>
          </table:table-cell>
          <table:table-cell table:formula="of:=1-MOD([.$A$23]*[.$Y3]-[.$B$23]*[.AQ$1];3)" office:value-type="float" office:value="0" calcext:value-type="float">
            <text:p>0</text:p>
          </table:table-cell>
          <table:table-cell table:formula="of:=1-MOD([.$A$23]*[.$Y3]-[.$B$23]*[.AR$1];3)" office:value-type="float" office:value="1" calcext:value-type="float">
            <text:p>1</text:p>
          </table:table-cell>
          <table:table-cell table:formula="of:=1-MOD([.$A$23]*[.$Y3]-[.$B$23]*[.AS$1];3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-MOD(ROUND(IMARGUMENT(COMPLEX([.$A$23]*[.$A4];[.$B$23]*[.B$1]))*1000;0);3)" office:value-type="float" office:value="0" calcext:value-type="float">
            <text:p>0</text:p>
          </table:table-cell>
          <table:table-cell table:formula="of:=1-MOD(ROUND(IMARGUMENT(COMPLEX([.$A$23]*[.$A4];[.$B$23]*[.C$1]))*1000;0);3)" office:value-type="float" office:value="-1" calcext:value-type="float">
            <text:p>-1</text:p>
          </table:table-cell>
          <table:table-cell table:formula="of:=1-MOD(ROUND(IMARGUMENT(COMPLEX([.$A$23]*[.$A4];[.$B$23]*[.D$1]))*1000;0);3)" office:value-type="float" office:value="-1" calcext:value-type="float">
            <text:p>-1</text:p>
          </table:table-cell>
          <table:table-cell table:formula="of:=1-MOD(ROUND(IMARGUMENT(COMPLEX([.$A$23]*[.$A4];[.$B$23]*[.E$1]))*1000;0);3)" office:value-type="float" office:value="0" calcext:value-type="float">
            <text:p>0</text:p>
          </table:table-cell>
          <table:table-cell table:formula="of:=1-MOD(ROUND(IMARGUMENT(COMPLEX([.$A$23]*[.$A4];[.$B$23]*[.F$1]))*1000;0);3)" office:value-type="float" office:value="1" calcext:value-type="float">
            <text:p>1</text:p>
          </table:table-cell>
          <table:table-cell table:formula="of:=1-MOD(ROUND(IMARGUMENT(COMPLEX([.$A$23]*[.$A4];[.$B$23]*[.G$1]))*1000;0);3)" office:value-type="float" office:value="0" calcext:value-type="float">
            <text:p>0</text:p>
          </table:table-cell>
          <table:table-cell table:formula="of:=1-MOD(ROUND(IMARGUMENT(COMPLEX([.$A$23]*[.$A4];[.$B$23]*[.H$1]))*1000;0);3)" office:value-type="float" office:value="1" calcext:value-type="float">
            <text:p>1</text:p>
          </table:table-cell>
          <table:table-cell table:formula="of:=1-MOD(ROUND(IMARGUMENT(COMPLEX([.$A$23]*[.$A4];[.$B$23]*[.I$1]))*1000;0);3)" office:value-type="float" office:value="1" calcext:value-type="float">
            <text:p>1</text:p>
          </table:table-cell>
          <table:table-cell table:formula="of:=1-MOD(ROUND(IMARGUMENT(COMPLEX([.$A$23]*[.$A4];[.$B$23]*[.J$1]))*1000;0);3)" office:value-type="float" office:value="1" calcext:value-type="float">
            <text:p>1</text:p>
          </table:table-cell>
          <table:table-cell table:formula="of:=1-MOD(ROUND(IMARGUMENT(COMPLEX([.$A$23]*[.$A4];[.$B$23]*[.K$1]))*1000;0);3)" office:value-type="float" office:value="1" calcext:value-type="float">
            <text:p>1</text:p>
          </table:table-cell>
          <table:table-cell table:formula="of:=1-MOD(ROUND(IMARGUMENT(COMPLEX([.$A$23]*[.$A4];[.$B$23]*[.L$1]))*1000;0);3)" office:value-type="float" office:value="-1" calcext:value-type="float">
            <text:p>-1</text:p>
          </table:table-cell>
          <table:table-cell table:formula="of:=1-MOD(ROUND(IMARGUMENT(COMPLEX([.$A$23]*[.$A4];[.$B$23]*[.M$1]))*1000;0);3)" office:value-type="float" office:value="-1" calcext:value-type="float">
            <text:p>-1</text:p>
          </table:table-cell>
          <table:table-cell table:formula="of:=1-MOD(ROUND(IMARGUMENT(COMPLEX([.$A$23]*[.$A4];[.$B$23]*[.N$1]))*1000;0);3)" office:value-type="float" office:value="-1" calcext:value-type="float">
            <text:p>-1</text:p>
          </table:table-cell>
          <table:table-cell table:formula="of:=1-MOD(ROUND(IMARGUMENT(COMPLEX([.$A$23]*[.$A4];[.$B$23]*[.O$1]))*1000;0);3)" office:value-type="float" office:value="0" calcext:value-type="float">
            <text:p>0</text:p>
          </table:table-cell>
          <table:table-cell table:formula="of:=1-MOD(ROUND(IMARGUMENT(COMPLEX([.$A$23]*[.$A4];[.$B$23]*[.P$1]))*1000;0);3)" office:value-type="float" office:value="-1" calcext:value-type="float">
            <text:p>-1</text:p>
          </table:table-cell>
          <table:table-cell table:formula="of:=1-MOD(ROUND(IMARGUMENT(COMPLEX([.$A$23]*[.$A4];[.$B$23]*[.Q$1]))*1000;0);3)" office:value-type="float" office:value="-1" calcext:value-type="float">
            <text:p>-1</text:p>
          </table:table-cell>
          <table:table-cell table:formula="of:=1-MOD(ROUND(IMARGUMENT(COMPLEX([.$A$23]*[.$A4];[.$B$23]*[.R$1]))*1000;0);3)" office:value-type="float" office:value="-1" calcext:value-type="float">
            <text:p>-1</text:p>
          </table:table-cell>
          <table:table-cell table:formula="of:=1-MOD(ROUND(IMARGUMENT(COMPLEX([.$A$23]*[.$A4];[.$B$23]*[.S$1]))*1000;0);3)" office:value-type="float" office:value="-1" calcext:value-type="float">
            <text:p>-1</text:p>
          </table:table-cell>
          <table:table-cell table:formula="of:=1-MOD(ROUND(IMARGUMENT(COMPLEX([.$A$23]*[.$A4];[.$B$23]*[.T$1]))*1000;0);3)" office:value-type="float" office:value="-1" calcext:value-type="float">
            <text:p>-1</text:p>
          </table:table-cell>
          <table:table-cell table:formula="of:=1-MOD(ROUND(IMARGUMENT(COMPLEX([.$A$23]*[.$A4];[.$B$23]*[.U$1]))*1000;0);3)" office:value-type="float" office:value="0" calcext:value-type="float">
            <text:p>0</text:p>
          </table:table-cell>
          <table:table-cell table:number-columns-repeated="3"/>
          <table:table-cell table:formula="of:=[.Y3]+1" office:value-type="float" office:value="3" calcext:value-type="float">
            <text:p>3</text:p>
          </table:table-cell>
          <table:table-cell table:formula="of:=1-MOD([.$A$23]*[.$Y4]-[.$B$23]*[.Z$1];3)" office:value-type="float" office:value="-1" calcext:value-type="float">
            <text:p>-1</text:p>
          </table:table-cell>
          <table:table-cell table:formula="of:=1-MOD([.$A$23]*[.$Y4]-[.$B$23]*[.AA$1];3)" office:value-type="float" office:value="0" calcext:value-type="float">
            <text:p>0</text:p>
          </table:table-cell>
          <table:table-cell table:formula="of:=1-MOD([.$A$23]*[.$Y4]-[.$B$23]*[.AB$1];3)" office:value-type="float" office:value="1" calcext:value-type="float">
            <text:p>1</text:p>
          </table:table-cell>
          <table:table-cell table:formula="of:=1-MOD([.$A$23]*[.$Y4]-[.$B$23]*[.AC$1];3)" office:value-type="float" office:value="-1" calcext:value-type="float">
            <text:p>-1</text:p>
          </table:table-cell>
          <table:table-cell table:formula="of:=1-MOD([.$A$23]*[.$Y4]-[.$B$23]*[.AD$1];3)" office:value-type="float" office:value="0" calcext:value-type="float">
            <text:p>0</text:p>
          </table:table-cell>
          <table:table-cell table:formula="of:=1-MOD([.$A$23]*[.$Y4]-[.$B$23]*[.AE$1];3)" office:value-type="float" office:value="1" calcext:value-type="float">
            <text:p>1</text:p>
          </table:table-cell>
          <table:table-cell table:formula="of:=1-MOD([.$A$23]*[.$Y4]-[.$B$23]*[.AF$1];3)" office:value-type="float" office:value="-1" calcext:value-type="float">
            <text:p>-1</text:p>
          </table:table-cell>
          <table:table-cell table:formula="of:=1-MOD([.$A$23]*[.$Y4]-[.$B$23]*[.AG$1];3)" office:value-type="float" office:value="0" calcext:value-type="float">
            <text:p>0</text:p>
          </table:table-cell>
          <table:table-cell table:formula="of:=1-MOD([.$A$23]*[.$Y4]-[.$B$23]*[.AH$1];3)" office:value-type="float" office:value="1" calcext:value-type="float">
            <text:p>1</text:p>
          </table:table-cell>
          <table:table-cell table:formula="of:=1-MOD([.$A$23]*[.$Y4]-[.$B$23]*[.AI$1];3)" office:value-type="float" office:value="-1" calcext:value-type="float">
            <text:p>-1</text:p>
          </table:table-cell>
          <table:table-cell table:formula="of:=1-MOD([.$A$23]*[.$Y4]-[.$B$23]*[.AJ$1];3)" office:value-type="float" office:value="0" calcext:value-type="float">
            <text:p>0</text:p>
          </table:table-cell>
          <table:table-cell table:formula="of:=1-MOD([.$A$23]*[.$Y4]-[.$B$23]*[.AK$1];3)" office:value-type="float" office:value="1" calcext:value-type="float">
            <text:p>1</text:p>
          </table:table-cell>
          <table:table-cell table:formula="of:=1-MOD([.$A$23]*[.$Y4]-[.$B$23]*[.AL$1];3)" office:value-type="float" office:value="-1" calcext:value-type="float">
            <text:p>-1</text:p>
          </table:table-cell>
          <table:table-cell table:formula="of:=1-MOD([.$A$23]*[.$Y4]-[.$B$23]*[.AM$1];3)" office:value-type="float" office:value="0" calcext:value-type="float">
            <text:p>0</text:p>
          </table:table-cell>
          <table:table-cell table:formula="of:=1-MOD([.$A$23]*[.$Y4]-[.$B$23]*[.AN$1];3)" office:value-type="float" office:value="1" calcext:value-type="float">
            <text:p>1</text:p>
          </table:table-cell>
          <table:table-cell table:formula="of:=1-MOD([.$A$23]*[.$Y4]-[.$B$23]*[.AO$1];3)" office:value-type="float" office:value="-1" calcext:value-type="float">
            <text:p>-1</text:p>
          </table:table-cell>
          <table:table-cell table:formula="of:=1-MOD([.$A$23]*[.$Y4]-[.$B$23]*[.AP$1];3)" office:value-type="float" office:value="0" calcext:value-type="float">
            <text:p>0</text:p>
          </table:table-cell>
          <table:table-cell table:formula="of:=1-MOD([.$A$23]*[.$Y4]-[.$B$23]*[.AQ$1];3)" office:value-type="float" office:value="1" calcext:value-type="float">
            <text:p>1</text:p>
          </table:table-cell>
          <table:table-cell table:formula="of:=1-MOD([.$A$23]*[.$Y4]-[.$B$23]*[.AR$1];3)" office:value-type="float" office:value="-1" calcext:value-type="float">
            <text:p>-1</text:p>
          </table:table-cell>
          <table:table-cell table:formula="of:=1-MOD([.$A$23]*[.$Y4]-[.$B$23]*[.AS$1];3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-MOD(ROUND(IMARGUMENT(COMPLEX([.$A$23]*[.$A5];[.$B$23]*[.B$1]))*1000;0);3)" office:value-type="float" office:value="-1" calcext:value-type="float">
            <text:p>-1</text:p>
          </table:table-cell>
          <table:table-cell table:formula="of:=1-MOD(ROUND(IMARGUMENT(COMPLEX([.$A$23]*[.$A5];[.$B$23]*[.C$1]))*1000;0);3)" office:value-type="float" office:value="-1" calcext:value-type="float">
            <text:p>-1</text:p>
          </table:table-cell>
          <table:table-cell table:formula="of:=1-MOD(ROUND(IMARGUMENT(COMPLEX([.$A$23]*[.$A5];[.$B$23]*[.D$1]))*1000;0);3)" office:value-type="float" office:value="0" calcext:value-type="float">
            <text:p>0</text:p>
          </table:table-cell>
          <table:table-cell table:formula="of:=1-MOD(ROUND(IMARGUMENT(COMPLEX([.$A$23]*[.$A5];[.$B$23]*[.E$1]))*1000;0);3)" office:value-type="float" office:value="-1" calcext:value-type="float">
            <text:p>-1</text:p>
          </table:table-cell>
          <table:table-cell table:formula="of:=1-MOD(ROUND(IMARGUMENT(COMPLEX([.$A$23]*[.$A5];[.$B$23]*[.F$1]))*1000;0);3)" office:value-type="float" office:value="-1" calcext:value-type="float">
            <text:p>-1</text:p>
          </table:table-cell>
          <table:table-cell table:formula="of:=1-MOD(ROUND(IMARGUMENT(COMPLEX([.$A$23]*[.$A5];[.$B$23]*[.G$1]))*1000;0);3)" office:value-type="float" office:value="1" calcext:value-type="float">
            <text:p>1</text:p>
          </table:table-cell>
          <table:table-cell table:formula="of:=1-MOD(ROUND(IMARGUMENT(COMPLEX([.$A$23]*[.$A5];[.$B$23]*[.H$1]))*1000;0);3)" office:value-type="float" office:value="-1" calcext:value-type="float">
            <text:p>-1</text:p>
          </table:table-cell>
          <table:table-cell table:formula="of:=1-MOD(ROUND(IMARGUMENT(COMPLEX([.$A$23]*[.$A5];[.$B$23]*[.I$1]))*1000;0);3)" office:value-type="float" office:value="0" calcext:value-type="float">
            <text:p>0</text:p>
          </table:table-cell>
          <table:table-cell table:formula="of:=1-MOD(ROUND(IMARGUMENT(COMPLEX([.$A$23]*[.$A5];[.$B$23]*[.J$1]))*1000;0);3)" office:value-type="float" office:value="0" calcext:value-type="float">
            <text:p>0</text:p>
          </table:table-cell>
          <table:table-cell table:formula="of:=1-MOD(ROUND(IMARGUMENT(COMPLEX([.$A$23]*[.$A5];[.$B$23]*[.K$1]))*1000;0);3)" office:value-type="float" office:value="-1" calcext:value-type="float">
            <text:p>-1</text:p>
          </table:table-cell>
          <table:table-cell table:formula="of:=1-MOD(ROUND(IMARGUMENT(COMPLEX([.$A$23]*[.$A5];[.$B$23]*[.L$1]))*1000;0);3)" office:value-type="float" office:value="1" calcext:value-type="float">
            <text:p>1</text:p>
          </table:table-cell>
          <table:table-cell table:formula="of:=1-MOD(ROUND(IMARGUMENT(COMPLEX([.$A$23]*[.$A5];[.$B$23]*[.M$1]))*1000;0);3)" office:value-type="float" office:value="1" calcext:value-type="float">
            <text:p>1</text:p>
          </table:table-cell>
          <table:table-cell table:formula="of:=1-MOD(ROUND(IMARGUMENT(COMPLEX([.$A$23]*[.$A5];[.$B$23]*[.N$1]))*1000;0);3)" office:value-type="float" office:value="0" calcext:value-type="float">
            <text:p>0</text:p>
          </table:table-cell>
          <table:table-cell table:formula="of:=1-MOD(ROUND(IMARGUMENT(COMPLEX([.$A$23]*[.$A5];[.$B$23]*[.O$1]))*1000;0);3)" office:value-type="float" office:value="0" calcext:value-type="float">
            <text:p>0</text:p>
          </table:table-cell>
          <table:table-cell table:formula="of:=1-MOD(ROUND(IMARGUMENT(COMPLEX([.$A$23]*[.$A5];[.$B$23]*[.P$1]))*1000;0);3)" office:value-type="float" office:value="0" calcext:value-type="float">
            <text:p>0</text:p>
          </table:table-cell>
          <table:table-cell table:formula="of:=1-MOD(ROUND(IMARGUMENT(COMPLEX([.$A$23]*[.$A5];[.$B$23]*[.Q$1]))*1000;0);3)" office:value-type="float" office:value="-1" calcext:value-type="float">
            <text:p>-1</text:p>
          </table:table-cell>
          <table:table-cell table:formula="of:=1-MOD(ROUND(IMARGUMENT(COMPLEX([.$A$23]*[.$A5];[.$B$23]*[.R$1]))*1000;0);3)" office:value-type="float" office:value="0" calcext:value-type="float">
            <text:p>0</text:p>
          </table:table-cell>
          <table:table-cell table:formula="of:=1-MOD(ROUND(IMARGUMENT(COMPLEX([.$A$23]*[.$A5];[.$B$23]*[.S$1]))*1000;0);3)" office:value-type="float" office:value="0" calcext:value-type="float">
            <text:p>0</text:p>
          </table:table-cell>
          <table:table-cell table:formula="of:=1-MOD(ROUND(IMARGUMENT(COMPLEX([.$A$23]*[.$A5];[.$B$23]*[.T$1]))*1000;0);3)" office:value-type="float" office:value="-1" calcext:value-type="float">
            <text:p>-1</text:p>
          </table:table-cell>
          <table:table-cell table:formula="of:=1-MOD(ROUND(IMARGUMENT(COMPLEX([.$A$23]*[.$A5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4]+1" office:value-type="float" office:value="4" calcext:value-type="float">
            <text:p>4</text:p>
          </table:table-cell>
          <table:table-cell table:formula="of:=1-MOD([.$A$23]*[.$Y5]-[.$B$23]*[.Z$1];3)" office:value-type="float" office:value="0" calcext:value-type="float">
            <text:p>0</text:p>
          </table:table-cell>
          <table:table-cell table:formula="of:=1-MOD([.$A$23]*[.$Y5]-[.$B$23]*[.AA$1];3)" office:value-type="float" office:value="1" calcext:value-type="float">
            <text:p>1</text:p>
          </table:table-cell>
          <table:table-cell table:formula="of:=1-MOD([.$A$23]*[.$Y5]-[.$B$23]*[.AB$1];3)" office:value-type="float" office:value="-1" calcext:value-type="float">
            <text:p>-1</text:p>
          </table:table-cell>
          <table:table-cell table:formula="of:=1-MOD([.$A$23]*[.$Y5]-[.$B$23]*[.AC$1];3)" office:value-type="float" office:value="0" calcext:value-type="float">
            <text:p>0</text:p>
          </table:table-cell>
          <table:table-cell table:formula="of:=1-MOD([.$A$23]*[.$Y5]-[.$B$23]*[.AD$1];3)" office:value-type="float" office:value="1" calcext:value-type="float">
            <text:p>1</text:p>
          </table:table-cell>
          <table:table-cell table:formula="of:=1-MOD([.$A$23]*[.$Y5]-[.$B$23]*[.AE$1];3)" office:value-type="float" office:value="-1" calcext:value-type="float">
            <text:p>-1</text:p>
          </table:table-cell>
          <table:table-cell table:formula="of:=1-MOD([.$A$23]*[.$Y5]-[.$B$23]*[.AF$1];3)" office:value-type="float" office:value="0" calcext:value-type="float">
            <text:p>0</text:p>
          </table:table-cell>
          <table:table-cell table:formula="of:=1-MOD([.$A$23]*[.$Y5]-[.$B$23]*[.AG$1];3)" office:value-type="float" office:value="1" calcext:value-type="float">
            <text:p>1</text:p>
          </table:table-cell>
          <table:table-cell table:formula="of:=1-MOD([.$A$23]*[.$Y5]-[.$B$23]*[.AH$1];3)" office:value-type="float" office:value="-1" calcext:value-type="float">
            <text:p>-1</text:p>
          </table:table-cell>
          <table:table-cell table:formula="of:=1-MOD([.$A$23]*[.$Y5]-[.$B$23]*[.AI$1];3)" office:value-type="float" office:value="0" calcext:value-type="float">
            <text:p>0</text:p>
          </table:table-cell>
          <table:table-cell table:formula="of:=1-MOD([.$A$23]*[.$Y5]-[.$B$23]*[.AJ$1];3)" office:value-type="float" office:value="1" calcext:value-type="float">
            <text:p>1</text:p>
          </table:table-cell>
          <table:table-cell table:formula="of:=1-MOD([.$A$23]*[.$Y5]-[.$B$23]*[.AK$1];3)" office:value-type="float" office:value="-1" calcext:value-type="float">
            <text:p>-1</text:p>
          </table:table-cell>
          <table:table-cell table:formula="of:=1-MOD([.$A$23]*[.$Y5]-[.$B$23]*[.AL$1];3)" office:value-type="float" office:value="0" calcext:value-type="float">
            <text:p>0</text:p>
          </table:table-cell>
          <table:table-cell table:formula="of:=1-MOD([.$A$23]*[.$Y5]-[.$B$23]*[.AM$1];3)" office:value-type="float" office:value="1" calcext:value-type="float">
            <text:p>1</text:p>
          </table:table-cell>
          <table:table-cell table:formula="of:=1-MOD([.$A$23]*[.$Y5]-[.$B$23]*[.AN$1];3)" office:value-type="float" office:value="-1" calcext:value-type="float">
            <text:p>-1</text:p>
          </table:table-cell>
          <table:table-cell table:formula="of:=1-MOD([.$A$23]*[.$Y5]-[.$B$23]*[.AO$1];3)" office:value-type="float" office:value="0" calcext:value-type="float">
            <text:p>0</text:p>
          </table:table-cell>
          <table:table-cell table:formula="of:=1-MOD([.$A$23]*[.$Y5]-[.$B$23]*[.AP$1];3)" office:value-type="float" office:value="1" calcext:value-type="float">
            <text:p>1</text:p>
          </table:table-cell>
          <table:table-cell table:formula="of:=1-MOD([.$A$23]*[.$Y5]-[.$B$23]*[.AQ$1];3)" office:value-type="float" office:value="-1" calcext:value-type="float">
            <text:p>-1</text:p>
          </table:table-cell>
          <table:table-cell table:formula="of:=1-MOD([.$A$23]*[.$Y5]-[.$B$23]*[.AR$1];3)" office:value-type="float" office:value="0" calcext:value-type="float">
            <text:p>0</text:p>
          </table:table-cell>
          <table:table-cell table:formula="of:=1-MOD([.$A$23]*[.$Y5]-[.$B$23]*[.AS$1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-MOD(ROUND(IMARGUMENT(COMPLEX([.$A$23]*[.$A6];[.$B$23]*[.B$1]))*1000;0);3)" office:value-type="float" office:value="-1" calcext:value-type="float">
            <text:p>-1</text:p>
          </table:table-cell>
          <table:table-cell table:formula="of:=1-MOD(ROUND(IMARGUMENT(COMPLEX([.$A$23]*[.$A6];[.$B$23]*[.C$1]))*1000;0);3)" office:value-type="float" office:value="1" calcext:value-type="float">
            <text:p>1</text:p>
          </table:table-cell>
          <table:table-cell table:formula="of:=1-MOD(ROUND(IMARGUMENT(COMPLEX([.$A$23]*[.$A6];[.$B$23]*[.D$1]))*1000;0);3)" office:value-type="float" office:value="0" calcext:value-type="float">
            <text:p>0</text:p>
          </table:table-cell>
          <table:table-cell table:formula="of:=1-MOD(ROUND(IMARGUMENT(COMPLEX([.$A$23]*[.$A6];[.$B$23]*[.E$1]))*1000;0);3)" office:value-type="float" office:value="0" calcext:value-type="float">
            <text:p>0</text:p>
          </table:table-cell>
          <table:table-cell table:formula="of:=1-MOD(ROUND(IMARGUMENT(COMPLEX([.$A$23]*[.$A6];[.$B$23]*[.F$1]))*1000;0);3)" office:value-type="float" office:value="-1" calcext:value-type="float">
            <text:p>-1</text:p>
          </table:table-cell>
          <table:table-cell table:formula="of:=1-MOD(ROUND(IMARGUMENT(COMPLEX([.$A$23]*[.$A6];[.$B$23]*[.G$1]))*1000;0);3)" office:value-type="float" office:value="-1" calcext:value-type="float">
            <text:p>-1</text:p>
          </table:table-cell>
          <table:table-cell table:formula="of:=1-MOD(ROUND(IMARGUMENT(COMPLEX([.$A$23]*[.$A6];[.$B$23]*[.H$1]))*1000;0);3)" office:value-type="float" office:value="0" calcext:value-type="float">
            <text:p>0</text:p>
          </table:table-cell>
          <table:table-cell table:formula="of:=1-MOD(ROUND(IMARGUMENT(COMPLEX([.$A$23]*[.$A6];[.$B$23]*[.I$1]))*1000;0);3)" office:value-type="float" office:value="-1" calcext:value-type="float">
            <text:p>-1</text:p>
          </table:table-cell>
          <table:table-cell table:formula="of:=1-MOD(ROUND(IMARGUMENT(COMPLEX([.$A$23]*[.$A6];[.$B$23]*[.J$1]))*1000;0);3)" office:value-type="float" office:value="1" calcext:value-type="float">
            <text:p>1</text:p>
          </table:table-cell>
          <table:table-cell table:formula="of:=1-MOD(ROUND(IMARGUMENT(COMPLEX([.$A$23]*[.$A6];[.$B$23]*[.K$1]))*1000;0);3)" office:value-type="float" office:value="0" calcext:value-type="float">
            <text:p>0</text:p>
          </table:table-cell>
          <table:table-cell table:formula="of:=1-MOD(ROUND(IMARGUMENT(COMPLEX([.$A$23]*[.$A6];[.$B$23]*[.L$1]))*1000;0);3)" office:value-type="float" office:value="-1" calcext:value-type="float">
            <text:p>-1</text:p>
          </table:table-cell>
          <table:table-cell table:formula="of:=1-MOD(ROUND(IMARGUMENT(COMPLEX([.$A$23]*[.$A6];[.$B$23]*[.M$1]))*1000;0);3)" office:value-type="float" office:value="1" calcext:value-type="float">
            <text:p>1</text:p>
          </table:table-cell>
          <table:table-cell table:formula="of:=1-MOD(ROUND(IMARGUMENT(COMPLEX([.$A$23]*[.$A6];[.$B$23]*[.N$1]))*1000;0);3)" office:value-type="float" office:value="1" calcext:value-type="float">
            <text:p>1</text:p>
          </table:table-cell>
          <table:table-cell table:formula="of:=1-MOD(ROUND(IMARGUMENT(COMPLEX([.$A$23]*[.$A6];[.$B$23]*[.O$1]))*1000;0);3)" office:value-type="float" office:value="-1" calcext:value-type="float">
            <text:p>-1</text:p>
          </table:table-cell>
          <table:table-cell table:formula="of:=1-MOD(ROUND(IMARGUMENT(COMPLEX([.$A$23]*[.$A6];[.$B$23]*[.P$1]))*1000;0);3)" office:value-type="float" office:value="1" calcext:value-type="float">
            <text:p>1</text:p>
          </table:table-cell>
          <table:table-cell table:formula="of:=1-MOD(ROUND(IMARGUMENT(COMPLEX([.$A$23]*[.$A6];[.$B$23]*[.Q$1]))*1000;0);3)" office:value-type="float" office:value="1" calcext:value-type="float">
            <text:p>1</text:p>
          </table:table-cell>
          <table:table-cell table:formula="of:=1-MOD(ROUND(IMARGUMENT(COMPLEX([.$A$23]*[.$A6];[.$B$23]*[.R$1]))*1000;0);3)" office:value-type="float" office:value="-1" calcext:value-type="float">
            <text:p>-1</text:p>
          </table:table-cell>
          <table:table-cell table:formula="of:=1-MOD(ROUND(IMARGUMENT(COMPLEX([.$A$23]*[.$A6];[.$B$23]*[.S$1]))*1000;0);3)" office:value-type="float" office:value="0" calcext:value-type="float">
            <text:p>0</text:p>
          </table:table-cell>
          <table:table-cell table:formula="of:=1-MOD(ROUND(IMARGUMENT(COMPLEX([.$A$23]*[.$A6];[.$B$23]*[.T$1]))*1000;0);3)" office:value-type="float" office:value="-1" calcext:value-type="float">
            <text:p>-1</text:p>
          </table:table-cell>
          <table:table-cell table:formula="of:=1-MOD(ROUND(IMARGUMENT(COMPLEX([.$A$23]*[.$A6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5]+1" office:value-type="float" office:value="5" calcext:value-type="float">
            <text:p>5</text:p>
          </table:table-cell>
          <table:table-cell table:formula="of:=1-MOD([.$A$23]*[.$Y6]-[.$B$23]*[.Z$1];3)" office:value-type="float" office:value="1" calcext:value-type="float">
            <text:p>1</text:p>
          </table:table-cell>
          <table:table-cell table:formula="of:=1-MOD([.$A$23]*[.$Y6]-[.$B$23]*[.AA$1];3)" office:value-type="float" office:value="-1" calcext:value-type="float">
            <text:p>-1</text:p>
          </table:table-cell>
          <table:table-cell table:formula="of:=1-MOD([.$A$23]*[.$Y6]-[.$B$23]*[.AB$1];3)" office:value-type="float" office:value="0" calcext:value-type="float">
            <text:p>0</text:p>
          </table:table-cell>
          <table:table-cell table:formula="of:=1-MOD([.$A$23]*[.$Y6]-[.$B$23]*[.AC$1];3)" office:value-type="float" office:value="1" calcext:value-type="float">
            <text:p>1</text:p>
          </table:table-cell>
          <table:table-cell table:formula="of:=1-MOD([.$A$23]*[.$Y6]-[.$B$23]*[.AD$1];3)" office:value-type="float" office:value="-1" calcext:value-type="float">
            <text:p>-1</text:p>
          </table:table-cell>
          <table:table-cell table:formula="of:=1-MOD([.$A$23]*[.$Y6]-[.$B$23]*[.AE$1];3)" office:value-type="float" office:value="0" calcext:value-type="float">
            <text:p>0</text:p>
          </table:table-cell>
          <table:table-cell table:formula="of:=1-MOD([.$A$23]*[.$Y6]-[.$B$23]*[.AF$1];3)" office:value-type="float" office:value="1" calcext:value-type="float">
            <text:p>1</text:p>
          </table:table-cell>
          <table:table-cell table:formula="of:=1-MOD([.$A$23]*[.$Y6]-[.$B$23]*[.AG$1];3)" office:value-type="float" office:value="-1" calcext:value-type="float">
            <text:p>-1</text:p>
          </table:table-cell>
          <table:table-cell table:formula="of:=1-MOD([.$A$23]*[.$Y6]-[.$B$23]*[.AH$1];3)" office:value-type="float" office:value="0" calcext:value-type="float">
            <text:p>0</text:p>
          </table:table-cell>
          <table:table-cell table:formula="of:=1-MOD([.$A$23]*[.$Y6]-[.$B$23]*[.AI$1];3)" office:value-type="float" office:value="1" calcext:value-type="float">
            <text:p>1</text:p>
          </table:table-cell>
          <table:table-cell table:formula="of:=1-MOD([.$A$23]*[.$Y6]-[.$B$23]*[.AJ$1];3)" office:value-type="float" office:value="-1" calcext:value-type="float">
            <text:p>-1</text:p>
          </table:table-cell>
          <table:table-cell table:formula="of:=1-MOD([.$A$23]*[.$Y6]-[.$B$23]*[.AK$1];3)" office:value-type="float" office:value="0" calcext:value-type="float">
            <text:p>0</text:p>
          </table:table-cell>
          <table:table-cell table:formula="of:=1-MOD([.$A$23]*[.$Y6]-[.$B$23]*[.AL$1];3)" office:value-type="float" office:value="1" calcext:value-type="float">
            <text:p>1</text:p>
          </table:table-cell>
          <table:table-cell table:formula="of:=1-MOD([.$A$23]*[.$Y6]-[.$B$23]*[.AM$1];3)" office:value-type="float" office:value="-1" calcext:value-type="float">
            <text:p>-1</text:p>
          </table:table-cell>
          <table:table-cell table:formula="of:=1-MOD([.$A$23]*[.$Y6]-[.$B$23]*[.AN$1];3)" office:value-type="float" office:value="0" calcext:value-type="float">
            <text:p>0</text:p>
          </table:table-cell>
          <table:table-cell table:formula="of:=1-MOD([.$A$23]*[.$Y6]-[.$B$23]*[.AO$1];3)" office:value-type="float" office:value="1" calcext:value-type="float">
            <text:p>1</text:p>
          </table:table-cell>
          <table:table-cell table:formula="of:=1-MOD([.$A$23]*[.$Y6]-[.$B$23]*[.AP$1];3)" office:value-type="float" office:value="-1" calcext:value-type="float">
            <text:p>-1</text:p>
          </table:table-cell>
          <table:table-cell table:formula="of:=1-MOD([.$A$23]*[.$Y6]-[.$B$23]*[.AQ$1];3)" office:value-type="float" office:value="0" calcext:value-type="float">
            <text:p>0</text:p>
          </table:table-cell>
          <table:table-cell table:formula="of:=1-MOD([.$A$23]*[.$Y6]-[.$B$23]*[.AR$1];3)" office:value-type="float" office:value="1" calcext:value-type="float">
            <text:p>1</text:p>
          </table:table-cell>
          <table:table-cell table:formula="of:=1-MOD([.$A$23]*[.$Y6]-[.$B$23]*[.AS$1];3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-MOD(ROUND(IMARGUMENT(COMPLEX([.$A$23]*[.$A7];[.$B$23]*[.B$1]))*1000;0);3)" office:value-type="float" office:value="1" calcext:value-type="float">
            <text:p>1</text:p>
          </table:table-cell>
          <table:table-cell table:formula="of:=1-MOD(ROUND(IMARGUMENT(COMPLEX([.$A$23]*[.$A7];[.$B$23]*[.C$1]))*1000;0);3)" office:value-type="float" office:value="0" calcext:value-type="float">
            <text:p>0</text:p>
          </table:table-cell>
          <table:table-cell table:formula="of:=1-MOD(ROUND(IMARGUMENT(COMPLEX([.$A$23]*[.$A7];[.$B$23]*[.D$1]))*1000;0);3)" office:value-type="float" office:value="-1" calcext:value-type="float">
            <text:p>-1</text:p>
          </table:table-cell>
          <table:table-cell table:formula="of:=1-MOD(ROUND(IMARGUMENT(COMPLEX([.$A$23]*[.$A7];[.$B$23]*[.E$1]))*1000;0);3)" office:value-type="float" office:value="-1" calcext:value-type="float">
            <text:p>-1</text:p>
          </table:table-cell>
          <table:table-cell table:formula="of:=1-MOD(ROUND(IMARGUMENT(COMPLEX([.$A$23]*[.$A7];[.$B$23]*[.F$1]))*1000;0);3)" office:value-type="float" office:value="0" calcext:value-type="float">
            <text:p>0</text:p>
          </table:table-cell>
          <table:table-cell table:formula="of:=1-MOD(ROUND(IMARGUMENT(COMPLEX([.$A$23]*[.$A7];[.$B$23]*[.G$1]))*1000;0);3)" office:value-type="float" office:value="-1" calcext:value-type="float">
            <text:p>-1</text:p>
          </table:table-cell>
          <table:table-cell table:formula="of:=1-MOD(ROUND(IMARGUMENT(COMPLEX([.$A$23]*[.$A7];[.$B$23]*[.H$1]))*1000;0);3)" office:value-type="float" office:value="-1" calcext:value-type="float">
            <text:p>-1</text:p>
          </table:table-cell>
          <table:table-cell table:formula="of:=1-MOD(ROUND(IMARGUMENT(COMPLEX([.$A$23]*[.$A7];[.$B$23]*[.I$1]))*1000;0);3)" office:value-type="float" office:value="0" calcext:value-type="float">
            <text:p>0</text:p>
          </table:table-cell>
          <table:table-cell table:formula="of:=1-MOD(ROUND(IMARGUMENT(COMPLEX([.$A$23]*[.$A7];[.$B$23]*[.J$1]))*1000;0);3)" office:value-type="float" office:value="1" calcext:value-type="float">
            <text:p>1</text:p>
          </table:table-cell>
          <table:table-cell table:formula="of:=1-MOD(ROUND(IMARGUMENT(COMPLEX([.$A$23]*[.$A7];[.$B$23]*[.K$1]))*1000;0);3)" office:value-type="float" office:value="1" calcext:value-type="float">
            <text:p>1</text:p>
          </table:table-cell>
          <table:table-cell table:formula="of:=1-MOD(ROUND(IMARGUMENT(COMPLEX([.$A$23]*[.$A7];[.$B$23]*[.L$1]))*1000;0);3)" office:value-type="float" office:value="1" calcext:value-type="float">
            <text:p>1</text:p>
          </table:table-cell>
          <table:table-cell table:formula="of:=1-MOD(ROUND(IMARGUMENT(COMPLEX([.$A$23]*[.$A7];[.$B$23]*[.M$1]))*1000;0);3)" office:value-type="float" office:value="0" calcext:value-type="float">
            <text:p>0</text:p>
          </table:table-cell>
          <table:table-cell table:formula="of:=1-MOD(ROUND(IMARGUMENT(COMPLEX([.$A$23]*[.$A7];[.$B$23]*[.N$1]))*1000;0);3)" office:value-type="float" office:value="1" calcext:value-type="float">
            <text:p>1</text:p>
          </table:table-cell>
          <table:table-cell table:formula="of:=1-MOD(ROUND(IMARGUMENT(COMPLEX([.$A$23]*[.$A7];[.$B$23]*[.O$1]))*1000;0);3)" office:value-type="float" office:value="1" calcext:value-type="float">
            <text:p>1</text:p>
          </table:table-cell>
          <table:table-cell table:formula="of:=1-MOD(ROUND(IMARGUMENT(COMPLEX([.$A$23]*[.$A7];[.$B$23]*[.P$1]))*1000;0);3)" office:value-type="float" office:value="-1" calcext:value-type="float">
            <text:p>-1</text:p>
          </table:table-cell>
          <table:table-cell table:formula="of:=1-MOD(ROUND(IMARGUMENT(COMPLEX([.$A$23]*[.$A7];[.$B$23]*[.Q$1]))*1000;0);3)" office:value-type="float" office:value="1" calcext:value-type="float">
            <text:p>1</text:p>
          </table:table-cell>
          <table:table-cell table:formula="of:=1-MOD(ROUND(IMARGUMENT(COMPLEX([.$A$23]*[.$A7];[.$B$23]*[.R$1]))*1000;0);3)" office:value-type="float" office:value="1" calcext:value-type="float">
            <text:p>1</text:p>
          </table:table-cell>
          <table:table-cell table:formula="of:=1-MOD(ROUND(IMARGUMENT(COMPLEX([.$A$23]*[.$A7];[.$B$23]*[.S$1]))*1000;0);3)" office:value-type="float" office:value="1" calcext:value-type="float">
            <text:p>1</text:p>
          </table:table-cell>
          <table:table-cell table:formula="of:=1-MOD(ROUND(IMARGUMENT(COMPLEX([.$A$23]*[.$A7];[.$B$23]*[.T$1]))*1000;0);3)" office:value-type="float" office:value="-1" calcext:value-type="float">
            <text:p>-1</text:p>
          </table:table-cell>
          <table:table-cell table:formula="of:=1-MOD(ROUND(IMARGUMENT(COMPLEX([.$A$23]*[.$A7];[.$B$23]*[.U$1]))*1000;0);3)" office:value-type="float" office:value="1" calcext:value-type="float">
            <text:p>1</text:p>
          </table:table-cell>
          <table:table-cell table:number-columns-repeated="3"/>
          <table:table-cell table:formula="of:=[.Y6]+1" office:value-type="float" office:value="6" calcext:value-type="float">
            <text:p>6</text:p>
          </table:table-cell>
          <table:table-cell table:formula="of:=1-MOD([.$A$23]*[.$Y7]-[.$B$23]*[.Z$1];3)" office:value-type="float" office:value="-1" calcext:value-type="float">
            <text:p>-1</text:p>
          </table:table-cell>
          <table:table-cell table:formula="of:=1-MOD([.$A$23]*[.$Y7]-[.$B$23]*[.AA$1];3)" office:value-type="float" office:value="0" calcext:value-type="float">
            <text:p>0</text:p>
          </table:table-cell>
          <table:table-cell table:formula="of:=1-MOD([.$A$23]*[.$Y7]-[.$B$23]*[.AB$1];3)" office:value-type="float" office:value="1" calcext:value-type="float">
            <text:p>1</text:p>
          </table:table-cell>
          <table:table-cell table:formula="of:=1-MOD([.$A$23]*[.$Y7]-[.$B$23]*[.AC$1];3)" office:value-type="float" office:value="-1" calcext:value-type="float">
            <text:p>-1</text:p>
          </table:table-cell>
          <table:table-cell table:formula="of:=1-MOD([.$A$23]*[.$Y7]-[.$B$23]*[.AD$1];3)" office:value-type="float" office:value="0" calcext:value-type="float">
            <text:p>0</text:p>
          </table:table-cell>
          <table:table-cell table:formula="of:=1-MOD([.$A$23]*[.$Y7]-[.$B$23]*[.AE$1];3)" office:value-type="float" office:value="1" calcext:value-type="float">
            <text:p>1</text:p>
          </table:table-cell>
          <table:table-cell table:formula="of:=1-MOD([.$A$23]*[.$Y7]-[.$B$23]*[.AF$1];3)" office:value-type="float" office:value="-1" calcext:value-type="float">
            <text:p>-1</text:p>
          </table:table-cell>
          <table:table-cell table:formula="of:=1-MOD([.$A$23]*[.$Y7]-[.$B$23]*[.AG$1];3)" office:value-type="float" office:value="0" calcext:value-type="float">
            <text:p>0</text:p>
          </table:table-cell>
          <table:table-cell table:formula="of:=1-MOD([.$A$23]*[.$Y7]-[.$B$23]*[.AH$1];3)" office:value-type="float" office:value="1" calcext:value-type="float">
            <text:p>1</text:p>
          </table:table-cell>
          <table:table-cell table:formula="of:=1-MOD([.$A$23]*[.$Y7]-[.$B$23]*[.AI$1];3)" office:value-type="float" office:value="-1" calcext:value-type="float">
            <text:p>-1</text:p>
          </table:table-cell>
          <table:table-cell table:formula="of:=1-MOD([.$A$23]*[.$Y7]-[.$B$23]*[.AJ$1];3)" office:value-type="float" office:value="0" calcext:value-type="float">
            <text:p>0</text:p>
          </table:table-cell>
          <table:table-cell table:formula="of:=1-MOD([.$A$23]*[.$Y7]-[.$B$23]*[.AK$1];3)" office:value-type="float" office:value="1" calcext:value-type="float">
            <text:p>1</text:p>
          </table:table-cell>
          <table:table-cell table:formula="of:=1-MOD([.$A$23]*[.$Y7]-[.$B$23]*[.AL$1];3)" office:value-type="float" office:value="-1" calcext:value-type="float">
            <text:p>-1</text:p>
          </table:table-cell>
          <table:table-cell table:formula="of:=1-MOD([.$A$23]*[.$Y7]-[.$B$23]*[.AM$1];3)" office:value-type="float" office:value="0" calcext:value-type="float">
            <text:p>0</text:p>
          </table:table-cell>
          <table:table-cell table:formula="of:=1-MOD([.$A$23]*[.$Y7]-[.$B$23]*[.AN$1];3)" office:value-type="float" office:value="1" calcext:value-type="float">
            <text:p>1</text:p>
          </table:table-cell>
          <table:table-cell table:formula="of:=1-MOD([.$A$23]*[.$Y7]-[.$B$23]*[.AO$1];3)" office:value-type="float" office:value="-1" calcext:value-type="float">
            <text:p>-1</text:p>
          </table:table-cell>
          <table:table-cell table:formula="of:=1-MOD([.$A$23]*[.$Y7]-[.$B$23]*[.AP$1];3)" office:value-type="float" office:value="0" calcext:value-type="float">
            <text:p>0</text:p>
          </table:table-cell>
          <table:table-cell table:formula="of:=1-MOD([.$A$23]*[.$Y7]-[.$B$23]*[.AQ$1];3)" office:value-type="float" office:value="1" calcext:value-type="float">
            <text:p>1</text:p>
          </table:table-cell>
          <table:table-cell table:formula="of:=1-MOD([.$A$23]*[.$Y7]-[.$B$23]*[.AR$1];3)" office:value-type="float" office:value="-1" calcext:value-type="float">
            <text:p>-1</text:p>
          </table:table-cell>
          <table:table-cell table:formula="of:=1-MOD([.$A$23]*[.$Y7]-[.$B$23]*[.AS$1];3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-MOD(ROUND(IMARGUMENT(COMPLEX([.$A$23]*[.$A8];[.$B$23]*[.B$1]))*1000;0);3)" office:value-type="float" office:value="-1" calcext:value-type="float">
            <text:p>-1</text:p>
          </table:table-cell>
          <table:table-cell table:formula="of:=1-MOD(ROUND(IMARGUMENT(COMPLEX([.$A$23]*[.$A8];[.$B$23]*[.C$1]))*1000;0);3)" office:value-type="float" office:value="-1" calcext:value-type="float">
            <text:p>-1</text:p>
          </table:table-cell>
          <table:table-cell table:formula="of:=1-MOD(ROUND(IMARGUMENT(COMPLEX([.$A$23]*[.$A8];[.$B$23]*[.D$1]))*1000;0);3)" office:value-type="float" office:value="-1" calcext:value-type="float">
            <text:p>-1</text:p>
          </table:table-cell>
          <table:table-cell table:formula="of:=1-MOD(ROUND(IMARGUMENT(COMPLEX([.$A$23]*[.$A8];[.$B$23]*[.E$1]))*1000;0);3)" office:value-type="float" office:value="1" calcext:value-type="float">
            <text:p>1</text:p>
          </table:table-cell>
          <table:table-cell table:formula="of:=1-MOD(ROUND(IMARGUMENT(COMPLEX([.$A$23]*[.$A8];[.$B$23]*[.F$1]))*1000;0);3)" office:value-type="float" office:value="-1" calcext:value-type="float">
            <text:p>-1</text:p>
          </table:table-cell>
          <table:table-cell table:formula="of:=1-MOD(ROUND(IMARGUMENT(COMPLEX([.$A$23]*[.$A8];[.$B$23]*[.G$1]))*1000;0);3)" office:value-type="float" office:value="0" calcext:value-type="float">
            <text:p>0</text:p>
          </table:table-cell>
          <table:table-cell table:formula="of:=1-MOD(ROUND(IMARGUMENT(COMPLEX([.$A$23]*[.$A8];[.$B$23]*[.H$1]))*1000;0);3)" office:value-type="float" office:value="-1" calcext:value-type="float">
            <text:p>-1</text:p>
          </table:table-cell>
          <table:table-cell table:formula="of:=1-MOD(ROUND(IMARGUMENT(COMPLEX([.$A$23]*[.$A8];[.$B$23]*[.I$1]))*1000;0);3)" office:value-type="float" office:value="1" calcext:value-type="float">
            <text:p>1</text:p>
          </table:table-cell>
          <table:table-cell table:formula="of:=1-MOD(ROUND(IMARGUMENT(COMPLEX([.$A$23]*[.$A8];[.$B$23]*[.J$1]))*1000;0);3)" office:value-type="float" office:value="-1" calcext:value-type="float">
            <text:p>-1</text:p>
          </table:table-cell>
          <table:table-cell table:formula="of:=1-MOD(ROUND(IMARGUMENT(COMPLEX([.$A$23]*[.$A8];[.$B$23]*[.K$1]))*1000;0);3)" office:value-type="float" office:value="-1" calcext:value-type="float">
            <text:p>-1</text:p>
          </table:table-cell>
          <table:table-cell table:formula="of:=1-MOD(ROUND(IMARGUMENT(COMPLEX([.$A$23]*[.$A8];[.$B$23]*[.L$1]))*1000;0);3)" office:value-type="float" office:value="-1" calcext:value-type="float">
            <text:p>-1</text:p>
          </table:table-cell>
          <table:table-cell table:formula="of:=1-MOD(ROUND(IMARGUMENT(COMPLEX([.$A$23]*[.$A8];[.$B$23]*[.M$1]))*1000;0);3)" office:value-type="float" office:value="-1" calcext:value-type="float">
            <text:p>-1</text:p>
          </table:table-cell>
          <table:table-cell table:formula="of:=1-MOD(ROUND(IMARGUMENT(COMPLEX([.$A$23]*[.$A8];[.$B$23]*[.N$1]))*1000;0);3)" office:value-type="float" office:value="-1" calcext:value-type="float">
            <text:p>-1</text:p>
          </table:table-cell>
          <table:table-cell table:formula="of:=1-MOD(ROUND(IMARGUMENT(COMPLEX([.$A$23]*[.$A8];[.$B$23]*[.O$1]))*1000;0);3)" office:value-type="float" office:value="0" calcext:value-type="float">
            <text:p>0</text:p>
          </table:table-cell>
          <table:table-cell table:formula="of:=1-MOD(ROUND(IMARGUMENT(COMPLEX([.$A$23]*[.$A8];[.$B$23]*[.P$1]))*1000;0);3)" office:value-type="float" office:value="0" calcext:value-type="float">
            <text:p>0</text:p>
          </table:table-cell>
          <table:table-cell table:formula="of:=1-MOD(ROUND(IMARGUMENT(COMPLEX([.$A$23]*[.$A8];[.$B$23]*[.Q$1]))*1000;0);3)" office:value-type="float" office:value="1" calcext:value-type="float">
            <text:p>1</text:p>
          </table:table-cell>
          <table:table-cell table:formula="of:=1-MOD(ROUND(IMARGUMENT(COMPLEX([.$A$23]*[.$A8];[.$B$23]*[.R$1]))*1000;0);3)" office:value-type="float" office:value="-1" calcext:value-type="float">
            <text:p>-1</text:p>
          </table:table-cell>
          <table:table-cell table:formula="of:=1-MOD(ROUND(IMARGUMENT(COMPLEX([.$A$23]*[.$A8];[.$B$23]*[.S$1]))*1000;0);3)" office:value-type="float" office:value="-1" calcext:value-type="float">
            <text:p>-1</text:p>
          </table:table-cell>
          <table:table-cell table:formula="of:=1-MOD(ROUND(IMARGUMENT(COMPLEX([.$A$23]*[.$A8];[.$B$23]*[.T$1]))*1000;0);3)" office:value-type="float" office:value="-1" calcext:value-type="float">
            <text:p>-1</text:p>
          </table:table-cell>
          <table:table-cell table:formula="of:=1-MOD(ROUND(IMARGUMENT(COMPLEX([.$A$23]*[.$A8];[.$B$23]*[.U$1]))*1000;0);3)" office:value-type="float" office:value="0" calcext:value-type="float">
            <text:p>0</text:p>
          </table:table-cell>
          <table:table-cell table:number-columns-repeated="3"/>
          <table:table-cell table:formula="of:=[.Y7]+1" office:value-type="float" office:value="7" calcext:value-type="float">
            <text:p>7</text:p>
          </table:table-cell>
          <table:table-cell table:formula="of:=1-MOD([.$A$23]*[.$Y8]-[.$B$23]*[.Z$1];3)" office:value-type="float" office:value="0" calcext:value-type="float">
            <text:p>0</text:p>
          </table:table-cell>
          <table:table-cell table:formula="of:=1-MOD([.$A$23]*[.$Y8]-[.$B$23]*[.AA$1];3)" office:value-type="float" office:value="1" calcext:value-type="float">
            <text:p>1</text:p>
          </table:table-cell>
          <table:table-cell table:formula="of:=1-MOD([.$A$23]*[.$Y8]-[.$B$23]*[.AB$1];3)" office:value-type="float" office:value="-1" calcext:value-type="float">
            <text:p>-1</text:p>
          </table:table-cell>
          <table:table-cell table:formula="of:=1-MOD([.$A$23]*[.$Y8]-[.$B$23]*[.AC$1];3)" office:value-type="float" office:value="0" calcext:value-type="float">
            <text:p>0</text:p>
          </table:table-cell>
          <table:table-cell table:formula="of:=1-MOD([.$A$23]*[.$Y8]-[.$B$23]*[.AD$1];3)" office:value-type="float" office:value="1" calcext:value-type="float">
            <text:p>1</text:p>
          </table:table-cell>
          <table:table-cell table:formula="of:=1-MOD([.$A$23]*[.$Y8]-[.$B$23]*[.AE$1];3)" office:value-type="float" office:value="-1" calcext:value-type="float">
            <text:p>-1</text:p>
          </table:table-cell>
          <table:table-cell table:formula="of:=1-MOD([.$A$23]*[.$Y8]-[.$B$23]*[.AF$1];3)" office:value-type="float" office:value="0" calcext:value-type="float">
            <text:p>0</text:p>
          </table:table-cell>
          <table:table-cell table:formula="of:=1-MOD([.$A$23]*[.$Y8]-[.$B$23]*[.AG$1];3)" office:value-type="float" office:value="1" calcext:value-type="float">
            <text:p>1</text:p>
          </table:table-cell>
          <table:table-cell table:formula="of:=1-MOD([.$A$23]*[.$Y8]-[.$B$23]*[.AH$1];3)" office:value-type="float" office:value="-1" calcext:value-type="float">
            <text:p>-1</text:p>
          </table:table-cell>
          <table:table-cell table:formula="of:=1-MOD([.$A$23]*[.$Y8]-[.$B$23]*[.AI$1];3)" office:value-type="float" office:value="0" calcext:value-type="float">
            <text:p>0</text:p>
          </table:table-cell>
          <table:table-cell table:formula="of:=1-MOD([.$A$23]*[.$Y8]-[.$B$23]*[.AJ$1];3)" office:value-type="float" office:value="1" calcext:value-type="float">
            <text:p>1</text:p>
          </table:table-cell>
          <table:table-cell table:formula="of:=1-MOD([.$A$23]*[.$Y8]-[.$B$23]*[.AK$1];3)" office:value-type="float" office:value="-1" calcext:value-type="float">
            <text:p>-1</text:p>
          </table:table-cell>
          <table:table-cell table:formula="of:=1-MOD([.$A$23]*[.$Y8]-[.$B$23]*[.AL$1];3)" office:value-type="float" office:value="0" calcext:value-type="float">
            <text:p>0</text:p>
          </table:table-cell>
          <table:table-cell table:formula="of:=1-MOD([.$A$23]*[.$Y8]-[.$B$23]*[.AM$1];3)" office:value-type="float" office:value="1" calcext:value-type="float">
            <text:p>1</text:p>
          </table:table-cell>
          <table:table-cell table:formula="of:=1-MOD([.$A$23]*[.$Y8]-[.$B$23]*[.AN$1];3)" office:value-type="float" office:value="-1" calcext:value-type="float">
            <text:p>-1</text:p>
          </table:table-cell>
          <table:table-cell table:formula="of:=1-MOD([.$A$23]*[.$Y8]-[.$B$23]*[.AO$1];3)" office:value-type="float" office:value="0" calcext:value-type="float">
            <text:p>0</text:p>
          </table:table-cell>
          <table:table-cell table:formula="of:=1-MOD([.$A$23]*[.$Y8]-[.$B$23]*[.AP$1];3)" office:value-type="float" office:value="1" calcext:value-type="float">
            <text:p>1</text:p>
          </table:table-cell>
          <table:table-cell table:formula="of:=1-MOD([.$A$23]*[.$Y8]-[.$B$23]*[.AQ$1];3)" office:value-type="float" office:value="-1" calcext:value-type="float">
            <text:p>-1</text:p>
          </table:table-cell>
          <table:table-cell table:formula="of:=1-MOD([.$A$23]*[.$Y8]-[.$B$23]*[.AR$1];3)" office:value-type="float" office:value="0" calcext:value-type="float">
            <text:p>0</text:p>
          </table:table-cell>
          <table:table-cell table:formula="of:=1-MOD([.$A$23]*[.$Y8]-[.$B$23]*[.AS$1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-MOD(ROUND(IMARGUMENT(COMPLEX([.$A$23]*[.$A9];[.$B$23]*[.B$1]))*1000;0);3)" office:value-type="float" office:value="0" calcext:value-type="float">
            <text:p>0</text:p>
          </table:table-cell>
          <table:table-cell table:formula="of:=1-MOD(ROUND(IMARGUMENT(COMPLEX([.$A$23]*[.$A9];[.$B$23]*[.C$1]))*1000;0);3)" office:value-type="float" office:value="-1" calcext:value-type="float">
            <text:p>-1</text:p>
          </table:table-cell>
          <table:table-cell table:formula="of:=1-MOD(ROUND(IMARGUMENT(COMPLEX([.$A$23]*[.$A9];[.$B$23]*[.D$1]))*1000;0);3)" office:value-type="float" office:value="-1" calcext:value-type="float">
            <text:p>-1</text:p>
          </table:table-cell>
          <table:table-cell table:formula="of:=1-MOD(ROUND(IMARGUMENT(COMPLEX([.$A$23]*[.$A9];[.$B$23]*[.E$1]))*1000;0);3)" office:value-type="float" office:value="-1" calcext:value-type="float">
            <text:p>-1</text:p>
          </table:table-cell>
          <table:table-cell table:formula="of:=1-MOD(ROUND(IMARGUMENT(COMPLEX([.$A$23]*[.$A9];[.$B$23]*[.F$1]))*1000;0);3)" office:value-type="float" office:value="-1" calcext:value-type="float">
            <text:p>-1</text:p>
          </table:table-cell>
          <table:table-cell table:formula="of:=1-MOD(ROUND(IMARGUMENT(COMPLEX([.$A$23]*[.$A9];[.$B$23]*[.G$1]))*1000;0);3)" office:value-type="float" office:value="0" calcext:value-type="float">
            <text:p>0</text:p>
          </table:table-cell>
          <table:table-cell table:formula="of:=1-MOD(ROUND(IMARGUMENT(COMPLEX([.$A$23]*[.$A9];[.$B$23]*[.H$1]))*1000;0);3)" office:value-type="float" office:value="0" calcext:value-type="float">
            <text:p>0</text:p>
          </table:table-cell>
          <table:table-cell table:formula="of:=1-MOD(ROUND(IMARGUMENT(COMPLEX([.$A$23]*[.$A9];[.$B$23]*[.I$1]))*1000;0);3)" office:value-type="float" office:value="-1" calcext:value-type="float">
            <text:p>-1</text:p>
          </table:table-cell>
          <table:table-cell table:formula="of:=1-MOD(ROUND(IMARGUMENT(COMPLEX([.$A$23]*[.$A9];[.$B$23]*[.J$1]))*1000;0);3)" office:value-type="float" office:value="-1" calcext:value-type="float">
            <text:p>-1</text:p>
          </table:table-cell>
          <table:table-cell table:formula="of:=1-MOD(ROUND(IMARGUMENT(COMPLEX([.$A$23]*[.$A9];[.$B$23]*[.K$1]))*1000;0);3)" office:value-type="float" office:value="-1" calcext:value-type="float">
            <text:p>-1</text:p>
          </table:table-cell>
          <table:table-cell table:formula="of:=1-MOD(ROUND(IMARGUMENT(COMPLEX([.$A$23]*[.$A9];[.$B$23]*[.L$1]))*1000;0);3)" office:value-type="float" office:value="0" calcext:value-type="float">
            <text:p>0</text:p>
          </table:table-cell>
          <table:table-cell table:formula="of:=1-MOD(ROUND(IMARGUMENT(COMPLEX([.$A$23]*[.$A9];[.$B$23]*[.M$1]))*1000;0);3)" office:value-type="float" office:value="1" calcext:value-type="float">
            <text:p>1</text:p>
          </table:table-cell>
          <table:table-cell table:formula="of:=1-MOD(ROUND(IMARGUMENT(COMPLEX([.$A$23]*[.$A9];[.$B$23]*[.N$1]))*1000;0);3)" office:value-type="float" office:value="-1" calcext:value-type="float">
            <text:p>-1</text:p>
          </table:table-cell>
          <table:table-cell table:formula="of:=1-MOD(ROUND(IMARGUMENT(COMPLEX([.$A$23]*[.$A9];[.$B$23]*[.O$1]))*1000;0);3)" office:value-type="float" office:value="-1" calcext:value-type="float">
            <text:p>-1</text:p>
          </table:table-cell>
          <table:table-cell table:formula="of:=1-MOD(ROUND(IMARGUMENT(COMPLEX([.$A$23]*[.$A9];[.$B$23]*[.P$1]))*1000;0);3)" office:value-type="float" office:value="0" calcext:value-type="float">
            <text:p>0</text:p>
          </table:table-cell>
          <table:table-cell table:formula="of:=1-MOD(ROUND(IMARGUMENT(COMPLEX([.$A$23]*[.$A9];[.$B$23]*[.Q$1]))*1000;0);3)" office:value-type="float" office:value="0" calcext:value-type="float">
            <text:p>0</text:p>
          </table:table-cell>
          <table:table-cell table:formula="of:=1-MOD(ROUND(IMARGUMENT(COMPLEX([.$A$23]*[.$A9];[.$B$23]*[.R$1]))*1000;0);3)" office:value-type="float" office:value="1" calcext:value-type="float">
            <text:p>1</text:p>
          </table:table-cell>
          <table:table-cell table:formula="of:=1-MOD(ROUND(IMARGUMENT(COMPLEX([.$A$23]*[.$A9];[.$B$23]*[.S$1]))*1000;0);3)" office:value-type="float" office:value="0" calcext:value-type="float">
            <text:p>0</text:p>
          </table:table-cell>
          <table:table-cell table:formula="of:=1-MOD(ROUND(IMARGUMENT(COMPLEX([.$A$23]*[.$A9];[.$B$23]*[.T$1]))*1000;0);3)" office:value-type="float" office:value="-1" calcext:value-type="float">
            <text:p>-1</text:p>
          </table:table-cell>
          <table:table-cell table:formula="of:=1-MOD(ROUND(IMARGUMENT(COMPLEX([.$A$23]*[.$A9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8]+1" office:value-type="float" office:value="8" calcext:value-type="float">
            <text:p>8</text:p>
          </table:table-cell>
          <table:table-cell table:formula="of:=1-MOD([.$A$23]*[.$Y9]-[.$B$23]*[.Z$1];3)" office:value-type="float" office:value="1" calcext:value-type="float">
            <text:p>1</text:p>
          </table:table-cell>
          <table:table-cell table:formula="of:=1-MOD([.$A$23]*[.$Y9]-[.$B$23]*[.AA$1];3)" office:value-type="float" office:value="-1" calcext:value-type="float">
            <text:p>-1</text:p>
          </table:table-cell>
          <table:table-cell table:formula="of:=1-MOD([.$A$23]*[.$Y9]-[.$B$23]*[.AB$1];3)" office:value-type="float" office:value="0" calcext:value-type="float">
            <text:p>0</text:p>
          </table:table-cell>
          <table:table-cell table:formula="of:=1-MOD([.$A$23]*[.$Y9]-[.$B$23]*[.AC$1];3)" office:value-type="float" office:value="1" calcext:value-type="float">
            <text:p>1</text:p>
          </table:table-cell>
          <table:table-cell table:formula="of:=1-MOD([.$A$23]*[.$Y9]-[.$B$23]*[.AD$1];3)" office:value-type="float" office:value="-1" calcext:value-type="float">
            <text:p>-1</text:p>
          </table:table-cell>
          <table:table-cell table:formula="of:=1-MOD([.$A$23]*[.$Y9]-[.$B$23]*[.AE$1];3)" office:value-type="float" office:value="0" calcext:value-type="float">
            <text:p>0</text:p>
          </table:table-cell>
          <table:table-cell table:formula="of:=1-MOD([.$A$23]*[.$Y9]-[.$B$23]*[.AF$1];3)" office:value-type="float" office:value="1" calcext:value-type="float">
            <text:p>1</text:p>
          </table:table-cell>
          <table:table-cell table:formula="of:=1-MOD([.$A$23]*[.$Y9]-[.$B$23]*[.AG$1];3)" office:value-type="float" office:value="-1" calcext:value-type="float">
            <text:p>-1</text:p>
          </table:table-cell>
          <table:table-cell table:formula="of:=1-MOD([.$A$23]*[.$Y9]-[.$B$23]*[.AH$1];3)" office:value-type="float" office:value="0" calcext:value-type="float">
            <text:p>0</text:p>
          </table:table-cell>
          <table:table-cell table:formula="of:=1-MOD([.$A$23]*[.$Y9]-[.$B$23]*[.AI$1];3)" office:value-type="float" office:value="1" calcext:value-type="float">
            <text:p>1</text:p>
          </table:table-cell>
          <table:table-cell table:formula="of:=1-MOD([.$A$23]*[.$Y9]-[.$B$23]*[.AJ$1];3)" office:value-type="float" office:value="-1" calcext:value-type="float">
            <text:p>-1</text:p>
          </table:table-cell>
          <table:table-cell table:formula="of:=1-MOD([.$A$23]*[.$Y9]-[.$B$23]*[.AK$1];3)" office:value-type="float" office:value="0" calcext:value-type="float">
            <text:p>0</text:p>
          </table:table-cell>
          <table:table-cell table:formula="of:=1-MOD([.$A$23]*[.$Y9]-[.$B$23]*[.AL$1];3)" office:value-type="float" office:value="1" calcext:value-type="float">
            <text:p>1</text:p>
          </table:table-cell>
          <table:table-cell table:formula="of:=1-MOD([.$A$23]*[.$Y9]-[.$B$23]*[.AM$1];3)" office:value-type="float" office:value="-1" calcext:value-type="float">
            <text:p>-1</text:p>
          </table:table-cell>
          <table:table-cell table:formula="of:=1-MOD([.$A$23]*[.$Y9]-[.$B$23]*[.AN$1];3)" office:value-type="float" office:value="0" calcext:value-type="float">
            <text:p>0</text:p>
          </table:table-cell>
          <table:table-cell table:formula="of:=1-MOD([.$A$23]*[.$Y9]-[.$B$23]*[.AO$1];3)" office:value-type="float" office:value="1" calcext:value-type="float">
            <text:p>1</text:p>
          </table:table-cell>
          <table:table-cell table:formula="of:=1-MOD([.$A$23]*[.$Y9]-[.$B$23]*[.AP$1];3)" office:value-type="float" office:value="-1" calcext:value-type="float">
            <text:p>-1</text:p>
          </table:table-cell>
          <table:table-cell table:formula="of:=1-MOD([.$A$23]*[.$Y9]-[.$B$23]*[.AQ$1];3)" office:value-type="float" office:value="0" calcext:value-type="float">
            <text:p>0</text:p>
          </table:table-cell>
          <table:table-cell table:formula="of:=1-MOD([.$A$23]*[.$Y9]-[.$B$23]*[.AR$1];3)" office:value-type="float" office:value="1" calcext:value-type="float">
            <text:p>1</text:p>
          </table:table-cell>
          <table:table-cell table:formula="of:=1-MOD([.$A$23]*[.$Y9]-[.$B$23]*[.AS$1];3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-MOD(ROUND(IMARGUMENT(COMPLEX([.$A$23]*[.$A10];[.$B$23]*[.B$1]))*1000;0);3)" office:value-type="float" office:value="-1" calcext:value-type="float">
            <text:p>-1</text:p>
          </table:table-cell>
          <table:table-cell table:formula="of:=1-MOD(ROUND(IMARGUMENT(COMPLEX([.$A$23]*[.$A10];[.$B$23]*[.C$1]))*1000;0);3)" office:value-type="float" office:value="0" calcext:value-type="float">
            <text:p>0</text:p>
          </table:table-cell>
          <table:table-cell table:formula="of:=1-MOD(ROUND(IMARGUMENT(COMPLEX([.$A$23]*[.$A10];[.$B$23]*[.D$1]))*1000;0);3)" office:value-type="float" office:value="0" calcext:value-type="float">
            <text:p>0</text:p>
          </table:table-cell>
          <table:table-cell table:formula="of:=1-MOD(ROUND(IMARGUMENT(COMPLEX([.$A$23]*[.$A10];[.$B$23]*[.E$1]))*1000;0);3)" office:value-type="float" office:value="1" calcext:value-type="float">
            <text:p>1</text:p>
          </table:table-cell>
          <table:table-cell table:formula="of:=1-MOD(ROUND(IMARGUMENT(COMPLEX([.$A$23]*[.$A10];[.$B$23]*[.F$1]))*1000;0);3)" office:value-type="float" office:value="0" calcext:value-type="float">
            <text:p>0</text:p>
          </table:table-cell>
          <table:table-cell table:formula="of:=1-MOD(ROUND(IMARGUMENT(COMPLEX([.$A$23]*[.$A10];[.$B$23]*[.G$1]))*1000;0);3)" office:value-type="float" office:value="-1" calcext:value-type="float">
            <text:p>-1</text:p>
          </table:table-cell>
          <table:table-cell table:formula="of:=1-MOD(ROUND(IMARGUMENT(COMPLEX([.$A$23]*[.$A10];[.$B$23]*[.H$1]))*1000;0);3)" office:value-type="float" office:value="0" calcext:value-type="float">
            <text:p>0</text:p>
          </table:table-cell>
          <table:table-cell table:formula="of:=1-MOD(ROUND(IMARGUMENT(COMPLEX([.$A$23]*[.$A10];[.$B$23]*[.I$1]))*1000;0);3)" office:value-type="float" office:value="1" calcext:value-type="float">
            <text:p>1</text:p>
          </table:table-cell>
          <table:table-cell table:formula="of:=1-MOD(ROUND(IMARGUMENT(COMPLEX([.$A$23]*[.$A10];[.$B$23]*[.J$1]))*1000;0);3)" office:value-type="float" office:value="-1" calcext:value-type="float">
            <text:p>-1</text:p>
          </table:table-cell>
          <table:table-cell table:formula="of:=1-MOD(ROUND(IMARGUMENT(COMPLEX([.$A$23]*[.$A10];[.$B$23]*[.K$1]))*1000;0);3)" office:value-type="float" office:value="-1" calcext:value-type="float">
            <text:p>-1</text:p>
          </table:table-cell>
          <table:table-cell table:formula="of:=1-MOD(ROUND(IMARGUMENT(COMPLEX([.$A$23]*[.$A10];[.$B$23]*[.L$1]))*1000;0);3)" office:value-type="float" office:value="1" calcext:value-type="float">
            <text:p>1</text:p>
          </table:table-cell>
          <table:table-cell table:formula="of:=1-MOD(ROUND(IMARGUMENT(COMPLEX([.$A$23]*[.$A10];[.$B$23]*[.M$1]))*1000;0);3)" office:value-type="float" office:value="0" calcext:value-type="float">
            <text:p>0</text:p>
          </table:table-cell>
          <table:table-cell table:formula="of:=1-MOD(ROUND(IMARGUMENT(COMPLEX([.$A$23]*[.$A10];[.$B$23]*[.N$1]))*1000;0);3)" office:value-type="float" office:value="-1" calcext:value-type="float">
            <text:p>-1</text:p>
          </table:table-cell>
          <table:table-cell table:formula="of:=1-MOD(ROUND(IMARGUMENT(COMPLEX([.$A$23]*[.$A10];[.$B$23]*[.O$1]))*1000;0);3)" office:value-type="float" office:value="1" calcext:value-type="float">
            <text:p>1</text:p>
          </table:table-cell>
          <table:table-cell table:formula="of:=1-MOD(ROUND(IMARGUMENT(COMPLEX([.$A$23]*[.$A10];[.$B$23]*[.P$1]))*1000;0);3)" office:value-type="float" office:value="1" calcext:value-type="float">
            <text:p>1</text:p>
          </table:table-cell>
          <table:table-cell table:formula="of:=1-MOD(ROUND(IMARGUMENT(COMPLEX([.$A$23]*[.$A10];[.$B$23]*[.Q$1]))*1000;0);3)" office:value-type="float" office:value="0" calcext:value-type="float">
            <text:p>0</text:p>
          </table:table-cell>
          <table:table-cell table:formula="of:=1-MOD(ROUND(IMARGUMENT(COMPLEX([.$A$23]*[.$A10];[.$B$23]*[.R$1]))*1000;0);3)" office:value-type="float" office:value="-1" calcext:value-type="float">
            <text:p>-1</text:p>
          </table:table-cell>
          <table:table-cell table:formula="of:=1-MOD(ROUND(IMARGUMENT(COMPLEX([.$A$23]*[.$A10];[.$B$23]*[.S$1]))*1000;0);3)" office:value-type="float" office:value="0" calcext:value-type="float">
            <text:p>0</text:p>
          </table:table-cell>
          <table:table-cell table:formula="of:=1-MOD(ROUND(IMARGUMENT(COMPLEX([.$A$23]*[.$A10];[.$B$23]*[.T$1]))*1000;0);3)" office:value-type="float" office:value="-1" calcext:value-type="float">
            <text:p>-1</text:p>
          </table:table-cell>
          <table:table-cell table:formula="of:=1-MOD(ROUND(IMARGUMENT(COMPLEX([.$A$23]*[.$A10];[.$B$23]*[.U$1]))*1000;0);3)" office:value-type="float" office:value="1" calcext:value-type="float">
            <text:p>1</text:p>
          </table:table-cell>
          <table:table-cell table:number-columns-repeated="3"/>
          <table:table-cell table:formula="of:=[.Y9]+1" office:value-type="float" office:value="9" calcext:value-type="float">
            <text:p>9</text:p>
          </table:table-cell>
          <table:table-cell table:formula="of:=1-MOD([.$A$23]*[.$Y10]-[.$B$23]*[.Z$1];3)" office:value-type="float" office:value="-1" calcext:value-type="float">
            <text:p>-1</text:p>
          </table:table-cell>
          <table:table-cell table:formula="of:=1-MOD([.$A$23]*[.$Y10]-[.$B$23]*[.AA$1];3)" office:value-type="float" office:value="0" calcext:value-type="float">
            <text:p>0</text:p>
          </table:table-cell>
          <table:table-cell table:formula="of:=1-MOD([.$A$23]*[.$Y10]-[.$B$23]*[.AB$1];3)" office:value-type="float" office:value="1" calcext:value-type="float">
            <text:p>1</text:p>
          </table:table-cell>
          <table:table-cell table:formula="of:=1-MOD([.$A$23]*[.$Y10]-[.$B$23]*[.AC$1];3)" office:value-type="float" office:value="-1" calcext:value-type="float">
            <text:p>-1</text:p>
          </table:table-cell>
          <table:table-cell table:formula="of:=1-MOD([.$A$23]*[.$Y10]-[.$B$23]*[.AD$1];3)" office:value-type="float" office:value="0" calcext:value-type="float">
            <text:p>0</text:p>
          </table:table-cell>
          <table:table-cell table:formula="of:=1-MOD([.$A$23]*[.$Y10]-[.$B$23]*[.AE$1];3)" office:value-type="float" office:value="1" calcext:value-type="float">
            <text:p>1</text:p>
          </table:table-cell>
          <table:table-cell table:formula="of:=1-MOD([.$A$23]*[.$Y10]-[.$B$23]*[.AF$1];3)" office:value-type="float" office:value="-1" calcext:value-type="float">
            <text:p>-1</text:p>
          </table:table-cell>
          <table:table-cell table:formula="of:=1-MOD([.$A$23]*[.$Y10]-[.$B$23]*[.AG$1];3)" office:value-type="float" office:value="0" calcext:value-type="float">
            <text:p>0</text:p>
          </table:table-cell>
          <table:table-cell table:formula="of:=1-MOD([.$A$23]*[.$Y10]-[.$B$23]*[.AH$1];3)" office:value-type="float" office:value="1" calcext:value-type="float">
            <text:p>1</text:p>
          </table:table-cell>
          <table:table-cell table:formula="of:=1-MOD([.$A$23]*[.$Y10]-[.$B$23]*[.AI$1];3)" office:value-type="float" office:value="-1" calcext:value-type="float">
            <text:p>-1</text:p>
          </table:table-cell>
          <table:table-cell table:formula="of:=1-MOD([.$A$23]*[.$Y10]-[.$B$23]*[.AJ$1];3)" office:value-type="float" office:value="0" calcext:value-type="float">
            <text:p>0</text:p>
          </table:table-cell>
          <table:table-cell table:formula="of:=1-MOD([.$A$23]*[.$Y10]-[.$B$23]*[.AK$1];3)" office:value-type="float" office:value="1" calcext:value-type="float">
            <text:p>1</text:p>
          </table:table-cell>
          <table:table-cell table:formula="of:=1-MOD([.$A$23]*[.$Y10]-[.$B$23]*[.AL$1];3)" office:value-type="float" office:value="-1" calcext:value-type="float">
            <text:p>-1</text:p>
          </table:table-cell>
          <table:table-cell table:formula="of:=1-MOD([.$A$23]*[.$Y10]-[.$B$23]*[.AM$1];3)" office:value-type="float" office:value="0" calcext:value-type="float">
            <text:p>0</text:p>
          </table:table-cell>
          <table:table-cell table:formula="of:=1-MOD([.$A$23]*[.$Y10]-[.$B$23]*[.AN$1];3)" office:value-type="float" office:value="1" calcext:value-type="float">
            <text:p>1</text:p>
          </table:table-cell>
          <table:table-cell table:formula="of:=1-MOD([.$A$23]*[.$Y10]-[.$B$23]*[.AO$1];3)" office:value-type="float" office:value="-1" calcext:value-type="float">
            <text:p>-1</text:p>
          </table:table-cell>
          <table:table-cell table:formula="of:=1-MOD([.$A$23]*[.$Y10]-[.$B$23]*[.AP$1];3)" office:value-type="float" office:value="0" calcext:value-type="float">
            <text:p>0</text:p>
          </table:table-cell>
          <table:table-cell table:formula="of:=1-MOD([.$A$23]*[.$Y10]-[.$B$23]*[.AQ$1];3)" office:value-type="float" office:value="1" calcext:value-type="float">
            <text:p>1</text:p>
          </table:table-cell>
          <table:table-cell table:formula="of:=1-MOD([.$A$23]*[.$Y10]-[.$B$23]*[.AR$1];3)" office:value-type="float" office:value="-1" calcext:value-type="float">
            <text:p>-1</text:p>
          </table:table-cell>
          <table:table-cell table:formula="of:=1-MOD([.$A$23]*[.$Y10]-[.$B$23]*[.AS$1];3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-MOD(ROUND(IMARGUMENT(COMPLEX([.$A$23]*[.$A11];[.$B$23]*[.B$1]))*1000;0);3)" office:value-type="float" office:value="0" calcext:value-type="float">
            <text:p>0</text:p>
          </table:table-cell>
          <table:table-cell table:formula="of:=1-MOD(ROUND(IMARGUMENT(COMPLEX([.$A$23]*[.$A11];[.$B$23]*[.C$1]))*1000;0);3)" office:value-type="float" office:value="-1" calcext:value-type="float">
            <text:p>-1</text:p>
          </table:table-cell>
          <table:table-cell table:formula="of:=1-MOD(ROUND(IMARGUMENT(COMPLEX([.$A$23]*[.$A11];[.$B$23]*[.D$1]))*1000;0);3)" office:value-type="float" office:value="1" calcext:value-type="float">
            <text:p>1</text:p>
          </table:table-cell>
          <table:table-cell table:formula="of:=1-MOD(ROUND(IMARGUMENT(COMPLEX([.$A$23]*[.$A11];[.$B$23]*[.E$1]))*1000;0);3)" office:value-type="float" office:value="1" calcext:value-type="float">
            <text:p>1</text:p>
          </table:table-cell>
          <table:table-cell table:formula="of:=1-MOD(ROUND(IMARGUMENT(COMPLEX([.$A$23]*[.$A11];[.$B$23]*[.F$1]))*1000;0);3)" office:value-type="float" office:value="-1" calcext:value-type="float">
            <text:p>-1</text:p>
          </table:table-cell>
          <table:table-cell table:formula="of:=1-MOD(ROUND(IMARGUMENT(COMPLEX([.$A$23]*[.$A11];[.$B$23]*[.G$1]))*1000;0);3)" office:value-type="float" office:value="0" calcext:value-type="float">
            <text:p>0</text:p>
          </table:table-cell>
          <table:table-cell table:formula="of:=1-MOD(ROUND(IMARGUMENT(COMPLEX([.$A$23]*[.$A11];[.$B$23]*[.H$1]))*1000;0);3)" office:value-type="float" office:value="0" calcext:value-type="float">
            <text:p>0</text:p>
          </table:table-cell>
          <table:table-cell table:formula="of:=1-MOD(ROUND(IMARGUMENT(COMPLEX([.$A$23]*[.$A11];[.$B$23]*[.I$1]))*1000;0);3)" office:value-type="float" office:value="0" calcext:value-type="float">
            <text:p>0</text:p>
          </table:table-cell>
          <table:table-cell table:formula="of:=1-MOD(ROUND(IMARGUMENT(COMPLEX([.$A$23]*[.$A11];[.$B$23]*[.J$1]))*1000;0);3)" office:value-type="float" office:value="1" calcext:value-type="float">
            <text:p>1</text:p>
          </table:table-cell>
          <table:table-cell table:formula="of:=1-MOD(ROUND(IMARGUMENT(COMPLEX([.$A$23]*[.$A11];[.$B$23]*[.K$1]))*1000;0);3)" office:value-type="float" office:value="-1" calcext:value-type="float">
            <text:p>-1</text:p>
          </table:table-cell>
          <table:table-cell table:formula="of:=1-MOD(ROUND(IMARGUMENT(COMPLEX([.$A$23]*[.$A11];[.$B$23]*[.L$1]))*1000;0);3)" office:value-type="float" office:value="1" calcext:value-type="float">
            <text:p>1</text:p>
          </table:table-cell>
          <table:table-cell table:formula="of:=1-MOD(ROUND(IMARGUMENT(COMPLEX([.$A$23]*[.$A11];[.$B$23]*[.M$1]))*1000;0);3)" office:value-type="float" office:value="-1" calcext:value-type="float">
            <text:p>-1</text:p>
          </table:table-cell>
          <table:table-cell table:formula="of:=1-MOD(ROUND(IMARGUMENT(COMPLEX([.$A$23]*[.$A11];[.$B$23]*[.N$1]))*1000;0);3)" office:value-type="float" office:value="0" calcext:value-type="float">
            <text:p>0</text:p>
          </table:table-cell>
          <table:table-cell table:formula="of:=1-MOD(ROUND(IMARGUMENT(COMPLEX([.$A$23]*[.$A11];[.$B$23]*[.O$1]))*1000;0);3)" office:value-type="float" office:value="0" calcext:value-type="float">
            <text:p>0</text:p>
          </table:table-cell>
          <table:table-cell table:formula="of:=1-MOD(ROUND(IMARGUMENT(COMPLEX([.$A$23]*[.$A11];[.$B$23]*[.P$1]))*1000;0);3)" office:value-type="float" office:value="1" calcext:value-type="float">
            <text:p>1</text:p>
          </table:table-cell>
          <table:table-cell table:formula="of:=1-MOD(ROUND(IMARGUMENT(COMPLEX([.$A$23]*[.$A11];[.$B$23]*[.Q$1]))*1000;0);3)" office:value-type="float" office:value="-1" calcext:value-type="float">
            <text:p>-1</text:p>
          </table:table-cell>
          <table:table-cell table:formula="of:=1-MOD(ROUND(IMARGUMENT(COMPLEX([.$A$23]*[.$A11];[.$B$23]*[.R$1]))*1000;0);3)" office:value-type="float" office:value="1" calcext:value-type="float">
            <text:p>1</text:p>
          </table:table-cell>
          <table:table-cell table:formula="of:=1-MOD(ROUND(IMARGUMENT(COMPLEX([.$A$23]*[.$A11];[.$B$23]*[.S$1]))*1000;0);3)" office:value-type="float" office:value="1" calcext:value-type="float">
            <text:p>1</text:p>
          </table:table-cell>
          <table:table-cell table:formula="of:=1-MOD(ROUND(IMARGUMENT(COMPLEX([.$A$23]*[.$A11];[.$B$23]*[.T$1]))*1000;0);3)" office:value-type="float" office:value="1" calcext:value-type="float">
            <text:p>1</text:p>
          </table:table-cell>
          <table:table-cell table:formula="of:=1-MOD(ROUND(IMARGUMENT(COMPLEX([.$A$23]*[.$A11];[.$B$23]*[.U$1]))*1000;0);3)" office:value-type="float" office:value="0" calcext:value-type="float">
            <text:p>0</text:p>
          </table:table-cell>
          <table:table-cell table:number-columns-repeated="3"/>
          <table:table-cell table:formula="of:=[.Y10]+1" office:value-type="float" office:value="10" calcext:value-type="float">
            <text:p>10</text:p>
          </table:table-cell>
          <table:table-cell table:formula="of:=1-MOD([.$A$23]*[.$Y11]-[.$B$23]*[.Z$1];3)" office:value-type="float" office:value="0" calcext:value-type="float">
            <text:p>0</text:p>
          </table:table-cell>
          <table:table-cell table:formula="of:=1-MOD([.$A$23]*[.$Y11]-[.$B$23]*[.AA$1];3)" office:value-type="float" office:value="1" calcext:value-type="float">
            <text:p>1</text:p>
          </table:table-cell>
          <table:table-cell table:formula="of:=1-MOD([.$A$23]*[.$Y11]-[.$B$23]*[.AB$1];3)" office:value-type="float" office:value="-1" calcext:value-type="float">
            <text:p>-1</text:p>
          </table:table-cell>
          <table:table-cell table:formula="of:=1-MOD([.$A$23]*[.$Y11]-[.$B$23]*[.AC$1];3)" office:value-type="float" office:value="0" calcext:value-type="float">
            <text:p>0</text:p>
          </table:table-cell>
          <table:table-cell table:formula="of:=1-MOD([.$A$23]*[.$Y11]-[.$B$23]*[.AD$1];3)" office:value-type="float" office:value="1" calcext:value-type="float">
            <text:p>1</text:p>
          </table:table-cell>
          <table:table-cell table:formula="of:=1-MOD([.$A$23]*[.$Y11]-[.$B$23]*[.AE$1];3)" office:value-type="float" office:value="-1" calcext:value-type="float">
            <text:p>-1</text:p>
          </table:table-cell>
          <table:table-cell table:formula="of:=1-MOD([.$A$23]*[.$Y11]-[.$B$23]*[.AF$1];3)" office:value-type="float" office:value="0" calcext:value-type="float">
            <text:p>0</text:p>
          </table:table-cell>
          <table:table-cell table:formula="of:=1-MOD([.$A$23]*[.$Y11]-[.$B$23]*[.AG$1];3)" office:value-type="float" office:value="1" calcext:value-type="float">
            <text:p>1</text:p>
          </table:table-cell>
          <table:table-cell table:formula="of:=1-MOD([.$A$23]*[.$Y11]-[.$B$23]*[.AH$1];3)" office:value-type="float" office:value="-1" calcext:value-type="float">
            <text:p>-1</text:p>
          </table:table-cell>
          <table:table-cell table:formula="of:=1-MOD([.$A$23]*[.$Y11]-[.$B$23]*[.AI$1];3)" office:value-type="float" office:value="0" calcext:value-type="float">
            <text:p>0</text:p>
          </table:table-cell>
          <table:table-cell table:formula="of:=1-MOD([.$A$23]*[.$Y11]-[.$B$23]*[.AJ$1];3)" office:value-type="float" office:value="1" calcext:value-type="float">
            <text:p>1</text:p>
          </table:table-cell>
          <table:table-cell table:formula="of:=1-MOD([.$A$23]*[.$Y11]-[.$B$23]*[.AK$1];3)" office:value-type="float" office:value="-1" calcext:value-type="float">
            <text:p>-1</text:p>
          </table:table-cell>
          <table:table-cell table:formula="of:=1-MOD([.$A$23]*[.$Y11]-[.$B$23]*[.AL$1];3)" office:value-type="float" office:value="0" calcext:value-type="float">
            <text:p>0</text:p>
          </table:table-cell>
          <table:table-cell table:formula="of:=1-MOD([.$A$23]*[.$Y11]-[.$B$23]*[.AM$1];3)" office:value-type="float" office:value="1" calcext:value-type="float">
            <text:p>1</text:p>
          </table:table-cell>
          <table:table-cell table:formula="of:=1-MOD([.$A$23]*[.$Y11]-[.$B$23]*[.AN$1];3)" office:value-type="float" office:value="-1" calcext:value-type="float">
            <text:p>-1</text:p>
          </table:table-cell>
          <table:table-cell table:formula="of:=1-MOD([.$A$23]*[.$Y11]-[.$B$23]*[.AO$1];3)" office:value-type="float" office:value="0" calcext:value-type="float">
            <text:p>0</text:p>
          </table:table-cell>
          <table:table-cell table:formula="of:=1-MOD([.$A$23]*[.$Y11]-[.$B$23]*[.AP$1];3)" office:value-type="float" office:value="1" calcext:value-type="float">
            <text:p>1</text:p>
          </table:table-cell>
          <table:table-cell table:formula="of:=1-MOD([.$A$23]*[.$Y11]-[.$B$23]*[.AQ$1];3)" office:value-type="float" office:value="-1" calcext:value-type="float">
            <text:p>-1</text:p>
          </table:table-cell>
          <table:table-cell table:formula="of:=1-MOD([.$A$23]*[.$Y11]-[.$B$23]*[.AR$1];3)" office:value-type="float" office:value="0" calcext:value-type="float">
            <text:p>0</text:p>
          </table:table-cell>
          <table:table-cell table:formula="of:=1-MOD([.$A$23]*[.$Y11]-[.$B$23]*[.AS$1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-MOD(ROUND(IMARGUMENT(COMPLEX([.$A$23]*[.$A12];[.$B$23]*[.B$1]))*1000;0);3)" office:value-type="float" office:value="-1" calcext:value-type="float">
            <text:p>-1</text:p>
          </table:table-cell>
          <table:table-cell table:formula="of:=1-MOD(ROUND(IMARGUMENT(COMPLEX([.$A$23]*[.$A12];[.$B$23]*[.C$1]))*1000;0);3)" office:value-type="float" office:value="1" calcext:value-type="float">
            <text:p>1</text:p>
          </table:table-cell>
          <table:table-cell table:formula="of:=1-MOD(ROUND(IMARGUMENT(COMPLEX([.$A$23]*[.$A12];[.$B$23]*[.D$1]))*1000;0);3)" office:value-type="float" office:value="1" calcext:value-type="float">
            <text:p>1</text:p>
          </table:table-cell>
          <table:table-cell table:formula="of:=1-MOD(ROUND(IMARGUMENT(COMPLEX([.$A$23]*[.$A12];[.$B$23]*[.E$1]))*1000;0);3)" office:value-type="float" office:value="-1" calcext:value-type="float">
            <text:p>-1</text:p>
          </table:table-cell>
          <table:table-cell table:formula="of:=1-MOD(ROUND(IMARGUMENT(COMPLEX([.$A$23]*[.$A12];[.$B$23]*[.F$1]))*1000;0);3)" office:value-type="float" office:value="-1" calcext:value-type="float">
            <text:p>-1</text:p>
          </table:table-cell>
          <table:table-cell table:formula="of:=1-MOD(ROUND(IMARGUMENT(COMPLEX([.$A$23]*[.$A12];[.$B$23]*[.G$1]))*1000;0);3)" office:value-type="float" office:value="-1" calcext:value-type="float">
            <text:p>-1</text:p>
          </table:table-cell>
          <table:table-cell table:formula="of:=1-MOD(ROUND(IMARGUMENT(COMPLEX([.$A$23]*[.$A12];[.$B$23]*[.H$1]))*1000;0);3)" office:value-type="float" office:value="1" calcext:value-type="float">
            <text:p>1</text:p>
          </table:table-cell>
          <table:table-cell table:formula="of:=1-MOD(ROUND(IMARGUMENT(COMPLEX([.$A$23]*[.$A12];[.$B$23]*[.I$1]))*1000;0);3)" office:value-type="float" office:value="-1" calcext:value-type="float">
            <text:p>-1</text:p>
          </table:table-cell>
          <table:table-cell table:formula="of:=1-MOD(ROUND(IMARGUMENT(COMPLEX([.$A$23]*[.$A12];[.$B$23]*[.J$1]))*1000;0);3)" office:value-type="float" office:value="-1" calcext:value-type="float">
            <text:p>-1</text:p>
          </table:table-cell>
          <table:table-cell table:formula="of:=1-MOD(ROUND(IMARGUMENT(COMPLEX([.$A$23]*[.$A12];[.$B$23]*[.K$1]))*1000;0);3)" office:value-type="float" office:value="1" calcext:value-type="float">
            <text:p>1</text:p>
          </table:table-cell>
          <table:table-cell table:formula="of:=1-MOD(ROUND(IMARGUMENT(COMPLEX([.$A$23]*[.$A12];[.$B$23]*[.L$1]))*1000;0);3)" office:value-type="float" office:value="-1" calcext:value-type="float">
            <text:p>-1</text:p>
          </table:table-cell>
          <table:table-cell table:formula="of:=1-MOD(ROUND(IMARGUMENT(COMPLEX([.$A$23]*[.$A12];[.$B$23]*[.M$1]))*1000;0);3)" office:value-type="float" office:value="0" calcext:value-type="float">
            <text:p>0</text:p>
          </table:table-cell>
          <table:table-cell table:formula="of:=1-MOD(ROUND(IMARGUMENT(COMPLEX([.$A$23]*[.$A12];[.$B$23]*[.N$1]))*1000;0);3)" office:value-type="float" office:value="-1" calcext:value-type="float">
            <text:p>-1</text:p>
          </table:table-cell>
          <table:table-cell table:formula="of:=1-MOD(ROUND(IMARGUMENT(COMPLEX([.$A$23]*[.$A12];[.$B$23]*[.O$1]))*1000;0);3)" office:value-type="float" office:value="1" calcext:value-type="float">
            <text:p>1</text:p>
          </table:table-cell>
          <table:table-cell table:formula="of:=1-MOD(ROUND(IMARGUMENT(COMPLEX([.$A$23]*[.$A12];[.$B$23]*[.P$1]))*1000;0);3)" office:value-type="float" office:value="-1" calcext:value-type="float">
            <text:p>-1</text:p>
          </table:table-cell>
          <table:table-cell table:formula="of:=1-MOD(ROUND(IMARGUMENT(COMPLEX([.$A$23]*[.$A12];[.$B$23]*[.Q$1]))*1000;0);3)" office:value-type="float" office:value="1" calcext:value-type="float">
            <text:p>1</text:p>
          </table:table-cell>
          <table:table-cell table:formula="of:=1-MOD(ROUND(IMARGUMENT(COMPLEX([.$A$23]*[.$A12];[.$B$23]*[.R$1]))*1000;0);3)" office:value-type="float" office:value="-1" calcext:value-type="float">
            <text:p>-1</text:p>
          </table:table-cell>
          <table:table-cell table:formula="of:=1-MOD(ROUND(IMARGUMENT(COMPLEX([.$A$23]*[.$A12];[.$B$23]*[.S$1]))*1000;0);3)" office:value-type="float" office:value="1" calcext:value-type="float">
            <text:p>1</text:p>
          </table:table-cell>
          <table:table-cell table:formula="of:=1-MOD(ROUND(IMARGUMENT(COMPLEX([.$A$23]*[.$A12];[.$B$23]*[.T$1]))*1000;0);3)" office:value-type="float" office:value="1" calcext:value-type="float">
            <text:p>1</text:p>
          </table:table-cell>
          <table:table-cell table:formula="of:=1-MOD(ROUND(IMARGUMENT(COMPLEX([.$A$23]*[.$A12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11]+1" office:value-type="float" office:value="11" calcext:value-type="float">
            <text:p>11</text:p>
          </table:table-cell>
          <table:table-cell table:formula="of:=1-MOD([.$A$23]*[.$Y12]-[.$B$23]*[.Z$1];3)" office:value-type="float" office:value="1" calcext:value-type="float">
            <text:p>1</text:p>
          </table:table-cell>
          <table:table-cell table:formula="of:=1-MOD([.$A$23]*[.$Y12]-[.$B$23]*[.AA$1];3)" office:value-type="float" office:value="-1" calcext:value-type="float">
            <text:p>-1</text:p>
          </table:table-cell>
          <table:table-cell table:formula="of:=1-MOD([.$A$23]*[.$Y12]-[.$B$23]*[.AB$1];3)" office:value-type="float" office:value="0" calcext:value-type="float">
            <text:p>0</text:p>
          </table:table-cell>
          <table:table-cell table:formula="of:=1-MOD([.$A$23]*[.$Y12]-[.$B$23]*[.AC$1];3)" office:value-type="float" office:value="1" calcext:value-type="float">
            <text:p>1</text:p>
          </table:table-cell>
          <table:table-cell table:formula="of:=1-MOD([.$A$23]*[.$Y12]-[.$B$23]*[.AD$1];3)" office:value-type="float" office:value="-1" calcext:value-type="float">
            <text:p>-1</text:p>
          </table:table-cell>
          <table:table-cell table:formula="of:=1-MOD([.$A$23]*[.$Y12]-[.$B$23]*[.AE$1];3)" office:value-type="float" office:value="0" calcext:value-type="float">
            <text:p>0</text:p>
          </table:table-cell>
          <table:table-cell table:formula="of:=1-MOD([.$A$23]*[.$Y12]-[.$B$23]*[.AF$1];3)" office:value-type="float" office:value="1" calcext:value-type="float">
            <text:p>1</text:p>
          </table:table-cell>
          <table:table-cell table:formula="of:=1-MOD([.$A$23]*[.$Y12]-[.$B$23]*[.AG$1];3)" office:value-type="float" office:value="-1" calcext:value-type="float">
            <text:p>-1</text:p>
          </table:table-cell>
          <table:table-cell table:formula="of:=1-MOD([.$A$23]*[.$Y12]-[.$B$23]*[.AH$1];3)" office:value-type="float" office:value="0" calcext:value-type="float">
            <text:p>0</text:p>
          </table:table-cell>
          <table:table-cell table:formula="of:=1-MOD([.$A$23]*[.$Y12]-[.$B$23]*[.AI$1];3)" office:value-type="float" office:value="1" calcext:value-type="float">
            <text:p>1</text:p>
          </table:table-cell>
          <table:table-cell table:formula="of:=1-MOD([.$A$23]*[.$Y12]-[.$B$23]*[.AJ$1];3)" office:value-type="float" office:value="-1" calcext:value-type="float">
            <text:p>-1</text:p>
          </table:table-cell>
          <table:table-cell table:formula="of:=1-MOD([.$A$23]*[.$Y12]-[.$B$23]*[.AK$1];3)" office:value-type="float" office:value="0" calcext:value-type="float">
            <text:p>0</text:p>
          </table:table-cell>
          <table:table-cell table:formula="of:=1-MOD([.$A$23]*[.$Y12]-[.$B$23]*[.AL$1];3)" office:value-type="float" office:value="1" calcext:value-type="float">
            <text:p>1</text:p>
          </table:table-cell>
          <table:table-cell table:formula="of:=1-MOD([.$A$23]*[.$Y12]-[.$B$23]*[.AM$1];3)" office:value-type="float" office:value="-1" calcext:value-type="float">
            <text:p>-1</text:p>
          </table:table-cell>
          <table:table-cell table:formula="of:=1-MOD([.$A$23]*[.$Y12]-[.$B$23]*[.AN$1];3)" office:value-type="float" office:value="0" calcext:value-type="float">
            <text:p>0</text:p>
          </table:table-cell>
          <table:table-cell table:formula="of:=1-MOD([.$A$23]*[.$Y12]-[.$B$23]*[.AO$1];3)" office:value-type="float" office:value="1" calcext:value-type="float">
            <text:p>1</text:p>
          </table:table-cell>
          <table:table-cell table:formula="of:=1-MOD([.$A$23]*[.$Y12]-[.$B$23]*[.AP$1];3)" office:value-type="float" office:value="-1" calcext:value-type="float">
            <text:p>-1</text:p>
          </table:table-cell>
          <table:table-cell table:formula="of:=1-MOD([.$A$23]*[.$Y12]-[.$B$23]*[.AQ$1];3)" office:value-type="float" office:value="0" calcext:value-type="float">
            <text:p>0</text:p>
          </table:table-cell>
          <table:table-cell table:formula="of:=1-MOD([.$A$23]*[.$Y12]-[.$B$23]*[.AR$1];3)" office:value-type="float" office:value="1" calcext:value-type="float">
            <text:p>1</text:p>
          </table:table-cell>
          <table:table-cell table:formula="of:=1-MOD([.$A$23]*[.$Y12]-[.$B$23]*[.AS$1];3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-MOD(ROUND(IMARGUMENT(COMPLEX([.$A$23]*[.$A13];[.$B$23]*[.B$1]))*1000;0);3)" office:value-type="float" office:value="-1" calcext:value-type="float">
            <text:p>-1</text:p>
          </table:table-cell>
          <table:table-cell table:formula="of:=1-MOD(ROUND(IMARGUMENT(COMPLEX([.$A$23]*[.$A13];[.$B$23]*[.C$1]))*1000;0);3)" office:value-type="float" office:value="1" calcext:value-type="float">
            <text:p>1</text:p>
          </table:table-cell>
          <table:table-cell table:formula="of:=1-MOD(ROUND(IMARGUMENT(COMPLEX([.$A$23]*[.$A13];[.$B$23]*[.D$1]))*1000;0);3)" office:value-type="float" office:value="-1" calcext:value-type="float">
            <text:p>-1</text:p>
          </table:table-cell>
          <table:table-cell table:formula="of:=1-MOD(ROUND(IMARGUMENT(COMPLEX([.$A$23]*[.$A13];[.$B$23]*[.E$1]))*1000;0);3)" office:value-type="float" office:value="0" calcext:value-type="float">
            <text:p>0</text:p>
          </table:table-cell>
          <table:table-cell table:formula="of:=1-MOD(ROUND(IMARGUMENT(COMPLEX([.$A$23]*[.$A13];[.$B$23]*[.F$1]))*1000;0);3)" office:value-type="float" office:value="0" calcext:value-type="float">
            <text:p>0</text:p>
          </table:table-cell>
          <table:table-cell table:formula="of:=1-MOD(ROUND(IMARGUMENT(COMPLEX([.$A$23]*[.$A13];[.$B$23]*[.G$1]))*1000;0);3)" office:value-type="float" office:value="-1" calcext:value-type="float">
            <text:p>-1</text:p>
          </table:table-cell>
          <table:table-cell table:formula="of:=1-MOD(ROUND(IMARGUMENT(COMPLEX([.$A$23]*[.$A13];[.$B$23]*[.H$1]))*1000;0);3)" office:value-type="float" office:value="-1" calcext:value-type="float">
            <text:p>-1</text:p>
          </table:table-cell>
          <table:table-cell table:formula="of:=1-MOD(ROUND(IMARGUMENT(COMPLEX([.$A$23]*[.$A13];[.$B$23]*[.I$1]))*1000;0);3)" office:value-type="float" office:value="-1" calcext:value-type="float">
            <text:p>-1</text:p>
          </table:table-cell>
          <table:table-cell table:formula="of:=1-MOD(ROUND(IMARGUMENT(COMPLEX([.$A$23]*[.$A13];[.$B$23]*[.J$1]))*1000;0);3)" office:value-type="float" office:value="0" calcext:value-type="float">
            <text:p>0</text:p>
          </table:table-cell>
          <table:table-cell table:formula="of:=1-MOD(ROUND(IMARGUMENT(COMPLEX([.$A$23]*[.$A13];[.$B$23]*[.K$1]))*1000;0);3)" office:value-type="float" office:value="0" calcext:value-type="float">
            <text:p>0</text:p>
          </table:table-cell>
          <table:table-cell table:formula="of:=1-MOD(ROUND(IMARGUMENT(COMPLEX([.$A$23]*[.$A13];[.$B$23]*[.L$1]))*1000;0);3)" office:value-type="float" office:value="1" calcext:value-type="float">
            <text:p>1</text:p>
          </table:table-cell>
          <table:table-cell table:formula="of:=1-MOD(ROUND(IMARGUMENT(COMPLEX([.$A$23]*[.$A13];[.$B$23]*[.M$1]))*1000;0);3)" office:value-type="float" office:value="-1" calcext:value-type="float">
            <text:p>-1</text:p>
          </table:table-cell>
          <table:table-cell table:formula="of:=1-MOD(ROUND(IMARGUMENT(COMPLEX([.$A$23]*[.$A13];[.$B$23]*[.N$1]))*1000;0);3)" office:value-type="float" office:value="-1" calcext:value-type="float">
            <text:p>-1</text:p>
          </table:table-cell>
          <table:table-cell table:formula="of:=1-MOD(ROUND(IMARGUMENT(COMPLEX([.$A$23]*[.$A13];[.$B$23]*[.O$1]))*1000;0);3)" office:value-type="float" office:value="-1" calcext:value-type="float">
            <text:p>-1</text:p>
          </table:table-cell>
          <table:table-cell table:formula="of:=1-MOD(ROUND(IMARGUMENT(COMPLEX([.$A$23]*[.$A13];[.$B$23]*[.P$1]))*1000;0);3)" office:value-type="float" office:value="-1" calcext:value-type="float">
            <text:p>-1</text:p>
          </table:table-cell>
          <table:table-cell table:formula="of:=1-MOD(ROUND(IMARGUMENT(COMPLEX([.$A$23]*[.$A13];[.$B$23]*[.Q$1]))*1000;0);3)" office:value-type="float" office:value="0" calcext:value-type="float">
            <text:p>0</text:p>
          </table:table-cell>
          <table:table-cell table:formula="of:=1-MOD(ROUND(IMARGUMENT(COMPLEX([.$A$23]*[.$A13];[.$B$23]*[.R$1]))*1000;0);3)" office:value-type="float" office:value="0" calcext:value-type="float">
            <text:p>0</text:p>
          </table:table-cell>
          <table:table-cell table:formula="of:=1-MOD(ROUND(IMARGUMENT(COMPLEX([.$A$23]*[.$A13];[.$B$23]*[.S$1]))*1000;0);3)" office:value-type="float" office:value="1" calcext:value-type="float">
            <text:p>1</text:p>
          </table:table-cell>
          <table:table-cell table:formula="of:=1-MOD(ROUND(IMARGUMENT(COMPLEX([.$A$23]*[.$A13];[.$B$23]*[.T$1]))*1000;0);3)" office:value-type="float" office:value="1" calcext:value-type="float">
            <text:p>1</text:p>
          </table:table-cell>
          <table:table-cell table:formula="of:=1-MOD(ROUND(IMARGUMENT(COMPLEX([.$A$23]*[.$A13];[.$B$23]*[.U$1]))*1000;0);3)" office:value-type="float" office:value="1" calcext:value-type="float">
            <text:p>1</text:p>
          </table:table-cell>
          <table:table-cell table:number-columns-repeated="3"/>
          <table:table-cell table:formula="of:=[.Y12]+1" office:value-type="float" office:value="12" calcext:value-type="float">
            <text:p>12</text:p>
          </table:table-cell>
          <table:table-cell table:formula="of:=1-MOD([.$A$23]*[.$Y13]-[.$B$23]*[.Z$1];3)" office:value-type="float" office:value="-1" calcext:value-type="float">
            <text:p>-1</text:p>
          </table:table-cell>
          <table:table-cell table:formula="of:=1-MOD([.$A$23]*[.$Y13]-[.$B$23]*[.AA$1];3)" office:value-type="float" office:value="0" calcext:value-type="float">
            <text:p>0</text:p>
          </table:table-cell>
          <table:table-cell table:formula="of:=1-MOD([.$A$23]*[.$Y13]-[.$B$23]*[.AB$1];3)" office:value-type="float" office:value="1" calcext:value-type="float">
            <text:p>1</text:p>
          </table:table-cell>
          <table:table-cell table:formula="of:=1-MOD([.$A$23]*[.$Y13]-[.$B$23]*[.AC$1];3)" office:value-type="float" office:value="-1" calcext:value-type="float">
            <text:p>-1</text:p>
          </table:table-cell>
          <table:table-cell table:formula="of:=1-MOD([.$A$23]*[.$Y13]-[.$B$23]*[.AD$1];3)" office:value-type="float" office:value="0" calcext:value-type="float">
            <text:p>0</text:p>
          </table:table-cell>
          <table:table-cell table:formula="of:=1-MOD([.$A$23]*[.$Y13]-[.$B$23]*[.AE$1];3)" office:value-type="float" office:value="1" calcext:value-type="float">
            <text:p>1</text:p>
          </table:table-cell>
          <table:table-cell table:formula="of:=1-MOD([.$A$23]*[.$Y13]-[.$B$23]*[.AF$1];3)" office:value-type="float" office:value="-1" calcext:value-type="float">
            <text:p>-1</text:p>
          </table:table-cell>
          <table:table-cell table:formula="of:=1-MOD([.$A$23]*[.$Y13]-[.$B$23]*[.AG$1];3)" office:value-type="float" office:value="0" calcext:value-type="float">
            <text:p>0</text:p>
          </table:table-cell>
          <table:table-cell table:formula="of:=1-MOD([.$A$23]*[.$Y13]-[.$B$23]*[.AH$1];3)" office:value-type="float" office:value="1" calcext:value-type="float">
            <text:p>1</text:p>
          </table:table-cell>
          <table:table-cell table:formula="of:=1-MOD([.$A$23]*[.$Y13]-[.$B$23]*[.AI$1];3)" office:value-type="float" office:value="-1" calcext:value-type="float">
            <text:p>-1</text:p>
          </table:table-cell>
          <table:table-cell table:formula="of:=1-MOD([.$A$23]*[.$Y13]-[.$B$23]*[.AJ$1];3)" office:value-type="float" office:value="0" calcext:value-type="float">
            <text:p>0</text:p>
          </table:table-cell>
          <table:table-cell table:formula="of:=1-MOD([.$A$23]*[.$Y13]-[.$B$23]*[.AK$1];3)" office:value-type="float" office:value="1" calcext:value-type="float">
            <text:p>1</text:p>
          </table:table-cell>
          <table:table-cell table:formula="of:=1-MOD([.$A$23]*[.$Y13]-[.$B$23]*[.AL$1];3)" office:value-type="float" office:value="-1" calcext:value-type="float">
            <text:p>-1</text:p>
          </table:table-cell>
          <table:table-cell table:formula="of:=1-MOD([.$A$23]*[.$Y13]-[.$B$23]*[.AM$1];3)" office:value-type="float" office:value="0" calcext:value-type="float">
            <text:p>0</text:p>
          </table:table-cell>
          <table:table-cell table:formula="of:=1-MOD([.$A$23]*[.$Y13]-[.$B$23]*[.AN$1];3)" office:value-type="float" office:value="1" calcext:value-type="float">
            <text:p>1</text:p>
          </table:table-cell>
          <table:table-cell table:formula="of:=1-MOD([.$A$23]*[.$Y13]-[.$B$23]*[.AO$1];3)" office:value-type="float" office:value="-1" calcext:value-type="float">
            <text:p>-1</text:p>
          </table:table-cell>
          <table:table-cell table:formula="of:=1-MOD([.$A$23]*[.$Y13]-[.$B$23]*[.AP$1];3)" office:value-type="float" office:value="0" calcext:value-type="float">
            <text:p>0</text:p>
          </table:table-cell>
          <table:table-cell table:formula="of:=1-MOD([.$A$23]*[.$Y13]-[.$B$23]*[.AQ$1];3)" office:value-type="float" office:value="1" calcext:value-type="float">
            <text:p>1</text:p>
          </table:table-cell>
          <table:table-cell table:formula="of:=1-MOD([.$A$23]*[.$Y13]-[.$B$23]*[.AR$1];3)" office:value-type="float" office:value="-1" calcext:value-type="float">
            <text:p>-1</text:p>
          </table:table-cell>
          <table:table-cell table:formula="of:=1-MOD([.$A$23]*[.$Y13]-[.$B$23]*[.AS$1];3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-MOD(ROUND(IMARGUMENT(COMPLEX([.$A$23]*[.$A14];[.$B$23]*[.B$1]))*1000;0);3)" office:value-type="float" office:value="-1" calcext:value-type="float">
            <text:p>-1</text:p>
          </table:table-cell>
          <table:table-cell table:formula="of:=1-MOD(ROUND(IMARGUMENT(COMPLEX([.$A$23]*[.$A14];[.$B$23]*[.C$1]))*1000;0);3)" office:value-type="float" office:value="-1" calcext:value-type="float">
            <text:p>-1</text:p>
          </table:table-cell>
          <table:table-cell table:formula="of:=1-MOD(ROUND(IMARGUMENT(COMPLEX([.$A$23]*[.$A14];[.$B$23]*[.D$1]))*1000;0);3)" office:value-type="float" office:value="0" calcext:value-type="float">
            <text:p>0</text:p>
          </table:table-cell>
          <table:table-cell table:formula="of:=1-MOD(ROUND(IMARGUMENT(COMPLEX([.$A$23]*[.$A14];[.$B$23]*[.E$1]))*1000;0);3)" office:value-type="float" office:value="1" calcext:value-type="float">
            <text:p>1</text:p>
          </table:table-cell>
          <table:table-cell table:formula="of:=1-MOD(ROUND(IMARGUMENT(COMPLEX([.$A$23]*[.$A14];[.$B$23]*[.F$1]))*1000;0);3)" office:value-type="float" office:value="-1" calcext:value-type="float">
            <text:p>-1</text:p>
          </table:table-cell>
          <table:table-cell table:formula="of:=1-MOD(ROUND(IMARGUMENT(COMPLEX([.$A$23]*[.$A14];[.$B$23]*[.G$1]))*1000;0);3)" office:value-type="float" office:value="-1" calcext:value-type="float">
            <text:p>-1</text:p>
          </table:table-cell>
          <table:table-cell table:formula="of:=1-MOD(ROUND(IMARGUMENT(COMPLEX([.$A$23]*[.$A14];[.$B$23]*[.H$1]))*1000;0);3)" office:value-type="float" office:value="1" calcext:value-type="float">
            <text:p>1</text:p>
          </table:table-cell>
          <table:table-cell table:formula="of:=1-MOD(ROUND(IMARGUMENT(COMPLEX([.$A$23]*[.$A14];[.$B$23]*[.I$1]))*1000;0);3)" office:value-type="float" office:value="-1" calcext:value-type="float">
            <text:p>-1</text:p>
          </table:table-cell>
          <table:table-cell table:formula="of:=1-MOD(ROUND(IMARGUMENT(COMPLEX([.$A$23]*[.$A14];[.$B$23]*[.J$1]))*1000;0);3)" office:value-type="float" office:value="1" calcext:value-type="float">
            <text:p>1</text:p>
          </table:table-cell>
          <table:table-cell table:formula="of:=1-MOD(ROUND(IMARGUMENT(COMPLEX([.$A$23]*[.$A14];[.$B$23]*[.K$1]))*1000;0);3)" office:value-type="float" office:value="1" calcext:value-type="float">
            <text:p>1</text:p>
          </table:table-cell>
          <table:table-cell table:formula="of:=1-MOD(ROUND(IMARGUMENT(COMPLEX([.$A$23]*[.$A14];[.$B$23]*[.L$1]))*1000;0);3)" office:value-type="float" office:value="1" calcext:value-type="float">
            <text:p>1</text:p>
          </table:table-cell>
          <table:table-cell table:formula="of:=1-MOD(ROUND(IMARGUMENT(COMPLEX([.$A$23]*[.$A14];[.$B$23]*[.M$1]))*1000;0);3)" office:value-type="float" office:value="-1" calcext:value-type="float">
            <text:p>-1</text:p>
          </table:table-cell>
          <table:table-cell table:formula="of:=1-MOD(ROUND(IMARGUMENT(COMPLEX([.$A$23]*[.$A14];[.$B$23]*[.N$1]))*1000;0);3)" office:value-type="float" office:value="-1" calcext:value-type="float">
            <text:p>-1</text:p>
          </table:table-cell>
          <table:table-cell table:formula="of:=1-MOD(ROUND(IMARGUMENT(COMPLEX([.$A$23]*[.$A14];[.$B$23]*[.O$1]))*1000;0);3)" office:value-type="float" office:value="1" calcext:value-type="float">
            <text:p>1</text:p>
          </table:table-cell>
          <table:table-cell table:formula="of:=1-MOD(ROUND(IMARGUMENT(COMPLEX([.$A$23]*[.$A14];[.$B$23]*[.P$1]))*1000;0);3)" office:value-type="float" office:value="-1" calcext:value-type="float">
            <text:p>-1</text:p>
          </table:table-cell>
          <table:table-cell table:formula="of:=1-MOD(ROUND(IMARGUMENT(COMPLEX([.$A$23]*[.$A14];[.$B$23]*[.Q$1]))*1000;0);3)" office:value-type="float" office:value="-1" calcext:value-type="float">
            <text:p>-1</text:p>
          </table:table-cell>
          <table:table-cell table:formula="of:=1-MOD(ROUND(IMARGUMENT(COMPLEX([.$A$23]*[.$A14];[.$B$23]*[.R$1]))*1000;0);3)" office:value-type="float" office:value="1" calcext:value-type="float">
            <text:p>1</text:p>
          </table:table-cell>
          <table:table-cell table:formula="of:=1-MOD(ROUND(IMARGUMENT(COMPLEX([.$A$23]*[.$A14];[.$B$23]*[.S$1]))*1000;0);3)" office:value-type="float" office:value="-1" calcext:value-type="float">
            <text:p>-1</text:p>
          </table:table-cell>
          <table:table-cell table:formula="of:=1-MOD(ROUND(IMARGUMENT(COMPLEX([.$A$23]*[.$A14];[.$B$23]*[.T$1]))*1000;0);3)" office:value-type="float" office:value="0" calcext:value-type="float">
            <text:p>0</text:p>
          </table:table-cell>
          <table:table-cell table:formula="of:=1-MOD(ROUND(IMARGUMENT(COMPLEX([.$A$23]*[.$A14];[.$B$23]*[.U$1]))*1000;0);3)" office:value-type="float" office:value="0" calcext:value-type="float">
            <text:p>0</text:p>
          </table:table-cell>
          <table:table-cell table:number-columns-repeated="3"/>
          <table:table-cell table:formula="of:=[.Y13]+1" office:value-type="float" office:value="13" calcext:value-type="float">
            <text:p>13</text:p>
          </table:table-cell>
          <table:table-cell table:formula="of:=1-MOD([.$A$23]*[.$Y14]-[.$B$23]*[.Z$1];3)" office:value-type="float" office:value="0" calcext:value-type="float">
            <text:p>0</text:p>
          </table:table-cell>
          <table:table-cell table:formula="of:=1-MOD([.$A$23]*[.$Y14]-[.$B$23]*[.AA$1];3)" office:value-type="float" office:value="1" calcext:value-type="float">
            <text:p>1</text:p>
          </table:table-cell>
          <table:table-cell table:formula="of:=1-MOD([.$A$23]*[.$Y14]-[.$B$23]*[.AB$1];3)" office:value-type="float" office:value="-1" calcext:value-type="float">
            <text:p>-1</text:p>
          </table:table-cell>
          <table:table-cell table:formula="of:=1-MOD([.$A$23]*[.$Y14]-[.$B$23]*[.AC$1];3)" office:value-type="float" office:value="0" calcext:value-type="float">
            <text:p>0</text:p>
          </table:table-cell>
          <table:table-cell table:formula="of:=1-MOD([.$A$23]*[.$Y14]-[.$B$23]*[.AD$1];3)" office:value-type="float" office:value="1" calcext:value-type="float">
            <text:p>1</text:p>
          </table:table-cell>
          <table:table-cell table:formula="of:=1-MOD([.$A$23]*[.$Y14]-[.$B$23]*[.AE$1];3)" office:value-type="float" office:value="-1" calcext:value-type="float">
            <text:p>-1</text:p>
          </table:table-cell>
          <table:table-cell table:formula="of:=1-MOD([.$A$23]*[.$Y14]-[.$B$23]*[.AF$1];3)" office:value-type="float" office:value="0" calcext:value-type="float">
            <text:p>0</text:p>
          </table:table-cell>
          <table:table-cell table:formula="of:=1-MOD([.$A$23]*[.$Y14]-[.$B$23]*[.AG$1];3)" office:value-type="float" office:value="1" calcext:value-type="float">
            <text:p>1</text:p>
          </table:table-cell>
          <table:table-cell table:formula="of:=1-MOD([.$A$23]*[.$Y14]-[.$B$23]*[.AH$1];3)" office:value-type="float" office:value="-1" calcext:value-type="float">
            <text:p>-1</text:p>
          </table:table-cell>
          <table:table-cell table:formula="of:=1-MOD([.$A$23]*[.$Y14]-[.$B$23]*[.AI$1];3)" office:value-type="float" office:value="0" calcext:value-type="float">
            <text:p>0</text:p>
          </table:table-cell>
          <table:table-cell table:formula="of:=1-MOD([.$A$23]*[.$Y14]-[.$B$23]*[.AJ$1];3)" office:value-type="float" office:value="1" calcext:value-type="float">
            <text:p>1</text:p>
          </table:table-cell>
          <table:table-cell table:formula="of:=1-MOD([.$A$23]*[.$Y14]-[.$B$23]*[.AK$1];3)" office:value-type="float" office:value="-1" calcext:value-type="float">
            <text:p>-1</text:p>
          </table:table-cell>
          <table:table-cell table:formula="of:=1-MOD([.$A$23]*[.$Y14]-[.$B$23]*[.AL$1];3)" office:value-type="float" office:value="0" calcext:value-type="float">
            <text:p>0</text:p>
          </table:table-cell>
          <table:table-cell table:formula="of:=1-MOD([.$A$23]*[.$Y14]-[.$B$23]*[.AM$1];3)" office:value-type="float" office:value="1" calcext:value-type="float">
            <text:p>1</text:p>
          </table:table-cell>
          <table:table-cell table:formula="of:=1-MOD([.$A$23]*[.$Y14]-[.$B$23]*[.AN$1];3)" office:value-type="float" office:value="-1" calcext:value-type="float">
            <text:p>-1</text:p>
          </table:table-cell>
          <table:table-cell table:formula="of:=1-MOD([.$A$23]*[.$Y14]-[.$B$23]*[.AO$1];3)" office:value-type="float" office:value="0" calcext:value-type="float">
            <text:p>0</text:p>
          </table:table-cell>
          <table:table-cell table:formula="of:=1-MOD([.$A$23]*[.$Y14]-[.$B$23]*[.AP$1];3)" office:value-type="float" office:value="1" calcext:value-type="float">
            <text:p>1</text:p>
          </table:table-cell>
          <table:table-cell table:formula="of:=1-MOD([.$A$23]*[.$Y14]-[.$B$23]*[.AQ$1];3)" office:value-type="float" office:value="-1" calcext:value-type="float">
            <text:p>-1</text:p>
          </table:table-cell>
          <table:table-cell table:formula="of:=1-MOD([.$A$23]*[.$Y14]-[.$B$23]*[.AR$1];3)" office:value-type="float" office:value="0" calcext:value-type="float">
            <text:p>0</text:p>
          </table:table-cell>
          <table:table-cell table:formula="of:=1-MOD([.$A$23]*[.$Y14]-[.$B$23]*[.AS$1];3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-MOD(ROUND(IMARGUMENT(COMPLEX([.$A$23]*[.$A15];[.$B$23]*[.B$1]))*1000;0);3)" office:value-type="float" office:value="-1" calcext:value-type="float">
            <text:p>-1</text:p>
          </table:table-cell>
          <table:table-cell table:formula="of:=1-MOD(ROUND(IMARGUMENT(COMPLEX([.$A$23]*[.$A15];[.$B$23]*[.C$1]))*1000;0);3)" office:value-type="float" office:value="-1" calcext:value-type="float">
            <text:p>-1</text:p>
          </table:table-cell>
          <table:table-cell table:formula="of:=1-MOD(ROUND(IMARGUMENT(COMPLEX([.$A$23]*[.$A15];[.$B$23]*[.D$1]))*1000;0);3)" office:value-type="float" office:value="-1" calcext:value-type="float">
            <text:p>-1</text:p>
          </table:table-cell>
          <table:table-cell table:formula="of:=1-MOD(ROUND(IMARGUMENT(COMPLEX([.$A$23]*[.$A15];[.$B$23]*[.E$1]))*1000;0);3)" office:value-type="float" office:value="-1" calcext:value-type="float">
            <text:p>-1</text:p>
          </table:table-cell>
          <table:table-cell table:formula="of:=1-MOD(ROUND(IMARGUMENT(COMPLEX([.$A$23]*[.$A15];[.$B$23]*[.F$1]))*1000;0);3)" office:value-type="float" office:value="-1" calcext:value-type="float">
            <text:p>-1</text:p>
          </table:table-cell>
          <table:table-cell table:formula="of:=1-MOD(ROUND(IMARGUMENT(COMPLEX([.$A$23]*[.$A15];[.$B$23]*[.G$1]))*1000;0);3)" office:value-type="float" office:value="-1" calcext:value-type="float">
            <text:p>-1</text:p>
          </table:table-cell>
          <table:table-cell table:formula="of:=1-MOD(ROUND(IMARGUMENT(COMPLEX([.$A$23]*[.$A15];[.$B$23]*[.H$1]))*1000;0);3)" office:value-type="float" office:value="-1" calcext:value-type="float">
            <text:p>-1</text:p>
          </table:table-cell>
          <table:table-cell table:formula="of:=1-MOD(ROUND(IMARGUMENT(COMPLEX([.$A$23]*[.$A15];[.$B$23]*[.I$1]))*1000;0);3)" office:value-type="float" office:value="1" calcext:value-type="float">
            <text:p>1</text:p>
          </table:table-cell>
          <table:table-cell table:formula="of:=1-MOD(ROUND(IMARGUMENT(COMPLEX([.$A$23]*[.$A15];[.$B$23]*[.J$1]))*1000;0);3)" office:value-type="float" office:value="0" calcext:value-type="float">
            <text:p>0</text:p>
          </table:table-cell>
          <table:table-cell table:formula="of:=1-MOD(ROUND(IMARGUMENT(COMPLEX([.$A$23]*[.$A15];[.$B$23]*[.K$1]))*1000;0);3)" office:value-type="float" office:value="-1" calcext:value-type="float">
            <text:p>-1</text:p>
          </table:table-cell>
          <table:table-cell table:formula="of:=1-MOD(ROUND(IMARGUMENT(COMPLEX([.$A$23]*[.$A15];[.$B$23]*[.L$1]))*1000;0);3)" office:value-type="float" office:value="0" calcext:value-type="float">
            <text:p>0</text:p>
          </table:table-cell>
          <table:table-cell table:formula="of:=1-MOD(ROUND(IMARGUMENT(COMPLEX([.$A$23]*[.$A15];[.$B$23]*[.M$1]))*1000;0);3)" office:value-type="float" office:value="0" calcext:value-type="float">
            <text:p>0</text:p>
          </table:table-cell>
          <table:table-cell table:formula="of:=1-MOD(ROUND(IMARGUMENT(COMPLEX([.$A$23]*[.$A15];[.$B$23]*[.N$1]))*1000;0);3)" office:value-type="float" office:value="1" calcext:value-type="float">
            <text:p>1</text:p>
          </table:table-cell>
          <table:table-cell table:formula="of:=1-MOD(ROUND(IMARGUMENT(COMPLEX([.$A$23]*[.$A15];[.$B$23]*[.O$1]))*1000;0);3)" office:value-type="float" office:value="-1" calcext:value-type="float">
            <text:p>-1</text:p>
          </table:table-cell>
          <table:table-cell table:formula="of:=1-MOD(ROUND(IMARGUMENT(COMPLEX([.$A$23]*[.$A15];[.$B$23]*[.P$1]))*1000;0);3)" office:value-type="float" office:value="-1" calcext:value-type="float">
            <text:p>-1</text:p>
          </table:table-cell>
          <table:table-cell table:formula="of:=1-MOD(ROUND(IMARGUMENT(COMPLEX([.$A$23]*[.$A15];[.$B$23]*[.Q$1]))*1000;0);3)" office:value-type="float" office:value="1" calcext:value-type="float">
            <text:p>1</text:p>
          </table:table-cell>
          <table:table-cell table:formula="of:=1-MOD(ROUND(IMARGUMENT(COMPLEX([.$A$23]*[.$A15];[.$B$23]*[.R$1]))*1000;0);3)" office:value-type="float" office:value="-1" calcext:value-type="float">
            <text:p>-1</text:p>
          </table:table-cell>
          <table:table-cell table:formula="of:=1-MOD(ROUND(IMARGUMENT(COMPLEX([.$A$23]*[.$A15];[.$B$23]*[.S$1]))*1000;0);3)" office:value-type="float" office:value="-1" calcext:value-type="float">
            <text:p>-1</text:p>
          </table:table-cell>
          <table:table-cell table:formula="of:=1-MOD(ROUND(IMARGUMENT(COMPLEX([.$A$23]*[.$A15];[.$B$23]*[.T$1]))*1000;0);3)" office:value-type="float" office:value="0" calcext:value-type="float">
            <text:p>0</text:p>
          </table:table-cell>
          <table:table-cell table:formula="of:=1-MOD(ROUND(IMARGUMENT(COMPLEX([.$A$23]*[.$A15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14]+1" office:value-type="float" office:value="14" calcext:value-type="float">
            <text:p>14</text:p>
          </table:table-cell>
          <table:table-cell table:formula="of:=1-MOD([.$A$23]*[.$Y15]-[.$B$23]*[.Z$1];3)" office:value-type="float" office:value="1" calcext:value-type="float">
            <text:p>1</text:p>
          </table:table-cell>
          <table:table-cell table:formula="of:=1-MOD([.$A$23]*[.$Y15]-[.$B$23]*[.AA$1];3)" office:value-type="float" office:value="-1" calcext:value-type="float">
            <text:p>-1</text:p>
          </table:table-cell>
          <table:table-cell table:formula="of:=1-MOD([.$A$23]*[.$Y15]-[.$B$23]*[.AB$1];3)" office:value-type="float" office:value="0" calcext:value-type="float">
            <text:p>0</text:p>
          </table:table-cell>
          <table:table-cell table:formula="of:=1-MOD([.$A$23]*[.$Y15]-[.$B$23]*[.AC$1];3)" office:value-type="float" office:value="1" calcext:value-type="float">
            <text:p>1</text:p>
          </table:table-cell>
          <table:table-cell table:formula="of:=1-MOD([.$A$23]*[.$Y15]-[.$B$23]*[.AD$1];3)" office:value-type="float" office:value="-1" calcext:value-type="float">
            <text:p>-1</text:p>
          </table:table-cell>
          <table:table-cell table:formula="of:=1-MOD([.$A$23]*[.$Y15]-[.$B$23]*[.AE$1];3)" office:value-type="float" office:value="0" calcext:value-type="float">
            <text:p>0</text:p>
          </table:table-cell>
          <table:table-cell table:formula="of:=1-MOD([.$A$23]*[.$Y15]-[.$B$23]*[.AF$1];3)" office:value-type="float" office:value="1" calcext:value-type="float">
            <text:p>1</text:p>
          </table:table-cell>
          <table:table-cell table:formula="of:=1-MOD([.$A$23]*[.$Y15]-[.$B$23]*[.AG$1];3)" office:value-type="float" office:value="-1" calcext:value-type="float">
            <text:p>-1</text:p>
          </table:table-cell>
          <table:table-cell table:formula="of:=1-MOD([.$A$23]*[.$Y15]-[.$B$23]*[.AH$1];3)" office:value-type="float" office:value="0" calcext:value-type="float">
            <text:p>0</text:p>
          </table:table-cell>
          <table:table-cell table:formula="of:=1-MOD([.$A$23]*[.$Y15]-[.$B$23]*[.AI$1];3)" office:value-type="float" office:value="1" calcext:value-type="float">
            <text:p>1</text:p>
          </table:table-cell>
          <table:table-cell table:formula="of:=1-MOD([.$A$23]*[.$Y15]-[.$B$23]*[.AJ$1];3)" office:value-type="float" office:value="-1" calcext:value-type="float">
            <text:p>-1</text:p>
          </table:table-cell>
          <table:table-cell table:formula="of:=1-MOD([.$A$23]*[.$Y15]-[.$B$23]*[.AK$1];3)" office:value-type="float" office:value="0" calcext:value-type="float">
            <text:p>0</text:p>
          </table:table-cell>
          <table:table-cell table:formula="of:=1-MOD([.$A$23]*[.$Y15]-[.$B$23]*[.AL$1];3)" office:value-type="float" office:value="1" calcext:value-type="float">
            <text:p>1</text:p>
          </table:table-cell>
          <table:table-cell table:formula="of:=1-MOD([.$A$23]*[.$Y15]-[.$B$23]*[.AM$1];3)" office:value-type="float" office:value="-1" calcext:value-type="float">
            <text:p>-1</text:p>
          </table:table-cell>
          <table:table-cell table:formula="of:=1-MOD([.$A$23]*[.$Y15]-[.$B$23]*[.AN$1];3)" office:value-type="float" office:value="0" calcext:value-type="float">
            <text:p>0</text:p>
          </table:table-cell>
          <table:table-cell table:formula="of:=1-MOD([.$A$23]*[.$Y15]-[.$B$23]*[.AO$1];3)" office:value-type="float" office:value="1" calcext:value-type="float">
            <text:p>1</text:p>
          </table:table-cell>
          <table:table-cell table:formula="of:=1-MOD([.$A$23]*[.$Y15]-[.$B$23]*[.AP$1];3)" office:value-type="float" office:value="-1" calcext:value-type="float">
            <text:p>-1</text:p>
          </table:table-cell>
          <table:table-cell table:formula="of:=1-MOD([.$A$23]*[.$Y15]-[.$B$23]*[.AQ$1];3)" office:value-type="float" office:value="0" calcext:value-type="float">
            <text:p>0</text:p>
          </table:table-cell>
          <table:table-cell table:formula="of:=1-MOD([.$A$23]*[.$Y15]-[.$B$23]*[.AR$1];3)" office:value-type="float" office:value="1" calcext:value-type="float">
            <text:p>1</text:p>
          </table:table-cell>
          <table:table-cell table:formula="of:=1-MOD([.$A$23]*[.$Y15]-[.$B$23]*[.AS$1];3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-MOD(ROUND(IMARGUMENT(COMPLEX([.$A$23]*[.$A16];[.$B$23]*[.B$1]))*1000;0);3)" office:value-type="float" office:value="0" calcext:value-type="float">
            <text:p>0</text:p>
          </table:table-cell>
          <table:table-cell table:formula="of:=1-MOD(ROUND(IMARGUMENT(COMPLEX([.$A$23]*[.$A16];[.$B$23]*[.C$1]))*1000;0);3)" office:value-type="float" office:value="-1" calcext:value-type="float">
            <text:p>-1</text:p>
          </table:table-cell>
          <table:table-cell table:formula="of:=1-MOD(ROUND(IMARGUMENT(COMPLEX([.$A$23]*[.$A16];[.$B$23]*[.D$1]))*1000;0);3)" office:value-type="float" office:value="-1" calcext:value-type="float">
            <text:p>-1</text:p>
          </table:table-cell>
          <table:table-cell table:formula="of:=1-MOD(ROUND(IMARGUMENT(COMPLEX([.$A$23]*[.$A16];[.$B$23]*[.E$1]))*1000;0);3)" office:value-type="float" office:value="0" calcext:value-type="float">
            <text:p>0</text:p>
          </table:table-cell>
          <table:table-cell table:formula="of:=1-MOD(ROUND(IMARGUMENT(COMPLEX([.$A$23]*[.$A16];[.$B$23]*[.F$1]))*1000;0);3)" office:value-type="float" office:value="0" calcext:value-type="float">
            <text:p>0</text:p>
          </table:table-cell>
          <table:table-cell table:formula="of:=1-MOD(ROUND(IMARGUMENT(COMPLEX([.$A$23]*[.$A16];[.$B$23]*[.G$1]))*1000;0);3)" office:value-type="float" office:value="1" calcext:value-type="float">
            <text:p>1</text:p>
          </table:table-cell>
          <table:table-cell table:formula="of:=1-MOD(ROUND(IMARGUMENT(COMPLEX([.$A$23]*[.$A16];[.$B$23]*[.H$1]))*1000;0);3)" office:value-type="float" office:value="0" calcext:value-type="float">
            <text:p>0</text:p>
          </table:table-cell>
          <table:table-cell table:formula="of:=1-MOD(ROUND(IMARGUMENT(COMPLEX([.$A$23]*[.$A16];[.$B$23]*[.I$1]))*1000;0);3)" office:value-type="float" office:value="-1" calcext:value-type="float">
            <text:p>-1</text:p>
          </table:table-cell>
          <table:table-cell table:formula="of:=1-MOD(ROUND(IMARGUMENT(COMPLEX([.$A$23]*[.$A16];[.$B$23]*[.J$1]))*1000;0);3)" office:value-type="float" office:value="0" calcext:value-type="float">
            <text:p>0</text:p>
          </table:table-cell>
          <table:table-cell table:formula="of:=1-MOD(ROUND(IMARGUMENT(COMPLEX([.$A$23]*[.$A16];[.$B$23]*[.K$1]))*1000;0);3)" office:value-type="float" office:value="-1" calcext:value-type="float">
            <text:p>-1</text:p>
          </table:table-cell>
          <table:table-cell table:formula="of:=1-MOD(ROUND(IMARGUMENT(COMPLEX([.$A$23]*[.$A16];[.$B$23]*[.L$1]))*1000;0);3)" office:value-type="float" office:value="-1" calcext:value-type="float">
            <text:p>-1</text:p>
          </table:table-cell>
          <table:table-cell table:formula="of:=1-MOD(ROUND(IMARGUMENT(COMPLEX([.$A$23]*[.$A16];[.$B$23]*[.M$1]))*1000;0);3)" office:value-type="float" office:value="0" calcext:value-type="float">
            <text:p>0</text:p>
          </table:table-cell>
          <table:table-cell table:formula="of:=1-MOD(ROUND(IMARGUMENT(COMPLEX([.$A$23]*[.$A16];[.$B$23]*[.N$1]))*1000;0);3)" office:value-type="float" office:value="0" calcext:value-type="float">
            <text:p>0</text:p>
          </table:table-cell>
          <table:table-cell table:formula="of:=1-MOD(ROUND(IMARGUMENT(COMPLEX([.$A$23]*[.$A16];[.$B$23]*[.O$1]))*1000;0);3)" office:value-type="float" office:value="-1" calcext:value-type="float">
            <text:p>-1</text:p>
          </table:table-cell>
          <table:table-cell table:formula="of:=1-MOD(ROUND(IMARGUMENT(COMPLEX([.$A$23]*[.$A16];[.$B$23]*[.P$1]))*1000;0);3)" office:value-type="float" office:value="-1" calcext:value-type="float">
            <text:p>-1</text:p>
          </table:table-cell>
          <table:table-cell table:formula="of:=1-MOD(ROUND(IMARGUMENT(COMPLEX([.$A$23]*[.$A16];[.$B$23]*[.Q$1]))*1000;0);3)" office:value-type="float" office:value="0" calcext:value-type="float">
            <text:p>0</text:p>
          </table:table-cell>
          <table:table-cell table:formula="of:=1-MOD(ROUND(IMARGUMENT(COMPLEX([.$A$23]*[.$A16];[.$B$23]*[.R$1]))*1000;0);3)" office:value-type="float" office:value="0" calcext:value-type="float">
            <text:p>0</text:p>
          </table:table-cell>
          <table:table-cell table:formula="of:=1-MOD(ROUND(IMARGUMENT(COMPLEX([.$A$23]*[.$A16];[.$B$23]*[.S$1]))*1000;0);3)" office:value-type="float" office:value="-1" calcext:value-type="float">
            <text:p>-1</text:p>
          </table:table-cell>
          <table:table-cell table:formula="of:=1-MOD(ROUND(IMARGUMENT(COMPLEX([.$A$23]*[.$A16];[.$B$23]*[.T$1]))*1000;0);3)" office:value-type="float" office:value="-1" calcext:value-type="float">
            <text:p>-1</text:p>
          </table:table-cell>
          <table:table-cell table:formula="of:=1-MOD(ROUND(IMARGUMENT(COMPLEX([.$A$23]*[.$A16];[.$B$23]*[.U$1]))*1000;0);3)" office:value-type="float" office:value="0" calcext:value-type="float">
            <text:p>0</text:p>
          </table:table-cell>
          <table:table-cell table:number-columns-repeated="3"/>
          <table:table-cell table:formula="of:=[.Y15]+1" office:value-type="float" office:value="15" calcext:value-type="float">
            <text:p>15</text:p>
          </table:table-cell>
          <table:table-cell table:formula="of:=1-MOD([.$A$23]*[.$Y16]-[.$B$23]*[.Z$1];3)" office:value-type="float" office:value="-1" calcext:value-type="float">
            <text:p>-1</text:p>
          </table:table-cell>
          <table:table-cell table:formula="of:=1-MOD([.$A$23]*[.$Y16]-[.$B$23]*[.AA$1];3)" office:value-type="float" office:value="0" calcext:value-type="float">
            <text:p>0</text:p>
          </table:table-cell>
          <table:table-cell table:formula="of:=1-MOD([.$A$23]*[.$Y16]-[.$B$23]*[.AB$1];3)" office:value-type="float" office:value="1" calcext:value-type="float">
            <text:p>1</text:p>
          </table:table-cell>
          <table:table-cell table:formula="of:=1-MOD([.$A$23]*[.$Y16]-[.$B$23]*[.AC$1];3)" office:value-type="float" office:value="-1" calcext:value-type="float">
            <text:p>-1</text:p>
          </table:table-cell>
          <table:table-cell table:formula="of:=1-MOD([.$A$23]*[.$Y16]-[.$B$23]*[.AD$1];3)" office:value-type="float" office:value="0" calcext:value-type="float">
            <text:p>0</text:p>
          </table:table-cell>
          <table:table-cell table:formula="of:=1-MOD([.$A$23]*[.$Y16]-[.$B$23]*[.AE$1];3)" office:value-type="float" office:value="1" calcext:value-type="float">
            <text:p>1</text:p>
          </table:table-cell>
          <table:table-cell table:formula="of:=1-MOD([.$A$23]*[.$Y16]-[.$B$23]*[.AF$1];3)" office:value-type="float" office:value="-1" calcext:value-type="float">
            <text:p>-1</text:p>
          </table:table-cell>
          <table:table-cell table:formula="of:=1-MOD([.$A$23]*[.$Y16]-[.$B$23]*[.AG$1];3)" office:value-type="float" office:value="0" calcext:value-type="float">
            <text:p>0</text:p>
          </table:table-cell>
          <table:table-cell table:formula="of:=1-MOD([.$A$23]*[.$Y16]-[.$B$23]*[.AH$1];3)" office:value-type="float" office:value="1" calcext:value-type="float">
            <text:p>1</text:p>
          </table:table-cell>
          <table:table-cell table:formula="of:=1-MOD([.$A$23]*[.$Y16]-[.$B$23]*[.AI$1];3)" office:value-type="float" office:value="-1" calcext:value-type="float">
            <text:p>-1</text:p>
          </table:table-cell>
          <table:table-cell table:formula="of:=1-MOD([.$A$23]*[.$Y16]-[.$B$23]*[.AJ$1];3)" office:value-type="float" office:value="0" calcext:value-type="float">
            <text:p>0</text:p>
          </table:table-cell>
          <table:table-cell table:formula="of:=1-MOD([.$A$23]*[.$Y16]-[.$B$23]*[.AK$1];3)" office:value-type="float" office:value="1" calcext:value-type="float">
            <text:p>1</text:p>
          </table:table-cell>
          <table:table-cell table:formula="of:=1-MOD([.$A$23]*[.$Y16]-[.$B$23]*[.AL$1];3)" office:value-type="float" office:value="-1" calcext:value-type="float">
            <text:p>-1</text:p>
          </table:table-cell>
          <table:table-cell table:formula="of:=1-MOD([.$A$23]*[.$Y16]-[.$B$23]*[.AM$1];3)" office:value-type="float" office:value="0" calcext:value-type="float">
            <text:p>0</text:p>
          </table:table-cell>
          <table:table-cell table:formula="of:=1-MOD([.$A$23]*[.$Y16]-[.$B$23]*[.AN$1];3)" office:value-type="float" office:value="1" calcext:value-type="float">
            <text:p>1</text:p>
          </table:table-cell>
          <table:table-cell table:formula="of:=1-MOD([.$A$23]*[.$Y16]-[.$B$23]*[.AO$1];3)" office:value-type="float" office:value="-1" calcext:value-type="float">
            <text:p>-1</text:p>
          </table:table-cell>
          <table:table-cell table:formula="of:=1-MOD([.$A$23]*[.$Y16]-[.$B$23]*[.AP$1];3)" office:value-type="float" office:value="0" calcext:value-type="float">
            <text:p>0</text:p>
          </table:table-cell>
          <table:table-cell table:formula="of:=1-MOD([.$A$23]*[.$Y16]-[.$B$23]*[.AQ$1];3)" office:value-type="float" office:value="1" calcext:value-type="float">
            <text:p>1</text:p>
          </table:table-cell>
          <table:table-cell table:formula="of:=1-MOD([.$A$23]*[.$Y16]-[.$B$23]*[.AR$1];3)" office:value-type="float" office:value="-1" calcext:value-type="float">
            <text:p>-1</text:p>
          </table:table-cell>
          <table:table-cell table:formula="of:=1-MOD([.$A$23]*[.$Y16]-[.$B$23]*[.AS$1];3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-MOD(ROUND(IMARGUMENT(COMPLEX([.$A$23]*[.$A17];[.$B$23]*[.B$1]))*1000;0);3)" office:value-type="float" office:value="-1" calcext:value-type="float">
            <text:p>-1</text:p>
          </table:table-cell>
          <table:table-cell table:formula="of:=1-MOD(ROUND(IMARGUMENT(COMPLEX([.$A$23]*[.$A17];[.$B$23]*[.C$1]))*1000;0);3)" office:value-type="float" office:value="0" calcext:value-type="float">
            <text:p>0</text:p>
          </table:table-cell>
          <table:table-cell table:formula="of:=1-MOD(ROUND(IMARGUMENT(COMPLEX([.$A$23]*[.$A17];[.$B$23]*[.D$1]))*1000;0);3)" office:value-type="float" office:value="-1" calcext:value-type="float">
            <text:p>-1</text:p>
          </table:table-cell>
          <table:table-cell table:formula="of:=1-MOD(ROUND(IMARGUMENT(COMPLEX([.$A$23]*[.$A17];[.$B$23]*[.E$1]))*1000;0);3)" office:value-type="float" office:value="-1" calcext:value-type="float">
            <text:p>-1</text:p>
          </table:table-cell>
          <table:table-cell table:formula="of:=1-MOD(ROUND(IMARGUMENT(COMPLEX([.$A$23]*[.$A17];[.$B$23]*[.F$1]))*1000;0);3)" office:value-type="float" office:value="-1" calcext:value-type="float">
            <text:p>-1</text:p>
          </table:table-cell>
          <table:table-cell table:formula="of:=1-MOD(ROUND(IMARGUMENT(COMPLEX([.$A$23]*[.$A17];[.$B$23]*[.G$1]))*1000;0);3)" office:value-type="float" office:value="-1" calcext:value-type="float">
            <text:p>-1</text:p>
          </table:table-cell>
          <table:table-cell table:formula="of:=1-MOD(ROUND(IMARGUMENT(COMPLEX([.$A$23]*[.$A17];[.$B$23]*[.H$1]))*1000;0);3)" office:value-type="float" office:value="-1" calcext:value-type="float">
            <text:p>-1</text:p>
          </table:table-cell>
          <table:table-cell table:formula="of:=1-MOD(ROUND(IMARGUMENT(COMPLEX([.$A$23]*[.$A17];[.$B$23]*[.I$1]))*1000;0);3)" office:value-type="float" office:value="-1" calcext:value-type="float">
            <text:p>-1</text:p>
          </table:table-cell>
          <table:table-cell table:formula="of:=1-MOD(ROUND(IMARGUMENT(COMPLEX([.$A$23]*[.$A17];[.$B$23]*[.J$1]))*1000;0);3)" office:value-type="float" office:value="1" calcext:value-type="float">
            <text:p>1</text:p>
          </table:table-cell>
          <table:table-cell table:formula="of:=1-MOD(ROUND(IMARGUMENT(COMPLEX([.$A$23]*[.$A17];[.$B$23]*[.K$1]))*1000;0);3)" office:value-type="float" office:value="-1" calcext:value-type="float">
            <text:p>-1</text:p>
          </table:table-cell>
          <table:table-cell table:formula="of:=1-MOD(ROUND(IMARGUMENT(COMPLEX([.$A$23]*[.$A17];[.$B$23]*[.L$1]))*1000;0);3)" office:value-type="float" office:value="0" calcext:value-type="float">
            <text:p>0</text:p>
          </table:table-cell>
          <table:table-cell table:formula="of:=1-MOD(ROUND(IMARGUMENT(COMPLEX([.$A$23]*[.$A17];[.$B$23]*[.M$1]))*1000;0);3)" office:value-type="float" office:value="0" calcext:value-type="float">
            <text:p>0</text:p>
          </table:table-cell>
          <table:table-cell table:formula="of:=1-MOD(ROUND(IMARGUMENT(COMPLEX([.$A$23]*[.$A17];[.$B$23]*[.N$1]))*1000;0);3)" office:value-type="float" office:value="1" calcext:value-type="float">
            <text:p>1</text:p>
          </table:table-cell>
          <table:table-cell table:formula="of:=1-MOD(ROUND(IMARGUMENT(COMPLEX([.$A$23]*[.$A17];[.$B$23]*[.O$1]))*1000;0);3)" office:value-type="float" office:value="0" calcext:value-type="float">
            <text:p>0</text:p>
          </table:table-cell>
          <table:table-cell table:formula="of:=1-MOD(ROUND(IMARGUMENT(COMPLEX([.$A$23]*[.$A17];[.$B$23]*[.P$1]))*1000;0);3)" office:value-type="float" office:value="1" calcext:value-type="float">
            <text:p>1</text:p>
          </table:table-cell>
          <table:table-cell table:formula="of:=1-MOD(ROUND(IMARGUMENT(COMPLEX([.$A$23]*[.$A17];[.$B$23]*[.Q$1]))*1000;0);3)" office:value-type="float" office:value="-1" calcext:value-type="float">
            <text:p>-1</text:p>
          </table:table-cell>
          <table:table-cell table:formula="of:=1-MOD(ROUND(IMARGUMENT(COMPLEX([.$A$23]*[.$A17];[.$B$23]*[.R$1]))*1000;0);3)" office:value-type="float" office:value="1" calcext:value-type="float">
            <text:p>1</text:p>
          </table:table-cell>
          <table:table-cell table:formula="of:=1-MOD(ROUND(IMARGUMENT(COMPLEX([.$A$23]*[.$A17];[.$B$23]*[.S$1]))*1000;0);3)" office:value-type="float" office:value="-1" calcext:value-type="float">
            <text:p>-1</text:p>
          </table:table-cell>
          <table:table-cell table:formula="of:=1-MOD(ROUND(IMARGUMENT(COMPLEX([.$A$23]*[.$A17];[.$B$23]*[.T$1]))*1000;0);3)" office:value-type="float" office:value="1" calcext:value-type="float">
            <text:p>1</text:p>
          </table:table-cell>
          <table:table-cell table:formula="of:=1-MOD(ROUND(IMARGUMENT(COMPLEX([.$A$23]*[.$A17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16]+1" office:value-type="float" office:value="16" calcext:value-type="float">
            <text:p>16</text:p>
          </table:table-cell>
          <table:table-cell table:formula="of:=1-MOD([.$A$23]*[.$Y17]-[.$B$23]*[.Z$1];3)" office:value-type="float" office:value="0" calcext:value-type="float">
            <text:p>0</text:p>
          </table:table-cell>
          <table:table-cell table:formula="of:=1-MOD([.$A$23]*[.$Y17]-[.$B$23]*[.AA$1];3)" office:value-type="float" office:value="1" calcext:value-type="float">
            <text:p>1</text:p>
          </table:table-cell>
          <table:table-cell table:formula="of:=1-MOD([.$A$23]*[.$Y17]-[.$B$23]*[.AB$1];3)" office:value-type="float" office:value="-1" calcext:value-type="float">
            <text:p>-1</text:p>
          </table:table-cell>
          <table:table-cell table:formula="of:=1-MOD([.$A$23]*[.$Y17]-[.$B$23]*[.AC$1];3)" office:value-type="float" office:value="0" calcext:value-type="float">
            <text:p>0</text:p>
          </table:table-cell>
          <table:table-cell table:formula="of:=1-MOD([.$A$23]*[.$Y17]-[.$B$23]*[.AD$1];3)" office:value-type="float" office:value="1" calcext:value-type="float">
            <text:p>1</text:p>
          </table:table-cell>
          <table:table-cell table:formula="of:=1-MOD([.$A$23]*[.$Y17]-[.$B$23]*[.AE$1];3)" office:value-type="float" office:value="-1" calcext:value-type="float">
            <text:p>-1</text:p>
          </table:table-cell>
          <table:table-cell table:formula="of:=1-MOD([.$A$23]*[.$Y17]-[.$B$23]*[.AF$1];3)" office:value-type="float" office:value="0" calcext:value-type="float">
            <text:p>0</text:p>
          </table:table-cell>
          <table:table-cell table:formula="of:=1-MOD([.$A$23]*[.$Y17]-[.$B$23]*[.AG$1];3)" office:value-type="float" office:value="1" calcext:value-type="float">
            <text:p>1</text:p>
          </table:table-cell>
          <table:table-cell table:formula="of:=1-MOD([.$A$23]*[.$Y17]-[.$B$23]*[.AH$1];3)" office:value-type="float" office:value="-1" calcext:value-type="float">
            <text:p>-1</text:p>
          </table:table-cell>
          <table:table-cell table:formula="of:=1-MOD([.$A$23]*[.$Y17]-[.$B$23]*[.AI$1];3)" office:value-type="float" office:value="0" calcext:value-type="float">
            <text:p>0</text:p>
          </table:table-cell>
          <table:table-cell table:formula="of:=1-MOD([.$A$23]*[.$Y17]-[.$B$23]*[.AJ$1];3)" office:value-type="float" office:value="1" calcext:value-type="float">
            <text:p>1</text:p>
          </table:table-cell>
          <table:table-cell table:formula="of:=1-MOD([.$A$23]*[.$Y17]-[.$B$23]*[.AK$1];3)" office:value-type="float" office:value="-1" calcext:value-type="float">
            <text:p>-1</text:p>
          </table:table-cell>
          <table:table-cell table:formula="of:=1-MOD([.$A$23]*[.$Y17]-[.$B$23]*[.AL$1];3)" office:value-type="float" office:value="0" calcext:value-type="float">
            <text:p>0</text:p>
          </table:table-cell>
          <table:table-cell table:formula="of:=1-MOD([.$A$23]*[.$Y17]-[.$B$23]*[.AM$1];3)" office:value-type="float" office:value="1" calcext:value-type="float">
            <text:p>1</text:p>
          </table:table-cell>
          <table:table-cell table:formula="of:=1-MOD([.$A$23]*[.$Y17]-[.$B$23]*[.AN$1];3)" office:value-type="float" office:value="-1" calcext:value-type="float">
            <text:p>-1</text:p>
          </table:table-cell>
          <table:table-cell table:formula="of:=1-MOD([.$A$23]*[.$Y17]-[.$B$23]*[.AO$1];3)" office:value-type="float" office:value="0" calcext:value-type="float">
            <text:p>0</text:p>
          </table:table-cell>
          <table:table-cell table:formula="of:=1-MOD([.$A$23]*[.$Y17]-[.$B$23]*[.AP$1];3)" office:value-type="float" office:value="1" calcext:value-type="float">
            <text:p>1</text:p>
          </table:table-cell>
          <table:table-cell table:formula="of:=1-MOD([.$A$23]*[.$Y17]-[.$B$23]*[.AQ$1];3)" office:value-type="float" office:value="-1" calcext:value-type="float">
            <text:p>-1</text:p>
          </table:table-cell>
          <table:table-cell table:formula="of:=1-MOD([.$A$23]*[.$Y17]-[.$B$23]*[.AR$1];3)" office:value-type="float" office:value="0" calcext:value-type="float">
            <text:p>0</text:p>
          </table:table-cell>
          <table:table-cell table:formula="of:=1-MOD([.$A$23]*[.$Y17]-[.$B$23]*[.AS$1];3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PLEX([.AU17];[.AV17])" office:value-type="string" office:string-value="10+9i" calcext:value-type="string">
            <text:p>10+9i</text:p>
          </table:table-cell>
          <table:table-cell/>
          <table:table-cell table:formula="of:=IMARGUMENT([.AW17])" office:value-type="float" office:value="0.732815101786506" calcext:value-type="float">
            <text:p>0,732815101786506</text:p>
          </table:table-cell>
          <table:table-cell table:formula="of:=[.AY17]*1000" office:value-type="float" office:value="732.815101786507" calcext:value-type="float">
            <text:p>732,815101786507</text:p>
          </table:table-cell>
          <table:table-cell table:formula="of:=ROUND([.AZ17];0)" office:value-type="float" office:value="733" calcext:value-type="float">
            <text:p>733</text:p>
          </table:table-cell>
          <table:table-cell table:formula="of:=1-MOD([.BA17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-MOD(ROUND(IMARGUMENT(COMPLEX([.$A$23]*[.$A18];[.$B$23]*[.B$1]))*1000;0);3)" office:value-type="float" office:value="-1" calcext:value-type="float">
            <text:p>-1</text:p>
          </table:table-cell>
          <table:table-cell table:formula="of:=1-MOD(ROUND(IMARGUMENT(COMPLEX([.$A$23]*[.$A18];[.$B$23]*[.C$1]))*1000;0);3)" office:value-type="float" office:value="0" calcext:value-type="float">
            <text:p>0</text:p>
          </table:table-cell>
          <table:table-cell table:formula="of:=1-MOD(ROUND(IMARGUMENT(COMPLEX([.$A$23]*[.$A18];[.$B$23]*[.D$1]))*1000;0);3)" office:value-type="float" office:value="0" calcext:value-type="float">
            <text:p>0</text:p>
          </table:table-cell>
          <table:table-cell table:formula="of:=1-MOD(ROUND(IMARGUMENT(COMPLEX([.$A$23]*[.$A18];[.$B$23]*[.E$1]))*1000;0);3)" office:value-type="float" office:value="-1" calcext:value-type="float">
            <text:p>-1</text:p>
          </table:table-cell>
          <table:table-cell table:formula="of:=1-MOD(ROUND(IMARGUMENT(COMPLEX([.$A$23]*[.$A18];[.$B$23]*[.F$1]))*1000;0);3)" office:value-type="float" office:value="-1" calcext:value-type="float">
            <text:p>-1</text:p>
          </table:table-cell>
          <table:table-cell table:formula="of:=1-MOD(ROUND(IMARGUMENT(COMPLEX([.$A$23]*[.$A18];[.$B$23]*[.G$1]))*1000;0);3)" office:value-type="float" office:value="-1" calcext:value-type="float">
            <text:p>-1</text:p>
          </table:table-cell>
          <table:table-cell table:formula="of:=1-MOD(ROUND(IMARGUMENT(COMPLEX([.$A$23]*[.$A18];[.$B$23]*[.H$1]))*1000;0);3)" office:value-type="float" office:value="0" calcext:value-type="float">
            <text:p>0</text:p>
          </table:table-cell>
          <table:table-cell table:formula="of:=1-MOD(ROUND(IMARGUMENT(COMPLEX([.$A$23]*[.$A18];[.$B$23]*[.I$1]))*1000;0);3)" office:value-type="float" office:value="-1" calcext:value-type="float">
            <text:p>-1</text:p>
          </table:table-cell>
          <table:table-cell table:formula="of:=1-MOD(ROUND(IMARGUMENT(COMPLEX([.$A$23]*[.$A18];[.$B$23]*[.J$1]))*1000;0);3)" office:value-type="float" office:value="-1" calcext:value-type="float">
            <text:p>-1</text:p>
          </table:table-cell>
          <table:table-cell table:formula="of:=1-MOD(ROUND(IMARGUMENT(COMPLEX([.$A$23]*[.$A18];[.$B$23]*[.K$1]))*1000;0);3)" office:value-type="float" office:value="1" calcext:value-type="float">
            <text:p>1</text:p>
          </table:table-cell>
          <table:table-cell table:formula="of:=1-MOD(ROUND(IMARGUMENT(COMPLEX([.$A$23]*[.$A18];[.$B$23]*[.L$1]))*1000;0);3)" office:value-type="float" office:value="1" calcext:value-type="float">
            <text:p>1</text:p>
          </table:table-cell>
          <table:table-cell table:formula="of:=1-MOD(ROUND(IMARGUMENT(COMPLEX([.$A$23]*[.$A18];[.$B$23]*[.M$1]))*1000;0);3)" office:value-type="float" office:value="0" calcext:value-type="float">
            <text:p>0</text:p>
          </table:table-cell>
          <table:table-cell table:formula="of:=1-MOD(ROUND(IMARGUMENT(COMPLEX([.$A$23]*[.$A18];[.$B$23]*[.N$1]))*1000;0);3)" office:value-type="float" office:value="0" calcext:value-type="float">
            <text:p>0</text:p>
          </table:table-cell>
          <table:table-cell table:formula="of:=1-MOD(ROUND(IMARGUMENT(COMPLEX([.$A$23]*[.$A18];[.$B$23]*[.O$1]))*1000;0);3)" office:value-type="float" office:value="0" calcext:value-type="float">
            <text:p>0</text:p>
          </table:table-cell>
          <table:table-cell table:formula="of:=1-MOD(ROUND(IMARGUMENT(COMPLEX([.$A$23]*[.$A18];[.$B$23]*[.P$1]))*1000;0);3)" office:value-type="float" office:value="0" calcext:value-type="float">
            <text:p>0</text:p>
          </table:table-cell>
          <table:table-cell table:formula="of:=1-MOD(ROUND(IMARGUMENT(COMPLEX([.$A$23]*[.$A18];[.$B$23]*[.Q$1]))*1000;0);3)" office:value-type="float" office:value="0" calcext:value-type="float">
            <text:p>0</text:p>
          </table:table-cell>
          <table:table-cell table:formula="of:=1-MOD(ROUND(IMARGUMENT(COMPLEX([.$A$23]*[.$A18];[.$B$23]*[.R$1]))*1000;0);3)" office:value-type="float" office:value="-1" calcext:value-type="float">
            <text:p>-1</text:p>
          </table:table-cell>
          <table:table-cell table:formula="of:=1-MOD(ROUND(IMARGUMENT(COMPLEX([.$A$23]*[.$A18];[.$B$23]*[.S$1]))*1000;0);3)" office:value-type="float" office:value="-1" calcext:value-type="float">
            <text:p>-1</text:p>
          </table:table-cell>
          <table:table-cell table:formula="of:=1-MOD(ROUND(IMARGUMENT(COMPLEX([.$A$23]*[.$A18];[.$B$23]*[.T$1]))*1000;0);3)" office:value-type="float" office:value="0" calcext:value-type="float">
            <text:p>0</text:p>
          </table:table-cell>
          <table:table-cell table:formula="of:=1-MOD(ROUND(IMARGUMENT(COMPLEX([.$A$23]*[.$A18];[.$B$23]*[.U$1]))*1000;0);3)" office:value-type="float" office:value="0" calcext:value-type="float">
            <text:p>0</text:p>
          </table:table-cell>
          <table:table-cell table:number-columns-repeated="3"/>
          <table:table-cell table:formula="of:=[.Y17]+1" office:value-type="float" office:value="17" calcext:value-type="float">
            <text:p>17</text:p>
          </table:table-cell>
          <table:table-cell table:formula="of:=1-MOD([.$A$23]*[.$Y18]-[.$B$23]*[.Z$1];3)" office:value-type="float" office:value="1" calcext:value-type="float">
            <text:p>1</text:p>
          </table:table-cell>
          <table:table-cell table:formula="of:=1-MOD([.$A$23]*[.$Y18]-[.$B$23]*[.AA$1];3)" office:value-type="float" office:value="-1" calcext:value-type="float">
            <text:p>-1</text:p>
          </table:table-cell>
          <table:table-cell table:formula="of:=1-MOD([.$A$23]*[.$Y18]-[.$B$23]*[.AB$1];3)" office:value-type="float" office:value="0" calcext:value-type="float">
            <text:p>0</text:p>
          </table:table-cell>
          <table:table-cell table:formula="of:=1-MOD([.$A$23]*[.$Y18]-[.$B$23]*[.AC$1];3)" office:value-type="float" office:value="1" calcext:value-type="float">
            <text:p>1</text:p>
          </table:table-cell>
          <table:table-cell table:formula="of:=1-MOD([.$A$23]*[.$Y18]-[.$B$23]*[.AD$1];3)" office:value-type="float" office:value="-1" calcext:value-type="float">
            <text:p>-1</text:p>
          </table:table-cell>
          <table:table-cell table:formula="of:=1-MOD([.$A$23]*[.$Y18]-[.$B$23]*[.AE$1];3)" office:value-type="float" office:value="0" calcext:value-type="float">
            <text:p>0</text:p>
          </table:table-cell>
          <table:table-cell table:formula="of:=1-MOD([.$A$23]*[.$Y18]-[.$B$23]*[.AF$1];3)" office:value-type="float" office:value="1" calcext:value-type="float">
            <text:p>1</text:p>
          </table:table-cell>
          <table:table-cell table:formula="of:=1-MOD([.$A$23]*[.$Y18]-[.$B$23]*[.AG$1];3)" office:value-type="float" office:value="-1" calcext:value-type="float">
            <text:p>-1</text:p>
          </table:table-cell>
          <table:table-cell table:formula="of:=1-MOD([.$A$23]*[.$Y18]-[.$B$23]*[.AH$1];3)" office:value-type="float" office:value="0" calcext:value-type="float">
            <text:p>0</text:p>
          </table:table-cell>
          <table:table-cell table:formula="of:=1-MOD([.$A$23]*[.$Y18]-[.$B$23]*[.AI$1];3)" office:value-type="float" office:value="1" calcext:value-type="float">
            <text:p>1</text:p>
          </table:table-cell>
          <table:table-cell table:formula="of:=1-MOD([.$A$23]*[.$Y18]-[.$B$23]*[.AJ$1];3)" office:value-type="float" office:value="-1" calcext:value-type="float">
            <text:p>-1</text:p>
          </table:table-cell>
          <table:table-cell table:formula="of:=1-MOD([.$A$23]*[.$Y18]-[.$B$23]*[.AK$1];3)" office:value-type="float" office:value="0" calcext:value-type="float">
            <text:p>0</text:p>
          </table:table-cell>
          <table:table-cell table:formula="of:=1-MOD([.$A$23]*[.$Y18]-[.$B$23]*[.AL$1];3)" office:value-type="float" office:value="1" calcext:value-type="float">
            <text:p>1</text:p>
          </table:table-cell>
          <table:table-cell table:formula="of:=1-MOD([.$A$23]*[.$Y18]-[.$B$23]*[.AM$1];3)" office:value-type="float" office:value="-1" calcext:value-type="float">
            <text:p>-1</text:p>
          </table:table-cell>
          <table:table-cell table:formula="of:=1-MOD([.$A$23]*[.$Y18]-[.$B$23]*[.AN$1];3)" office:value-type="float" office:value="0" calcext:value-type="float">
            <text:p>0</text:p>
          </table:table-cell>
          <table:table-cell table:formula="of:=1-MOD([.$A$23]*[.$Y18]-[.$B$23]*[.AO$1];3)" office:value-type="float" office:value="1" calcext:value-type="float">
            <text:p>1</text:p>
          </table:table-cell>
          <table:table-cell table:formula="of:=1-MOD([.$A$23]*[.$Y18]-[.$B$23]*[.AP$1];3)" office:value-type="float" office:value="-1" calcext:value-type="float">
            <text:p>-1</text:p>
          </table:table-cell>
          <table:table-cell table:formula="of:=1-MOD([.$A$23]*[.$Y18]-[.$B$23]*[.AQ$1];3)" office:value-type="float" office:value="0" calcext:value-type="float">
            <text:p>0</text:p>
          </table:table-cell>
          <table:table-cell table:formula="of:=1-MOD([.$A$23]*[.$Y18]-[.$B$23]*[.AR$1];3)" office:value-type="float" office:value="1" calcext:value-type="float">
            <text:p>1</text:p>
          </table:table-cell>
          <table:table-cell table:formula="of:=1-MOD([.$A$23]*[.$Y18]-[.$B$23]*[.AS$1];3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PLEX([.AU18];[.AV18])" office:value-type="string" office:string-value="11+10i" calcext:value-type="string">
            <text:p>11+10i</text:p>
          </table:table-cell>
          <table:table-cell/>
          <table:table-cell table:formula="of:=IMARGUMENT([.AW18])" office:value-type="float" office:value="0.737815060120465" calcext:value-type="float">
            <text:p>0,737815060120465</text:p>
          </table:table-cell>
          <table:table-cell table:formula="of:=[.AY18]*1000" office:value-type="float" office:value="737.815060120465" calcext:value-type="float">
            <text:p>737,815060120465</text:p>
          </table:table-cell>
          <table:table-cell table:formula="of:=ROUND([.AZ18];0)" office:value-type="float" office:value="738" calcext:value-type="float">
            <text:p>738</text:p>
          </table:table-cell>
          <table:table-cell table:formula="of:=1-MOD([.BA18];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-MOD(ROUND(IMARGUMENT(COMPLEX([.$A$23]*[.$A19];[.$B$23]*[.B$1]))*1000;0);3)" office:value-type="float" office:value="1" calcext:value-type="float">
            <text:p>1</text:p>
          </table:table-cell>
          <table:table-cell table:formula="of:=1-MOD(ROUND(IMARGUMENT(COMPLEX([.$A$23]*[.$A19];[.$B$23]*[.C$1]))*1000;0);3)" office:value-type="float" office:value="-1" calcext:value-type="float">
            <text:p>-1</text:p>
          </table:table-cell>
          <table:table-cell table:formula="of:=1-MOD(ROUND(IMARGUMENT(COMPLEX([.$A$23]*[.$A19];[.$B$23]*[.D$1]))*1000;0);3)" office:value-type="float" office:value="1" calcext:value-type="float">
            <text:p>1</text:p>
          </table:table-cell>
          <table:table-cell table:formula="of:=1-MOD(ROUND(IMARGUMENT(COMPLEX([.$A$23]*[.$A19];[.$B$23]*[.E$1]))*1000;0);3)" office:value-type="float" office:value="0" calcext:value-type="float">
            <text:p>0</text:p>
          </table:table-cell>
          <table:table-cell table:formula="of:=1-MOD(ROUND(IMARGUMENT(COMPLEX([.$A$23]*[.$A19];[.$B$23]*[.F$1]))*1000;0);3)" office:value-type="float" office:value="1" calcext:value-type="float">
            <text:p>1</text:p>
          </table:table-cell>
          <table:table-cell table:formula="of:=1-MOD(ROUND(IMARGUMENT(COMPLEX([.$A$23]*[.$A19];[.$B$23]*[.G$1]))*1000;0);3)" office:value-type="float" office:value="0" calcext:value-type="float">
            <text:p>0</text:p>
          </table:table-cell>
          <table:table-cell table:formula="of:=1-MOD(ROUND(IMARGUMENT(COMPLEX([.$A$23]*[.$A19];[.$B$23]*[.H$1]))*1000;0);3)" office:value-type="float" office:value="0" calcext:value-type="float">
            <text:p>0</text:p>
          </table:table-cell>
          <table:table-cell table:formula="of:=1-MOD(ROUND(IMARGUMENT(COMPLEX([.$A$23]*[.$A19];[.$B$23]*[.I$1]))*1000;0);3)" office:value-type="float" office:value="1" calcext:value-type="float">
            <text:p>1</text:p>
          </table:table-cell>
          <table:table-cell table:formula="of:=1-MOD(ROUND(IMARGUMENT(COMPLEX([.$A$23]*[.$A19];[.$B$23]*[.J$1]))*1000;0);3)" office:value-type="float" office:value="-1" calcext:value-type="float">
            <text:p>-1</text:p>
          </table:table-cell>
          <table:table-cell table:formula="of:=1-MOD(ROUND(IMARGUMENT(COMPLEX([.$A$23]*[.$A19];[.$B$23]*[.K$1]))*1000;0);3)" office:value-type="float" office:value="0" calcext:value-type="float">
            <text:p>0</text:p>
          </table:table-cell>
          <table:table-cell table:formula="of:=1-MOD(ROUND(IMARGUMENT(COMPLEX([.$A$23]*[.$A19];[.$B$23]*[.L$1]))*1000;0);3)" office:value-type="float" office:value="-1" calcext:value-type="float">
            <text:p>-1</text:p>
          </table:table-cell>
          <table:table-cell table:formula="of:=1-MOD(ROUND(IMARGUMENT(COMPLEX([.$A$23]*[.$A19];[.$B$23]*[.M$1]))*1000;0);3)" office:value-type="float" office:value="-1" calcext:value-type="float">
            <text:p>-1</text:p>
          </table:table-cell>
          <table:table-cell table:formula="of:=1-MOD(ROUND(IMARGUMENT(COMPLEX([.$A$23]*[.$A19];[.$B$23]*[.N$1]))*1000;0);3)" office:value-type="float" office:value="1" calcext:value-type="float">
            <text:p>1</text:p>
          </table:table-cell>
          <table:table-cell table:formula="of:=1-MOD(ROUND(IMARGUMENT(COMPLEX([.$A$23]*[.$A19];[.$B$23]*[.O$1]))*1000;0);3)" office:value-type="float" office:value="0" calcext:value-type="float">
            <text:p>0</text:p>
          </table:table-cell>
          <table:table-cell table:formula="of:=1-MOD(ROUND(IMARGUMENT(COMPLEX([.$A$23]*[.$A19];[.$B$23]*[.P$1]))*1000;0);3)" office:value-type="float" office:value="0" calcext:value-type="float">
            <text:p>0</text:p>
          </table:table-cell>
          <table:table-cell table:formula="of:=1-MOD(ROUND(IMARGUMENT(COMPLEX([.$A$23]*[.$A19];[.$B$23]*[.Q$1]))*1000;0);3)" office:value-type="float" office:value="1" calcext:value-type="float">
            <text:p>1</text:p>
          </table:table-cell>
          <table:table-cell table:formula="of:=1-MOD(ROUND(IMARGUMENT(COMPLEX([.$A$23]*[.$A19];[.$B$23]*[.R$1]))*1000;0);3)" office:value-type="float" office:value="-1" calcext:value-type="float">
            <text:p>-1</text:p>
          </table:table-cell>
          <table:table-cell table:formula="of:=1-MOD(ROUND(IMARGUMENT(COMPLEX([.$A$23]*[.$A19];[.$B$23]*[.S$1]))*1000;0);3)" office:value-type="float" office:value="-1" calcext:value-type="float">
            <text:p>-1</text:p>
          </table:table-cell>
          <table:table-cell table:formula="of:=1-MOD(ROUND(IMARGUMENT(COMPLEX([.$A$23]*[.$A19];[.$B$23]*[.T$1]))*1000;0);3)" office:value-type="float" office:value="0" calcext:value-type="float">
            <text:p>0</text:p>
          </table:table-cell>
          <table:table-cell table:formula="of:=1-MOD(ROUND(IMARGUMENT(COMPLEX([.$A$23]*[.$A19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18]+1" office:value-type="float" office:value="18" calcext:value-type="float">
            <text:p>18</text:p>
          </table:table-cell>
          <table:table-cell table:formula="of:=1-MOD([.$A$23]*[.$Y19]-[.$B$23]*[.Z$1];3)" office:value-type="float" office:value="-1" calcext:value-type="float">
            <text:p>-1</text:p>
          </table:table-cell>
          <table:table-cell table:formula="of:=1-MOD([.$A$23]*[.$Y19]-[.$B$23]*[.AA$1];3)" office:value-type="float" office:value="0" calcext:value-type="float">
            <text:p>0</text:p>
          </table:table-cell>
          <table:table-cell table:formula="of:=1-MOD([.$A$23]*[.$Y19]-[.$B$23]*[.AB$1];3)" office:value-type="float" office:value="1" calcext:value-type="float">
            <text:p>1</text:p>
          </table:table-cell>
          <table:table-cell table:formula="of:=1-MOD([.$A$23]*[.$Y19]-[.$B$23]*[.AC$1];3)" office:value-type="float" office:value="-1" calcext:value-type="float">
            <text:p>-1</text:p>
          </table:table-cell>
          <table:table-cell table:formula="of:=1-MOD([.$A$23]*[.$Y19]-[.$B$23]*[.AD$1];3)" office:value-type="float" office:value="0" calcext:value-type="float">
            <text:p>0</text:p>
          </table:table-cell>
          <table:table-cell table:formula="of:=1-MOD([.$A$23]*[.$Y19]-[.$B$23]*[.AE$1];3)" office:value-type="float" office:value="1" calcext:value-type="float">
            <text:p>1</text:p>
          </table:table-cell>
          <table:table-cell table:formula="of:=1-MOD([.$A$23]*[.$Y19]-[.$B$23]*[.AF$1];3)" office:value-type="float" office:value="-1" calcext:value-type="float">
            <text:p>-1</text:p>
          </table:table-cell>
          <table:table-cell table:formula="of:=1-MOD([.$A$23]*[.$Y19]-[.$B$23]*[.AG$1];3)" office:value-type="float" office:value="0" calcext:value-type="float">
            <text:p>0</text:p>
          </table:table-cell>
          <table:table-cell table:formula="of:=1-MOD([.$A$23]*[.$Y19]-[.$B$23]*[.AH$1];3)" office:value-type="float" office:value="1" calcext:value-type="float">
            <text:p>1</text:p>
          </table:table-cell>
          <table:table-cell table:formula="of:=1-MOD([.$A$23]*[.$Y19]-[.$B$23]*[.AI$1];3)" office:value-type="float" office:value="-1" calcext:value-type="float">
            <text:p>-1</text:p>
          </table:table-cell>
          <table:table-cell table:formula="of:=1-MOD([.$A$23]*[.$Y19]-[.$B$23]*[.AJ$1];3)" office:value-type="float" office:value="0" calcext:value-type="float">
            <text:p>0</text:p>
          </table:table-cell>
          <table:table-cell table:formula="of:=1-MOD([.$A$23]*[.$Y19]-[.$B$23]*[.AK$1];3)" office:value-type="float" office:value="1" calcext:value-type="float">
            <text:p>1</text:p>
          </table:table-cell>
          <table:table-cell table:formula="of:=1-MOD([.$A$23]*[.$Y19]-[.$B$23]*[.AL$1];3)" office:value-type="float" office:value="-1" calcext:value-type="float">
            <text:p>-1</text:p>
          </table:table-cell>
          <table:table-cell table:formula="of:=1-MOD([.$A$23]*[.$Y19]-[.$B$23]*[.AM$1];3)" office:value-type="float" office:value="0" calcext:value-type="float">
            <text:p>0</text:p>
          </table:table-cell>
          <table:table-cell table:formula="of:=1-MOD([.$A$23]*[.$Y19]-[.$B$23]*[.AN$1];3)" office:value-type="float" office:value="1" calcext:value-type="float">
            <text:p>1</text:p>
          </table:table-cell>
          <table:table-cell table:formula="of:=1-MOD([.$A$23]*[.$Y19]-[.$B$23]*[.AO$1];3)" office:value-type="float" office:value="-1" calcext:value-type="float">
            <text:p>-1</text:p>
          </table:table-cell>
          <table:table-cell table:formula="of:=1-MOD([.$A$23]*[.$Y19]-[.$B$23]*[.AP$1];3)" office:value-type="float" office:value="0" calcext:value-type="float">
            <text:p>0</text:p>
          </table:table-cell>
          <table:table-cell table:formula="of:=1-MOD([.$A$23]*[.$Y19]-[.$B$23]*[.AQ$1];3)" office:value-type="float" office:value="1" calcext:value-type="float">
            <text:p>1</text:p>
          </table:table-cell>
          <table:table-cell table:formula="of:=1-MOD([.$A$23]*[.$Y19]-[.$B$23]*[.AR$1];3)" office:value-type="float" office:value="-1" calcext:value-type="float">
            <text:p>-1</text:p>
          </table:table-cell>
          <table:table-cell table:formula="of:=1-MOD([.$A$23]*[.$Y19]-[.$B$23]*[.AS$1];3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PLEX([.AU19];[.AV19])" office:value-type="string" office:string-value="12+11i" calcext:value-type="string">
            <text:p>12+11i</text:p>
          </table:table-cell>
          <table:table-cell/>
          <table:table-cell table:formula="of:=IMARGUMENT([.AW19])" office:value-type="float" office:value="0.741947268005917" calcext:value-type="float">
            <text:p>0,741947268005917</text:p>
          </table:table-cell>
          <table:table-cell table:formula="of:=[.AY19]*1000" office:value-type="float" office:value="741.947268005918" calcext:value-type="float">
            <text:p>741,947268005918</text:p>
          </table:table-cell>
          <table:table-cell table:formula="of:=ROUND([.AZ19];0)" office:value-type="float" office:value="742" calcext:value-type="float">
            <text:p>742</text:p>
          </table:table-cell>
          <table:table-cell table:formula="of:=1-MOD([.BA19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1-MOD(ROUND(IMARGUMENT(COMPLEX([.$A$23]*[.$A20];[.$B$23]*[.B$1]))*1000;0);3)" office:value-type="float" office:value="-1" calcext:value-type="float">
            <text:p>-1</text:p>
          </table:table-cell>
          <table:table-cell table:formula="of:=1-MOD(ROUND(IMARGUMENT(COMPLEX([.$A$23]*[.$A20];[.$B$23]*[.C$1]))*1000;0);3)" office:value-type="float" office:value="-1" calcext:value-type="float">
            <text:p>-1</text:p>
          </table:table-cell>
          <table:table-cell table:formula="of:=1-MOD(ROUND(IMARGUMENT(COMPLEX([.$A$23]*[.$A20];[.$B$23]*[.D$1]))*1000;0);3)" office:value-type="float" office:value="0" calcext:value-type="float">
            <text:p>0</text:p>
          </table:table-cell>
          <table:table-cell table:formula="of:=1-MOD(ROUND(IMARGUMENT(COMPLEX([.$A$23]*[.$A20];[.$B$23]*[.E$1]))*1000;0);3)" office:value-type="float" office:value="-1" calcext:value-type="float">
            <text:p>-1</text:p>
          </table:table-cell>
          <table:table-cell table:formula="of:=1-MOD(ROUND(IMARGUMENT(COMPLEX([.$A$23]*[.$A20];[.$B$23]*[.F$1]))*1000;0);3)" office:value-type="float" office:value="1" calcext:value-type="float">
            <text:p>1</text:p>
          </table:table-cell>
          <table:table-cell table:formula="of:=1-MOD(ROUND(IMARGUMENT(COMPLEX([.$A$23]*[.$A20];[.$B$23]*[.G$1]))*1000;0);3)" office:value-type="float" office:value="0" calcext:value-type="float">
            <text:p>0</text:p>
          </table:table-cell>
          <table:table-cell table:formula="of:=1-MOD(ROUND(IMARGUMENT(COMPLEX([.$A$23]*[.$A20];[.$B$23]*[.H$1]))*1000;0);3)" office:value-type="float" office:value="-1" calcext:value-type="float">
            <text:p>-1</text:p>
          </table:table-cell>
          <table:table-cell table:formula="of:=1-MOD(ROUND(IMARGUMENT(COMPLEX([.$A$23]*[.$A20];[.$B$23]*[.I$1]))*1000;0);3)" office:value-type="float" office:value="1" calcext:value-type="float">
            <text:p>1</text:p>
          </table:table-cell>
          <table:table-cell table:formula="of:=1-MOD(ROUND(IMARGUMENT(COMPLEX([.$A$23]*[.$A20];[.$B$23]*[.J$1]))*1000;0);3)" office:value-type="float" office:value="-1" calcext:value-type="float">
            <text:p>-1</text:p>
          </table:table-cell>
          <table:table-cell table:formula="of:=1-MOD(ROUND(IMARGUMENT(COMPLEX([.$A$23]*[.$A20];[.$B$23]*[.K$1]))*1000;0);3)" office:value-type="float" office:value="-1" calcext:value-type="float">
            <text:p>-1</text:p>
          </table:table-cell>
          <table:table-cell table:formula="of:=1-MOD(ROUND(IMARGUMENT(COMPLEX([.$A$23]*[.$A20];[.$B$23]*[.L$1]))*1000;0);3)" office:value-type="float" office:value="-1" calcext:value-type="float">
            <text:p>-1</text:p>
          </table:table-cell>
          <table:table-cell table:formula="of:=1-MOD(ROUND(IMARGUMENT(COMPLEX([.$A$23]*[.$A20];[.$B$23]*[.M$1]))*1000;0);3)" office:value-type="float" office:value="1" calcext:value-type="float">
            <text:p>1</text:p>
          </table:table-cell>
          <table:table-cell table:formula="of:=1-MOD(ROUND(IMARGUMENT(COMPLEX([.$A$23]*[.$A20];[.$B$23]*[.N$1]))*1000;0);3)" office:value-type="float" office:value="-1" calcext:value-type="float">
            <text:p>-1</text:p>
          </table:table-cell>
          <table:table-cell table:formula="of:=1-MOD(ROUND(IMARGUMENT(COMPLEX([.$A$23]*[.$A20];[.$B$23]*[.O$1]))*1000;0);3)" office:value-type="float" office:value="0" calcext:value-type="float">
            <text:p>0</text:p>
          </table:table-cell>
          <table:table-cell table:formula="of:=1-MOD(ROUND(IMARGUMENT(COMPLEX([.$A$23]*[.$A20];[.$B$23]*[.P$1]))*1000;0);3)" office:value-type="float" office:value="1" calcext:value-type="float">
            <text:p>1</text:p>
          </table:table-cell>
          <table:table-cell table:formula="of:=1-MOD(ROUND(IMARGUMENT(COMPLEX([.$A$23]*[.$A20];[.$B$23]*[.Q$1]))*1000;0);3)" office:value-type="float" office:value="-1" calcext:value-type="float">
            <text:p>-1</text:p>
          </table:table-cell>
          <table:table-cell table:formula="of:=1-MOD(ROUND(IMARGUMENT(COMPLEX([.$A$23]*[.$A20];[.$B$23]*[.R$1]))*1000;0);3)" office:value-type="float" office:value="-1" calcext:value-type="float">
            <text:p>-1</text:p>
          </table:table-cell>
          <table:table-cell table:formula="of:=1-MOD(ROUND(IMARGUMENT(COMPLEX([.$A$23]*[.$A20];[.$B$23]*[.S$1]))*1000;0);3)" office:value-type="float" office:value="1" calcext:value-type="float">
            <text:p>1</text:p>
          </table:table-cell>
          <table:table-cell table:formula="of:=1-MOD(ROUND(IMARGUMENT(COMPLEX([.$A$23]*[.$A20];[.$B$23]*[.T$1]))*1000;0);3)" office:value-type="float" office:value="-1" calcext:value-type="float">
            <text:p>-1</text:p>
          </table:table-cell>
          <table:table-cell table:formula="of:=1-MOD(ROUND(IMARGUMENT(COMPLEX([.$A$23]*[.$A20];[.$B$23]*[.U$1]))*1000;0);3)" office:value-type="float" office:value="0" calcext:value-type="float">
            <text:p>0</text:p>
          </table:table-cell>
          <table:table-cell table:number-columns-repeated="3"/>
          <table:table-cell table:formula="of:=[.Y19]+1" office:value-type="float" office:value="19" calcext:value-type="float">
            <text:p>19</text:p>
          </table:table-cell>
          <table:table-cell table:formula="of:=1-MOD([.$A$23]*[.$Y20]-[.$B$23]*[.Z$1];3)" office:value-type="float" office:value="0" calcext:value-type="float">
            <text:p>0</text:p>
          </table:table-cell>
          <table:table-cell table:formula="of:=1-MOD([.$A$23]*[.$Y20]-[.$B$23]*[.AA$1];3)" office:value-type="float" office:value="1" calcext:value-type="float">
            <text:p>1</text:p>
          </table:table-cell>
          <table:table-cell table:formula="of:=1-MOD([.$A$23]*[.$Y20]-[.$B$23]*[.AB$1];3)" office:value-type="float" office:value="-1" calcext:value-type="float">
            <text:p>-1</text:p>
          </table:table-cell>
          <table:table-cell table:formula="of:=1-MOD([.$A$23]*[.$Y20]-[.$B$23]*[.AC$1];3)" office:value-type="float" office:value="0" calcext:value-type="float">
            <text:p>0</text:p>
          </table:table-cell>
          <table:table-cell table:formula="of:=1-MOD([.$A$23]*[.$Y20]-[.$B$23]*[.AD$1];3)" office:value-type="float" office:value="1" calcext:value-type="float">
            <text:p>1</text:p>
          </table:table-cell>
          <table:table-cell table:formula="of:=1-MOD([.$A$23]*[.$Y20]-[.$B$23]*[.AE$1];3)" office:value-type="float" office:value="-1" calcext:value-type="float">
            <text:p>-1</text:p>
          </table:table-cell>
          <table:table-cell table:formula="of:=1-MOD([.$A$23]*[.$Y20]-[.$B$23]*[.AF$1];3)" office:value-type="float" office:value="0" calcext:value-type="float">
            <text:p>0</text:p>
          </table:table-cell>
          <table:table-cell table:formula="of:=1-MOD([.$A$23]*[.$Y20]-[.$B$23]*[.AG$1];3)" office:value-type="float" office:value="1" calcext:value-type="float">
            <text:p>1</text:p>
          </table:table-cell>
          <table:table-cell table:formula="of:=1-MOD([.$A$23]*[.$Y20]-[.$B$23]*[.AH$1];3)" office:value-type="float" office:value="-1" calcext:value-type="float">
            <text:p>-1</text:p>
          </table:table-cell>
          <table:table-cell table:formula="of:=1-MOD([.$A$23]*[.$Y20]-[.$B$23]*[.AI$1];3)" office:value-type="float" office:value="0" calcext:value-type="float">
            <text:p>0</text:p>
          </table:table-cell>
          <table:table-cell table:formula="of:=1-MOD([.$A$23]*[.$Y20]-[.$B$23]*[.AJ$1];3)" office:value-type="float" office:value="1" calcext:value-type="float">
            <text:p>1</text:p>
          </table:table-cell>
          <table:table-cell table:formula="of:=1-MOD([.$A$23]*[.$Y20]-[.$B$23]*[.AK$1];3)" office:value-type="float" office:value="-1" calcext:value-type="float">
            <text:p>-1</text:p>
          </table:table-cell>
          <table:table-cell table:formula="of:=1-MOD([.$A$23]*[.$Y20]-[.$B$23]*[.AL$1];3)" office:value-type="float" office:value="0" calcext:value-type="float">
            <text:p>0</text:p>
          </table:table-cell>
          <table:table-cell table:formula="of:=1-MOD([.$A$23]*[.$Y20]-[.$B$23]*[.AM$1];3)" office:value-type="float" office:value="1" calcext:value-type="float">
            <text:p>1</text:p>
          </table:table-cell>
          <table:table-cell table:formula="of:=1-MOD([.$A$23]*[.$Y20]-[.$B$23]*[.AN$1];3)" office:value-type="float" office:value="-1" calcext:value-type="float">
            <text:p>-1</text:p>
          </table:table-cell>
          <table:table-cell table:formula="of:=1-MOD([.$A$23]*[.$Y20]-[.$B$23]*[.AO$1];3)" office:value-type="float" office:value="0" calcext:value-type="float">
            <text:p>0</text:p>
          </table:table-cell>
          <table:table-cell table:formula="of:=1-MOD([.$A$23]*[.$Y20]-[.$B$23]*[.AP$1];3)" office:value-type="float" office:value="1" calcext:value-type="float">
            <text:p>1</text:p>
          </table:table-cell>
          <table:table-cell table:formula="of:=1-MOD([.$A$23]*[.$Y20]-[.$B$23]*[.AQ$1];3)" office:value-type="float" office:value="-1" calcext:value-type="float">
            <text:p>-1</text:p>
          </table:table-cell>
          <table:table-cell table:formula="of:=1-MOD([.$A$23]*[.$Y20]-[.$B$23]*[.AR$1];3)" office:value-type="float" office:value="0" calcext:value-type="float">
            <text:p>0</text:p>
          </table:table-cell>
          <table:table-cell table:formula="of:=1-MOD([.$A$23]*[.$Y20]-[.$B$23]*[.AS$1];3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PLEX([.AU20];[.AV20])" office:value-type="string" office:string-value="13+12i" calcext:value-type="string">
            <text:p>13+12i</text:p>
          </table:table-cell>
          <table:table-cell/>
          <table:table-cell table:formula="of:=IMARGUMENT([.AW20])" office:value-type="float" office:value="0.745419476274158" calcext:value-type="float">
            <text:p>0,745419476274158</text:p>
          </table:table-cell>
          <table:table-cell table:formula="of:=[.AY20]*1000" office:value-type="float" office:value="745.419476274158" calcext:value-type="float">
            <text:p>745,419476274158</text:p>
          </table:table-cell>
          <table:table-cell table:formula="of:=ROUND([.AZ20];0)" office:value-type="float" office:value="745" calcext:value-type="float">
            <text:p>745</text:p>
          </table:table-cell>
          <table:table-cell table:formula="of:=1-MOD([.BA20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-MOD(ROUND(IMARGUMENT(COMPLEX([.$A$23]*[.$A21];[.$B$23]*[.B$1]))*1000;0);3)" office:value-type="float" office:value="-1" calcext:value-type="float">
            <text:p>-1</text:p>
          </table:table-cell>
          <table:table-cell table:formula="of:=1-MOD(ROUND(IMARGUMENT(COMPLEX([.$A$23]*[.$A21];[.$B$23]*[.C$1]))*1000;0);3)" office:value-type="float" office:value="0" calcext:value-type="float">
            <text:p>0</text:p>
          </table:table-cell>
          <table:table-cell table:formula="of:=1-MOD(ROUND(IMARGUMENT(COMPLEX([.$A$23]*[.$A21];[.$B$23]*[.D$1]))*1000;0);3)" office:value-type="float" office:value="1" calcext:value-type="float">
            <text:p>1</text:p>
          </table:table-cell>
          <table:table-cell table:formula="of:=1-MOD(ROUND(IMARGUMENT(COMPLEX([.$A$23]*[.$A21];[.$B$23]*[.E$1]))*1000;0);3)" office:value-type="float" office:value="-1" calcext:value-type="float">
            <text:p>-1</text:p>
          </table:table-cell>
          <table:table-cell table:formula="of:=1-MOD(ROUND(IMARGUMENT(COMPLEX([.$A$23]*[.$A21];[.$B$23]*[.F$1]))*1000;0);3)" office:value-type="float" office:value="-1" calcext:value-type="float">
            <text:p>-1</text:p>
          </table:table-cell>
          <table:table-cell table:formula="of:=1-MOD(ROUND(IMARGUMENT(COMPLEX([.$A$23]*[.$A21];[.$B$23]*[.G$1]))*1000;0);3)" office:value-type="float" office:value="1" calcext:value-type="float">
            <text:p>1</text:p>
          </table:table-cell>
          <table:table-cell table:formula="of:=1-MOD(ROUND(IMARGUMENT(COMPLEX([.$A$23]*[.$A21];[.$B$23]*[.H$1]))*1000;0);3)" office:value-type="float" office:value="0" calcext:value-type="float">
            <text:p>0</text:p>
          </table:table-cell>
          <table:table-cell table:formula="of:=1-MOD(ROUND(IMARGUMENT(COMPLEX([.$A$23]*[.$A21];[.$B$23]*[.I$1]))*1000;0);3)" office:value-type="float" office:value="1" calcext:value-type="float">
            <text:p>1</text:p>
          </table:table-cell>
          <table:table-cell table:formula="of:=1-MOD(ROUND(IMARGUMENT(COMPLEX([.$A$23]*[.$A21];[.$B$23]*[.J$1]))*1000;0);3)" office:value-type="float" office:value="1" calcext:value-type="float">
            <text:p>1</text:p>
          </table:table-cell>
          <table:table-cell table:formula="of:=1-MOD(ROUND(IMARGUMENT(COMPLEX([.$A$23]*[.$A21];[.$B$23]*[.K$1]))*1000;0);3)" office:value-type="float" office:value="-1" calcext:value-type="float">
            <text:p>-1</text:p>
          </table:table-cell>
          <table:table-cell table:formula="of:=1-MOD(ROUND(IMARGUMENT(COMPLEX([.$A$23]*[.$A21];[.$B$23]*[.L$1]))*1000;0);3)" office:value-type="float" office:value="1" calcext:value-type="float">
            <text:p>1</text:p>
          </table:table-cell>
          <table:table-cell table:formula="of:=1-MOD(ROUND(IMARGUMENT(COMPLEX([.$A$23]*[.$A21];[.$B$23]*[.M$1]))*1000;0);3)" office:value-type="float" office:value="0" calcext:value-type="float">
            <text:p>0</text:p>
          </table:table-cell>
          <table:table-cell table:formula="of:=1-MOD(ROUND(IMARGUMENT(COMPLEX([.$A$23]*[.$A21];[.$B$23]*[.N$1]))*1000;0);3)" office:value-type="float" office:value="-1" calcext:value-type="float">
            <text:p>-1</text:p>
          </table:table-cell>
          <table:table-cell table:formula="of:=1-MOD(ROUND(IMARGUMENT(COMPLEX([.$A$23]*[.$A21];[.$B$23]*[.O$1]))*1000;0);3)" office:value-type="float" office:value="0" calcext:value-type="float">
            <text:p>0</text:p>
          </table:table-cell>
          <table:table-cell table:formula="of:=1-MOD(ROUND(IMARGUMENT(COMPLEX([.$A$23]*[.$A21];[.$B$23]*[.P$1]))*1000;0);3)" office:value-type="float" office:value="0" calcext:value-type="float">
            <text:p>0</text:p>
          </table:table-cell>
          <table:table-cell table:formula="of:=1-MOD(ROUND(IMARGUMENT(COMPLEX([.$A$23]*[.$A21];[.$B$23]*[.Q$1]))*1000;0);3)" office:value-type="float" office:value="0" calcext:value-type="float">
            <text:p>0</text:p>
          </table:table-cell>
          <table:table-cell table:formula="of:=1-MOD(ROUND(IMARGUMENT(COMPLEX([.$A$23]*[.$A21];[.$B$23]*[.R$1]))*1000;0);3)" office:value-type="float" office:value="-1" calcext:value-type="float">
            <text:p>-1</text:p>
          </table:table-cell>
          <table:table-cell table:formula="of:=1-MOD(ROUND(IMARGUMENT(COMPLEX([.$A$23]*[.$A21];[.$B$23]*[.S$1]))*1000;0);3)" office:value-type="float" office:value="1" calcext:value-type="float">
            <text:p>1</text:p>
          </table:table-cell>
          <table:table-cell table:formula="of:=1-MOD(ROUND(IMARGUMENT(COMPLEX([.$A$23]*[.$A21];[.$B$23]*[.T$1]))*1000;0);3)" office:value-type="float" office:value="0" calcext:value-type="float">
            <text:p>0</text:p>
          </table:table-cell>
          <table:table-cell table:formula="of:=1-MOD(ROUND(IMARGUMENT(COMPLEX([.$A$23]*[.$A21];[.$B$23]*[.U$1]))*1000;0);3)" office:value-type="float" office:value="-1" calcext:value-type="float">
            <text:p>-1</text:p>
          </table:table-cell>
          <table:table-cell table:number-columns-repeated="3"/>
          <table:table-cell table:formula="of:=[.Y20]+1" office:value-type="float" office:value="20" calcext:value-type="float">
            <text:p>20</text:p>
          </table:table-cell>
          <table:table-cell table:formula="of:=1-MOD([.$A$23]*[.$Y21]-[.$B$23]*[.Z$1];3)" office:value-type="float" office:value="1" calcext:value-type="float">
            <text:p>1</text:p>
          </table:table-cell>
          <table:table-cell table:formula="of:=1-MOD([.$A$23]*[.$Y21]-[.$B$23]*[.AA$1];3)" office:value-type="float" office:value="-1" calcext:value-type="float">
            <text:p>-1</text:p>
          </table:table-cell>
          <table:table-cell table:formula="of:=1-MOD([.$A$23]*[.$Y21]-[.$B$23]*[.AB$1];3)" office:value-type="float" office:value="0" calcext:value-type="float">
            <text:p>0</text:p>
          </table:table-cell>
          <table:table-cell table:formula="of:=1-MOD([.$A$23]*[.$Y21]-[.$B$23]*[.AC$1];3)" office:value-type="float" office:value="1" calcext:value-type="float">
            <text:p>1</text:p>
          </table:table-cell>
          <table:table-cell table:formula="of:=1-MOD([.$A$23]*[.$Y21]-[.$B$23]*[.AD$1];3)" office:value-type="float" office:value="-1" calcext:value-type="float">
            <text:p>-1</text:p>
          </table:table-cell>
          <table:table-cell table:formula="of:=1-MOD([.$A$23]*[.$Y21]-[.$B$23]*[.AE$1];3)" office:value-type="float" office:value="0" calcext:value-type="float">
            <text:p>0</text:p>
          </table:table-cell>
          <table:table-cell table:formula="of:=1-MOD([.$A$23]*[.$Y21]-[.$B$23]*[.AF$1];3)" office:value-type="float" office:value="1" calcext:value-type="float">
            <text:p>1</text:p>
          </table:table-cell>
          <table:table-cell table:formula="of:=1-MOD([.$A$23]*[.$Y21]-[.$B$23]*[.AG$1];3)" office:value-type="float" office:value="-1" calcext:value-type="float">
            <text:p>-1</text:p>
          </table:table-cell>
          <table:table-cell table:formula="of:=1-MOD([.$A$23]*[.$Y21]-[.$B$23]*[.AH$1];3)" office:value-type="float" office:value="0" calcext:value-type="float">
            <text:p>0</text:p>
          </table:table-cell>
          <table:table-cell table:formula="of:=1-MOD([.$A$23]*[.$Y21]-[.$B$23]*[.AI$1];3)" office:value-type="float" office:value="1" calcext:value-type="float">
            <text:p>1</text:p>
          </table:table-cell>
          <table:table-cell table:formula="of:=1-MOD([.$A$23]*[.$Y21]-[.$B$23]*[.AJ$1];3)" office:value-type="float" office:value="-1" calcext:value-type="float">
            <text:p>-1</text:p>
          </table:table-cell>
          <table:table-cell table:formula="of:=1-MOD([.$A$23]*[.$Y21]-[.$B$23]*[.AK$1];3)" office:value-type="float" office:value="0" calcext:value-type="float">
            <text:p>0</text:p>
          </table:table-cell>
          <table:table-cell table:formula="of:=1-MOD([.$A$23]*[.$Y21]-[.$B$23]*[.AL$1];3)" office:value-type="float" office:value="1" calcext:value-type="float">
            <text:p>1</text:p>
          </table:table-cell>
          <table:table-cell table:formula="of:=1-MOD([.$A$23]*[.$Y21]-[.$B$23]*[.AM$1];3)" office:value-type="float" office:value="-1" calcext:value-type="float">
            <text:p>-1</text:p>
          </table:table-cell>
          <table:table-cell table:formula="of:=1-MOD([.$A$23]*[.$Y21]-[.$B$23]*[.AN$1];3)" office:value-type="float" office:value="0" calcext:value-type="float">
            <text:p>0</text:p>
          </table:table-cell>
          <table:table-cell table:formula="of:=1-MOD([.$A$23]*[.$Y21]-[.$B$23]*[.AO$1];3)" office:value-type="float" office:value="1" calcext:value-type="float">
            <text:p>1</text:p>
          </table:table-cell>
          <table:table-cell table:formula="of:=1-MOD([.$A$23]*[.$Y21]-[.$B$23]*[.AP$1];3)" office:value-type="float" office:value="-1" calcext:value-type="float">
            <text:p>-1</text:p>
          </table:table-cell>
          <table:table-cell table:formula="of:=1-MOD([.$A$23]*[.$Y21]-[.$B$23]*[.AQ$1];3)" office:value-type="float" office:value="0" calcext:value-type="float">
            <text:p>0</text:p>
          </table:table-cell>
          <table:table-cell table:formula="of:=1-MOD([.$A$23]*[.$Y21]-[.$B$23]*[.AR$1];3)" office:value-type="float" office:value="1" calcext:value-type="float">
            <text:p>1</text:p>
          </table:table-cell>
          <table:table-cell table:formula="of:=1-MOD([.$A$23]*[.$Y21]-[.$B$23]*[.AS$1];3)" office:value-type="float" office:value="-1" calcext:value-type="float">
            <text:p>-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PLEX([.AU21];[.AV21])" office:value-type="string" office:string-value="14+13i" calcext:value-type="string">
            <text:p>14+13i</text:p>
          </table:table-cell>
          <table:table-cell/>
          <table:table-cell table:formula="of:=IMARGUMENT([.AW21])" office:value-type="float" office:value="0.748378047523518" calcext:value-type="float">
            <text:p>0,748378047523518</text:p>
          </table:table-cell>
          <table:table-cell table:formula="of:=[.AY21]*1000" office:value-type="float" office:value="748.378047523518" calcext:value-type="float">
            <text:p>748,378047523518</text:p>
          </table:table-cell>
          <table:table-cell table:formula="of:=ROUND([.AZ21];0)" office:value-type="float" office:value="748" calcext:value-type="float">
            <text:p>748</text:p>
          </table:table-cell>
          <table:table-cell table:formula="of:=1-MOD([.BA21];3)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  <table:table-cell table:style-name="Default" table:number-columns-repeated="20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PLEX([.AU22];[.AV22])" office:value-type="string" office:string-value="15+14i" calcext:value-type="string">
            <text:p>15+14i</text:p>
          </table:table-cell>
          <table:table-cell/>
          <table:table-cell table:formula="of:=IMARGUMENT([.AW22])" office:value-type="float" office:value="0.75092906239794" calcext:value-type="float">
            <text:p>0,75092906239794</text:p>
          </table:table-cell>
          <table:table-cell table:formula="of:=[.AY22]*1000" office:value-type="float" office:value="750.929062397941" calcext:value-type="float">
            <text:p>750,929062397941</text:p>
          </table:table-cell>
          <table:table-cell table:formula="of:=ROUND([.AZ22];0)" office:value-type="float" office:value="751" calcext:value-type="float">
            <text:p>751</text:p>
          </table:table-cell>
          <table:table-cell table:formula="of:=1-MOD([.BA22];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19"/>
          <table:table-cell table:number-columns-repeated="4"/>
          <table:table-cell table:style-name="Default" table:number-columns-repeated="20"/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MPLEX([.AU23];[.AV23])" office:value-type="string" office:string-value="16+15i" calcext:value-type="string">
            <text:p>16+15i</text:p>
          </table:table-cell>
          <table:table-cell/>
          <table:table-cell table:formula="of:=IMARGUMENT([.AW23])" office:value-type="float" office:value="0.753151280962194" calcext:value-type="float">
            <text:p>0,753151280962194</text:p>
          </table:table-cell>
          <table:table-cell table:formula="of:=[.AY23]*1000" office:value-type="float" office:value="753.151280962194" calcext:value-type="float">
            <text:p>753,151280962194</text:p>
          </table:table-cell>
          <table:table-cell table:formula="of:=ROUND([.AZ23];0)" office:value-type="float" office:value="753" calcext:value-type="float">
            <text:p>753</text:p>
          </table:table-cell>
          <table:table-cell table:formula="of:=1-MOD([.BA23];3)" office:value-type="float" office:value="1" calcext:value-type="float">
            <text:p>1</text:p>
          </table:table-cell>
        </table:table-row>
        <table:table-row table:style-name="ro1" table:number-rows-repeated="4">
          <table:table-cell/>
          <table:table-cell table:style-name="Default" table:number-columns-repeated="20"/>
          <table:table-cell table:number-columns-repeated="4"/>
          <table:table-cell table:style-name="Default" table:number-columns-repeated="20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9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style-name="Default" table:number-columns-repeated="20"/>
          <table:table-cell table:number-columns-repeated="9"/>
        </table:table-row>
        <calcext:conditional-formats>
          <calcext:conditional-format calcext:target-range-address="Feuille1.B22:Feuille1.U22 Feuille1.B3:Feuille1.B22 Feuille1.Y28:Feuille1.Y29 Feuille1.B2:Feuille1.U2 Feuille1.C3:Feuille1.U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  <calcext:conditional-format calcext:target-range-address="Feuille1.Z2:Feuille1.AS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09:04:07.561000000</meta:creation-date>
    <dc:date>2024-12-05T13:01:02.937000000</dc:date>
    <meta:editing-duration>PT17H4M37S</meta:editing-duration>
    <meta:editing-cycles>6</meta:editing-cycles>
    <meta:generator>LibreOffice/7.0.5.2$Windows_X86_64 LibreOffice_project/64390860c6cd0aca4beafafcfd84613dd9dfb63a</meta:generator>
    <meta:document-statistic meta:table-count="1" meta:cell-count="931" meta:object-count="0"/>
  </office:meta>
</office:document-meta>
</file>